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3.671cm"/>
    </style:style>
    <style:style style:name="co2" style:family="table-column">
      <style:table-column-properties fo:break-before="auto" style:column-width="4.962cm"/>
    </style:style>
    <style:style style:name="co3" style:family="table-column">
      <style:table-column-properties fo:break-before="auto" style:column-width="11.811cm"/>
    </style:style>
    <style:style style:name="co4" style:family="table-column">
      <style:table-column-properties fo:break-before="auto" style:column-width="5.553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8.595cm"/>
    </style:style>
    <style:style style:name="co7" style:family="table-column">
      <style:table-column-properties fo:break-before="auto" style:column-width="8.419cm"/>
    </style:style>
    <style:style style:name="co8" style:family="table-column">
      <style:table-column-properties fo:break-before="auto" style:column-width="7.534cm"/>
    </style:style>
    <style:style style:name="co9" style:family="table-column">
      <style:table-column-properties fo:break-before="auto" style:column-width="7.888cm"/>
    </style:style>
    <style:style style:name="co10" style:family="table-column">
      <style:table-column-properties fo:break-before="auto" style:column-width="11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9.2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e9e9e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style:font-name-asian="Times New Roman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bcd4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ff5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ff5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ff5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ff5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ff59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ff59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2ff59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bcd4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c107"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BL com a palavra-chave Dilma- text 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Tweet</text:p>
          </table:table-cell>
          <table:table-cell table:style-name="ce1"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r saber o que preparamos pro dia 01?... http://t.co/snkl3npRke</text:p>
          </table:table-cell>
          <table:table-cell table:style-name="ce2" office:value-type="string" calcext:value-type="string">
            <text:p>2014-12-31 04:08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de SP com Paulo Batista numa trolagem homérica: sósia de Dilma toma posse da Petrobras com direito a carro... http://t.co/H8mtKN7t60</text:p>
          </table:table-cell>
          <table:table-cell table:style-name="ce2" office:value-type="string" calcext:value-type="string">
            <text:p>2015-01-01 18:14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Posse da Dilma" hoje na Avenida Paulista. #elasabia http://t.co/MfLdWwslz6</text:p>
          </table:table-cell>
          <table:table-cell table:style-name="ce2" office:value-type="string" calcext:value-type="string">
            <text:p>2015-01-02 00:18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pe Moura Brasil falando sobre as ações do Movimento Brasil Livre e a cobertura da imprensa chapa-branca.... http://t.co/77amJgbTDi</text:p>
          </table:table-cell>
          <table:table-cell table:style-name="ce2" office:value-type="string" calcext:value-type="string">
            <text:p>2015-01-02 16:52:1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://t.co/RrUTGJtbD6 http://t.co/P0TdVKa0Yd</text:p>
          </table:table-cell>
          <table:table-cell table:style-name="ce2" office:value-type="string" calcext:value-type="string">
            <text:p>2015-01-26 18:12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mos em um momento muito delicado. O estelionato eleitoral não durou nem ao menos um mês.\n\nHora de reagir!... http://t.co/TzonLZ7l9l</text:p>
          </table:table-cell>
          <table:table-cell table:style-name="ce2" office:value-type="string" calcext:value-type="string">
            <text:p>2015-02-08 01:00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ICA IMPORTANTE:\nAmanhã, 15:00, divulgaremos a primeira pré-lista oficial de eventos pelo Impeachment de Dilma... http://t.co/3H5n3KHLAz</text:p>
          </table:table-cell>
          <table:table-cell table:style-name="ce2" office:value-type="string" calcext:value-type="string">
            <text:p>2015-02-10 01:00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gue lista atualizada dos protestos do MBL pelo impeachment da presidente Dilma Rousseff que ocorrerão em todo o... http://t.co/F9Bj4RLlkv</text:p>
          </table:table-cell>
          <table:table-cell table:style-name="ce2" office:value-type="string" calcext:value-type="string">
            <text:p>2015-02-12 23:31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T já fez sua jogada para salvar Dilma Rousseff do Impeachment, cabe agora a nós, brasileiros, impedir que ela... http://t.co/lVe0VIFRPu</text:p>
          </table:table-cell>
          <table:table-cell table:style-name="ce2" office:value-type="string" calcext:value-type="string">
            <text:p>2015-02-15 02:39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co Dilmãe Eu Quero Mamar, organizado pelo MBL RJ na Folha.... http://t.co/LClKse0nkP</text:p>
          </table:table-cell>
          <table:table-cell table:style-name="ce2" office:value-type="string" calcext:value-type="string">
            <text:p>2015-02-15 17:23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a 15/03, pelo IMPEACHMENT de Dilma Rousseff , em todo país.\n\nEvento:... http://t.co/DwIjMN3ybO</text:p>
          </table:table-cell>
          <table:table-cell table:style-name="ce2" office:value-type="string" calcext:value-type="string">
            <text:p>2015-02-18 21:22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você quer organizar uma manifestação a favor do impeachment de Dilma na sua cidade, aqui estão os 5 passos que... http://t.co/WPZiV1F8fm</text:p>
          </table:table-cell>
          <table:table-cell table:style-name="ce2" office:value-type="string" calcext:value-type="string">
            <text:p>2015-02-19 18:19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 em passos, só vemos tropeços. http://t.co/ZasfVKetb1</text:p>
          </table:table-cell>
          <table:table-cell table:style-name="ce2" office:value-type="string" calcext:value-type="string">
            <text:p>2015-02-20 13:21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Pô, Dilma! Aí não, né?"\n\nCurta: Movimento Brasil Livre http://t.co/VFouEFUVts</text:p>
          </table:table-cell>
          <table:table-cell table:style-name="ce2" office:value-type="string" calcext:value-type="string">
            <text:p>2015-02-21 12:31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se Dilma fosse uma vilã da ficção? Assista: https://t.co/nJA3Cl689c http://t.co/NKGr0ROBpL</text:p>
          </table:table-cell>
          <table:table-cell table:style-name="ce2" office:value-type="string" calcext:value-type="string">
            <text:p>2015-02-24 17:50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á pensaram que vilão da ficção a Dilma seria? De que família ela seria no Game of Thrones? Que herói seria no... http://t.co/ad05eQOUql</text:p>
          </table:table-cell>
          <table:table-cell table:style-name="ce2" office:value-type="string" calcext:value-type="string">
            <text:p>2015-02-24 19:39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ério que acharam SÓ 10 motivos? http://t.co/BvHmGn59SF</text:p>
          </table:table-cell>
          <table:table-cell table:style-name="ce2" office:value-type="string" calcext:value-type="string">
            <text:p>2015-02-25 22:06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orge Orwell, Dilma, FHC e a Petrobras, novo artigo no blog do MBL. http://t.co/3IDw3Qf8p2</text:p>
          </table:table-cell>
          <table:table-cell table:style-name="ce2" office:value-type="string" calcext:value-type="string">
            <text:p>2015-02-27 19:41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FICIAL - URGENTE\nDilma Rousseff estará no RJ neste domingo.O Movimento Brasil Livre- RJ, mesmo após as AGRESSOES... http://t.co/hldmqFfRFw</text:p>
          </table:table-cell>
          <table:table-cell table:style-name="ce2" office:value-type="string" calcext:value-type="string">
            <text:p>2015-02-27 20:11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/RJ em ato contra Dilma Rousseff</text:p>
          </table:table-cell>
          <table:table-cell table:style-name="ce2" office:value-type="string" calcext:value-type="string">
            <text:p>2015-03-01 23:26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eçamos a semana assim: projeção de PIB caindo e inflação subindo. Boa, Dilma. Muda mais (mentira, pode sair... http://t.co/fxjpfjS9De</text:p>
          </table:table-cell>
          <table:table-cell table:style-name="ce2" office:value-type="string" calcext:value-type="string">
            <text:p>2015-03-02 13:35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ez tudo que disse que a oposição faria, agora cria fantasmas do passado para justificar seu governo... http://t.co/AHKxv0mw2V</text:p>
          </table:table-cell>
          <table:table-cell table:style-name="ce2" office:value-type="string" calcext:value-type="string">
            <text:p>2015-03-02 15:01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mbram daquela economista no debate a procura de emprego, e Dilma cinicamente lhe sugeriu o Pronatec? Pois é,... http://t.co/7GlVeBxyeD</text:p>
          </table:table-cell>
          <table:table-cell table:style-name="ce2" office:value-type="string" calcext:value-type="string">
            <text:p>2015-03-04 13:0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ô, Dilma. Nem isso?... http://t.co/MLmEx5Vgq4</text:p>
          </table:table-cell>
          <table:table-cell table:style-name="ce2" office:value-type="string" calcext:value-type="string">
            <text:p>2015-03-04 14:40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ita vergonha. Mensaleiros já saindo da cadeia - com ajuda da Dilma.\nMensalão não é só um esquema de corrupção... http://t.co/C2WkC8vJcs</text:p>
          </table:table-cell>
          <table:table-cell table:style-name="ce2" office:value-type="string" calcext:value-type="string">
            <text:p>2015-03-04 19:25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 dia 08/03 a presidente Dilma Rousseff fará um pronunciamento em rede nacional. São 12 anos de desculpas... http://t.co/hZG71Ft6tx</text:p>
          </table:table-cell>
          <table:table-cell table:style-name="ce2" office:value-type="string" calcext:value-type="string">
            <text:p>2015-03-04 21:24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s. Quase, Dilma. http://t.co/kYcwmeQTFC</text:p>
          </table:table-cell>
          <table:table-cell table:style-name="ce2" office:value-type="string" calcext:value-type="string">
            <text:p>2015-03-04 21:5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revista de nossos coordenadores nacionais para o Instituto liberal.... http://t.co/lycpsKLORd</text:p>
          </table:table-cell>
          <table:table-cell table:style-name="ce2" office:value-type="string" calcext:value-type="string">
            <text:p>2015-03-05 16:10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ora não tem essa desculpa, Dilma. http://t.co/Lu6bPwXbGN</text:p>
          </table:table-cell>
          <table:table-cell table:style-name="ce2" office:value-type="string" calcext:value-type="string">
            <text:p>2015-03-06 22:00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Ó PODE SER INVESTIGADA NO FIM DO MANDATO.\n\nSua hora vai chegar, presidente.... http://t.co/uHM8cTYkqH</text:p>
          </table:table-cell>
          <table:table-cell table:style-name="ce2" office:value-type="string" calcext:value-type="string">
            <text:p>2015-03-07 01:05:24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ECHO DO DEPOIMENTO DE YOUSSEF VEM A PÚBLICO: LULA E DILMA SABIAM.\n\nTudo agora no site do Ministério Público... http://t.co/hpWZShxSOP</text:p>
          </table:table-cell>
          <table:table-cell table:style-name="ce2" office:value-type="string" calcext:value-type="string">
            <text:p>2015-03-07 14:23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resposta do povo de SP ao pronunciamento de Dilma Rousseff: http://t.co/IOTWVud0Ir</text:p>
          </table:table-cell>
          <table:table-cell table:style-name="ce2" office:value-type="string" calcext:value-type="string">
            <text:p>2015-03-08 23:59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lulares travando por conta de tráfego de vídeos vaiando Dilma Rousseff.</text:p>
          </table:table-cell>
          <table:table-cell table:style-name="ce2" office:value-type="string" calcext:value-type="string">
            <text:p>2015-03-09 00:35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ssos eventos oficiais no blog do Felipe Moura Brasil!... http://t.co/L1OZzKfdLY</text:p>
          </table:table-cell>
          <table:table-cell table:style-name="ce2" office:value-type="string" calcext:value-type="string">
            <text:p>2015-03-09 01:46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T Vê ato GOLPISTA em panelaço contra Dilma. E, para dirigentes do partido, conta com 'financiamento' da... http://t.co/vapqyuzQpr</text:p>
          </table:table-cell>
          <table:table-cell table:style-name="ce2" office:value-type="string" calcext:value-type="string">
            <text:p>2015-03-09 13:54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lembra da economista do Santander que foi demitida por fazer previsões caso Dilma se reelegesse?\n\nE aí, ela... http://t.co/4jxEfDAWis</text:p>
          </table:table-cell>
          <table:table-cell table:style-name="ce2" office:value-type="string" calcext:value-type="string">
            <text:p>2015-03-09 16:19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ÃO HÁ CRISE INTERNACIONAL, DILMA.... http://t.co/YHNcUHlYAD</text:p>
          </table:table-cell>
          <table:table-cell table:style-name="ce2" office:value-type="string" calcext:value-type="string">
            <text:p>2015-03-09 17:21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+Impeachment explode nas redes sociais.... http://t.co/TRer15D0T7</text:p>
          </table:table-cell>
          <table:table-cell table:style-name="ce2" office:value-type="string" calcext:value-type="string">
            <text:p>2015-03-09 22:54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endo vaiada onde vai. Hoje sofreu em evento em São Paulo.... http://t.co/RBSFFCxkpe</text:p>
          </table:table-cell>
          <table:table-cell table:style-name="ce2" office:value-type="string" calcext:value-type="string">
            <text:p>2015-03-10 14:30:42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SENDO VAIADA POR TRABALHADORES EM SÃO PAULO.\n\nDilma participou hoje da abertura da feira internacional da... http://t.co/WDkOTa5u5f</text:p>
          </table:table-cell>
          <table:table-cell table:style-name="ce2" office:value-type="string" calcext:value-type="string">
            <text:p>2015-03-10 15:15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TOME MAIS VAIA, PRESIDENTE!\n\nA presidente Dilma foi recebida com vaias e gritos como "fora PT" e "ladrões" hoje... http://t.co/d5ygOXuMHX</text:p>
          </table:table-cell>
          <table:table-cell table:style-name="ce2" office:value-type="string" calcext:value-type="string">
            <text:p>2015-03-10 15:5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AÇÃO VALENTE SÓ NA PROPAGANDA\nDilma foge quando tem que enfrentar o povo.... http://t.co/pT2VzRFZOY</text:p>
          </table:table-cell>
          <table:table-cell table:style-name="ce2" office:value-type="string" calcext:value-type="string">
            <text:p>2015-03-10 16:41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PINA FINANCIOU CAMPANHA DE DILMA... http://t.co/Laf1PhjSuX</text:p>
          </table:table-cell>
          <table:table-cell table:style-name="ce2" office:value-type="string" calcext:value-type="string">
            <text:p>2015-03-10 20:33:59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URISTA IVES GANDRA DANDO PARECER SOBRE IMPEACHMENT DA DILMA\n\nDanilo Gentili entrevistando Ives Gandra sobre a... http://t.co/Xp0zMGDT3W</text:p>
          </table:table-cell>
          <table:table-cell table:style-name="ce2" office:value-type="string" calcext:value-type="string">
            <text:p>2015-03-10 21:38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indo falar com o povo mas OPS! Ninguém aguenta ela mais.\nTrabalhadores da construção civil demonstrando sua... http://t.co/1xJyWyE7f8</text:p>
          </table:table-cell>
          <table:table-cell table:style-name="ce2" office:value-type="string" calcext:value-type="string">
            <text:p>2015-03-10 22:25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iiiiii\nToffoli responsável pelos inquéritos da Lava-Jato?... http://t.co/8dXYNOUL1h</text:p>
          </table:table-cell>
          <table:table-cell table:style-name="ce2" office:value-type="string" calcext:value-type="string">
            <text:p>2015-03-11 13:12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ovação de presidente está em apenas 7%.\n\n93% de... ELITE! hahaha\nNunca o Brasil esteve tão bem.... http://t.co/tU87JyL5eW</text:p>
          </table:table-cell>
          <table:table-cell table:style-name="ce2" office:value-type="string" calcext:value-type="string">
            <text:p>2015-03-11 21:48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mos na VEJA:... http://t.co/gSrl39DnAV</text:p>
          </table:table-cell>
          <table:table-cell table:style-name="ce2" office:value-type="string" calcext:value-type="string">
            <text:p>2015-03-11 23:17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ar ministérios, cortar cargos comissionados, empréstimos a ditaduras, etc... http://t.co/9A7QOJsIk4</text:p>
          </table:table-cell>
          <table:table-cell table:style-name="ce2" office:value-type="string" calcext:value-type="string">
            <text:p>2015-03-12 16:27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revista que Kim Kataguiri, coordenador nacional do MBL cedeu ao iG.... http://t.co/uo92RFKRrv</text:p>
          </table:table-cell>
          <table:table-cell table:style-name="ce2" office:value-type="string" calcext:value-type="string">
            <text:p>2015-03-12 16:43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“O impeachment não é uma pena ordinária contra criminosos comuns. É a sanção extrema contra o abuso e a perversão... http://t.co/XdHG8ijEOb</text:p>
          </table:table-cell>
          <table:table-cell table:style-name="ce2" office:value-type="string" calcext:value-type="string">
            <text:p>2015-03-12 18:51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 razões para pedir o impeachment de Dilma Rousseff. \nAssista ao vídeo completo:... http://t.co/k8Kg9yVtK1</text:p>
          </table:table-cell>
          <table:table-cell table:style-name="ce2" office:value-type="string" calcext:value-type="string">
            <text:p>2015-03-12 22:47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z a vaca tossir e corta os "direitos trabalhistas". A galera pede a volta dos "direitos" e... é petista.... http://t.co/wsVmXcRZOu</text:p>
          </table:table-cell>
          <table:table-cell table:style-name="ce2" office:value-type="string" calcext:value-type="string">
            <text:p>2015-03-13 17:56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no Zero Hora:... http://t.co/lMrpBgQQA2</text:p>
          </table:table-cell>
          <table:table-cell table:style-name="ce2" office:value-type="string" calcext:value-type="string">
            <text:p>2015-03-14 16:31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3% dos participantes de ato da CUT acham que Dilma sabia da corrupção. Apenas 4% apoiavam o governo. Foi um... http://t.co/JNnIczjYEA</text:p>
          </table:table-cell>
          <table:table-cell table:style-name="ce2" office:value-type="string" calcext:value-type="string">
            <text:p>2015-03-15 13:01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 Goiânia, Dilma e Lula já estão presos!\n\n#BrasilPelaLiberdade #MBL #BrasilLivreSemPT http://t.co/pmnGn13aiS</text:p>
          </table:table-cell>
          <table:table-cell table:style-name="ce2" office:value-type="string" calcext:value-type="string">
            <text:p>2015-03-15 14:14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tome mais panelaço, Dilma!\nPovo não te aguenta mais! http://t.co/Cpi3eTBv6t</text:p>
          </table:table-cell>
          <table:table-cell table:style-name="ce2" office:value-type="string" calcext:value-type="string">
            <text:p>2015-03-16 23:45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Presidente Dilma Rousseff afirmou hoje que está disposta a dialogar com quem for. Pois bem, Presidente, nós do... http://t.co/HZfLJ8ozwA</text:p>
          </table:table-cell>
          <table:table-cell table:style-name="ce2" office:value-type="string" calcext:value-type="string">
            <text:p>2015-03-17 00:18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ceber recursos de procedência estrangeira: Extinção do partido.... http://t.co/b3c9w25d3S</text:p>
          </table:table-cell>
          <table:table-cell table:style-name="ce2" office:value-type="string" calcext:value-type="string">
            <text:p>2015-03-18 16:08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la galera, o Jornal Nacional vai transmitir hoje o pronunciamento de Dilma Roussef sobre o pacote... http://t.co/VTwhFwTaTZ</text:p>
          </table:table-cell>
          <table:table-cell table:style-name="ce2" office:value-type="string" calcext:value-type="string">
            <text:p>2015-03-18 18:43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lança pacote contra corrupção que o próprio PT institucionalizou.... http://t.co/K1JN4iZKHW</text:p>
          </table:table-cell>
          <table:table-cell table:style-name="ce2" office:value-type="string" calcext:value-type="string">
            <text:p>2015-03-19 21:3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ovimento Brasil Livre - GO enfrentando Dilma e sua corja em Goiânia. A presidente já montou um esquema enorme... http://t.co/4xVwd1yEJP</text:p>
          </table:table-cell>
          <table:table-cell table:style-name="ce2" office:value-type="string" calcext:value-type="string">
            <text:p>2015-03-19 23:18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QUE ESTÁ ACONTECENDO COM A NOSSA OPOSIÇÃO?\nJá não basta PT, PMDB e PSDB estarem todos batendo na tecla da... http://t.co/WDEnpjRxLx</text:p>
          </table:table-cell>
          <table:table-cell table:style-name="ce2" office:value-type="string" calcext:value-type="string">
            <text:p>2015-03-21 19:33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MDB decreta que protestos de 12 de abril poderão derrubar a Presidente Dilma Rousseff. Fomos os primeiros a... http://t.co/lC1qIzrM0Y</text:p>
          </table:table-cell>
          <table:table-cell table:style-name="ce2" office:value-type="string" calcext:value-type="string">
            <text:p>2015-03-21 23:23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seus diálogos. \n\n*apenas o exemplo mais recente do MST. http://t.co/qpVyKLSnpK</text:p>
          </table:table-cell>
          <table:table-cell table:style-name="ce2" office:value-type="string" calcext:value-type="string">
            <text:p>2015-03-23 13:14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verno Dilma é muuuuuito responsável mesmo.... http://t.co/bB6IfSFTrT</text:p>
          </table:table-cell>
          <table:table-cell table:style-name="ce2" office:value-type="string" calcext:value-type="string">
            <text:p>2015-03-25 20:32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sua hora vai chegar! http://t.co/VpK7Yunngz</text:p>
          </table:table-cell>
          <table:table-cell table:style-name="ce2" office:value-type="string" calcext:value-type="string">
            <text:p>2015-03-26 20:19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ulo Eduardo Martins e a posição oficial do MBL: Impeachment!\n\nDilma Rousseff foi, no mínimo, omissa ou... http://t.co/LupTYG9Ln7</text:p>
          </table:table-cell>
          <table:table-cell table:style-name="ce2" office:value-type="string" calcext:value-type="string">
            <text:p>2015-03-26 23:32:40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MDB DEU AVISO: DIA 12 SERÁ UM DIVISOR DE ÁGUAS PARA O GOVERNO.\nNenhum deputado estaria disposto a apoiar um... http://t.co/Zt7GvHJPQ1</text:p>
          </table:table-cell>
          <table:table-cell table:style-name="ce2" office:value-type="string" calcext:value-type="string">
            <text:p>2015-03-28 19:51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fletaço rolando em São Paulo! Dia 12 é pelo impeachment da Dilma. http://t.co/YNHPEo6yCa</text:p>
          </table:table-cell>
          <table:table-cell table:style-name="ce2" office:value-type="string" calcext:value-type="string">
            <text:p>2015-03-30 21:12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é na compra de Coca-Cola tem falcatrua. \nMas o símbolo capitalista continua sendo a bebida preferida dos... http://t.co/cu9HQLflua</text:p>
          </table:table-cell>
          <table:table-cell table:style-name="ce2" office:value-type="string" calcext:value-type="string">
            <text:p>2015-03-30 23:09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nando Holiday esteve hoje em um debate na Folha de São Paulo representando o Movimento Brasil Livre. Um pedaço... http://t.co/XV2phOWd9v</text:p>
          </table:table-cell>
          <table:table-cell table:style-name="ce2" office:value-type="string" calcext:value-type="string">
            <text:p>2015-03-31 13:49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á perdeu 17% do apoio do segundo turno.... http://t.co/fvFjekWpxy</text:p>
          </table:table-cell>
          <table:table-cell table:style-name="ce2" office:value-type="string" calcext:value-type="string">
            <text:p>2015-03-31 14:58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 compromissos da Dilma são rigorosamente cumpridos sim.\n\n12/04 vai ser maior!... http://t.co/8OggnWl3WQ</text:p>
          </table:table-cell>
          <table:table-cell table:style-name="ce2" office:value-type="string" calcext:value-type="string">
            <text:p>2015-03-31 15:41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l e sudeste têm infraestrutura demais, Dilma???\nSul e sudeste de onde? De algum país que seu partido envia... http://t.co/yVUyPMzv2j</text:p>
          </table:table-cell>
          <table:table-cell table:style-name="ce2" office:value-type="string" calcext:value-type="string">
            <text:p>2015-03-31 16:28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ís rico é outra história, fala a verdade.\nEconomia em excelentes condições, povo está super feliz com o... http://t.co/LjCOVDw3ma</text:p>
          </table:table-cell>
          <table:table-cell table:style-name="ce2" office:value-type="string" calcext:value-type="string">
            <text:p>2015-04-01 14:03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meiro de Abril: Dilma disse que combate à corrupção é coerente com a vida dela.\n\nVerdade ou mentira? http://t.co/elIjOY5iT0</text:p>
          </table:table-cell>
          <table:table-cell table:style-name="ce2" office:value-type="string" calcext:value-type="string">
            <text:p>2015-04-01 15:49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 dos coordenadores nacionais do MBL, Kim Kataguiri falando sobre o Impeachment de Dilma Roussef. 12/04 vai ser... http://t.co/99yhwgEKgv</text:p>
          </table:table-cell>
          <table:table-cell table:style-name="ce2" office:value-type="string" calcext:value-type="string">
            <text:p>2015-04-01 19:05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mente mais: Lula ou Dilma?\n\n 12/04 vai ser maior!\nhttps://t.co/gEhwkks6zL\n\nAjude... http://t.co/V5Bhs550nG</text:p>
          </table:table-cell>
          <table:table-cell table:style-name="ce2" office:value-type="string" calcext:value-type="string">
            <text:p>2015-04-02 23:33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umentos e testemunha mostram que a presidente Dilma avalizou o contrato de montagem do Estaleiro Rio Grande,... http://t.co/amFR272X9O</text:p>
          </table:table-cell>
          <table:table-cell table:style-name="ce2" office:value-type="string" calcext:value-type="string">
            <text:p>2015-04-03 20:56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bo PT-corrupção.\n\n12/04 vai ser maior!\nhttps://t.co/gEhwkks6zL\n\nAjude na luta contra... http://t.co/C0V2lSYhBI</text:p>
          </table:table-cell>
          <table:table-cell table:style-name="ce2" office:value-type="string" calcext:value-type="string">
            <text:p>2015-04-04 15:39:1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ULO ROBERTO COSTA: DILMA ACOMPANHOU TUDO.\n\nEm delação premiada, ex-diretor da Petrobras, Paulo Roberto Costa,... http://t.co/9yeQLS88Ul</text:p>
          </table:table-cell>
          <table:table-cell table:style-name="ce2" office:value-type="string" calcext:value-type="string">
            <text:p>2015-04-07 18:2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hoje fez um evento pra falar sobre "humanização da rede". Que a internet não deve ter espaço para ódio e... http://t.co/QbQfPY0o2r</text:p>
          </table:table-cell>
          <table:table-cell table:style-name="ce2" office:value-type="string" calcext:value-type="string">
            <text:p>2015-04-09 00:00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z pouco caso com 10% dos crimes no país. Para ela, "um pouquinho só" de criminalidade tanto faz. Você... http://t.co/48etwXif0Z</text:p>
          </table:table-cell>
          <table:table-cell table:style-name="ce2" office:value-type="string" calcext:value-type="string">
            <text:p>2015-04-11 16:59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lo contrário, vai ser ainda maior!\n\n"De acordo com o coordenador do Movimento Brasil Livre em Belo Horizonte,... http://t.co/aUt0XGqu0N</text:p>
          </table:table-cell>
          <table:table-cell table:style-name="ce2" office:value-type="string" calcext:value-type="string">
            <text:p>2015-04-11 19:37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oridades do governo Dilma Rousseff\n-Banda larga em 2018\n-Abastecimento de água em 2036\n-Coleta de esgoto em 2060. http://t.co/P3vj8w2rSL</text:p>
          </table:table-cell>
          <table:table-cell table:style-name="ce2" office:value-type="string" calcext:value-type="string">
            <text:p>2015-04-11 21:54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para mostrar isso iremos às ruas amanhã!... http://t.co/3ub6kVnNbL</text:p>
          </table:table-cell>
          <table:table-cell table:style-name="ce2" office:value-type="string" calcext:value-type="string">
            <text:p>2015-04-13 05:05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 beleza hein Dona Cecília Lotufo ("musa" do "Fora Collor" que é contra o "Fora Dilma"). Mais uma que perde usa... http://t.co/Ku3umt2qNm</text:p>
          </table:table-cell>
          <table:table-cell table:style-name="ce2" office:value-type="string" calcext:value-type="string">
            <text:p>2015-04-13 15:46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grediu uma de suas empregadas do Palácio da Alvorada.\nMenos ódio, PT.... http://t.co/Y8ncdt4Wud</text:p>
          </table:table-cell>
          <table:table-cell table:style-name="ce2" office:value-type="string" calcext:value-type="string">
            <text:p>2015-04-13 23:00:0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AGREDIU EMPREGADA DO PALÁCIO DA ALVORADA.\n\nPra quem não viu ainda, a presidente teve um ataque, e sobrou... http://t.co/lwp2nW4aIN</text:p>
          </table:table-cell>
          <table:table-cell table:style-name="ce2" office:value-type="string" calcext:value-type="string">
            <text:p>2015-04-14 03:12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a do governo petralha! R$ 300 mil pagos por um logotipo de uso público. Se antes o HumanizaRedes já era... http://t.co/Uz9qt2s58d</text:p>
          </table:table-cell>
          <table:table-cell table:style-name="ce2" office:value-type="string" calcext:value-type="string">
            <text:p>2015-04-14 14:49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GU atrasou investigações para proteger Dilma e o PT.... http://t.co/1OqHBXd0mC</text:p>
          </table:table-cell>
          <table:table-cell table:style-name="ce2" office:value-type="string" calcext:value-type="string">
            <text:p>2015-04-15 19:37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ormal" ter um tesoureiro preso comandando as finanças do partido.... http://t.co/5L0dsRuMib</text:p>
          </table:table-cell>
          <table:table-cell table:style-name="ce2" office:value-type="string" calcext:value-type="string">
            <text:p>2015-04-16 14:53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CU confirma crime de responsabilidade nas "pedaladas fiscais" no governo Dilma.... http://t.co/jOruMVKSmx</text:p>
          </table:table-cell>
          <table:table-cell table:style-name="ce2" office:value-type="string" calcext:value-type="string">
            <text:p>2015-04-17 16:50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INHO ABERTO PARA O IMPEACHMENT.\n\nMais um motivo para Dilma cair fora.... http://t.co/IwEQnLO0gb</text:p>
          </table:table-cell>
          <table:table-cell table:style-name="ce2" office:value-type="string" calcext:value-type="string">
            <text:p>2015-04-18 14:16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locci recebeu R$ 12 milhões “por fora” na campanha de Dilma... http://t.co/Gnqb6uuNdP</text:p>
          </table:table-cell>
          <table:table-cell table:style-name="ce2" office:value-type="string" calcext:value-type="string">
            <text:p>2015-04-18 23:14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pode ser responsabilizada por 'pedaladas' fiscais, diz ministro do TCU.... http://t.co/9aPMwmrFtU</text:p>
          </table:table-cell>
          <table:table-cell table:style-name="ce2" office:value-type="string" calcext:value-type="string">
            <text:p>2015-04-20 14:50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doutora Dilma disse que a Petrobras “já limpou o que tinha que limpar”. Falso. Falta limpar o acobertamento... http://t.co/mQtMNQWU11</text:p>
          </table:table-cell>
          <table:table-cell table:style-name="ce2" office:value-type="string" calcext:value-type="string">
            <text:p>2015-04-20 18:19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ra está com Dilma?\n\nAcesse o site da marcha: http://t.co/AnhJNFwRbL\nCurta: Marcha pela Liberdade\n\nAjude o... http://t.co/Yj3S6n6XiW</text:p>
          </table:table-cell>
          <table:table-cell table:style-name="ce2" office:value-type="string" calcext:value-type="string">
            <text:p>2015-04-20 21:55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vy disse que o Brasil é um dos países mais transparentes do mundo. Dilma e Lula rolando de dar risada.\n\nAcesse... http://t.co/Q4006i0Pzc</text:p>
          </table:table-cell>
          <table:table-cell table:style-name="ce2" office:value-type="string" calcext:value-type="string">
            <text:p>2015-04-21 01:55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podia vetar o aumento do fundo partidário, mostrar que está preocupada com as contas públicas e que o... http://t.co/jq7hCYUtzA</text:p>
          </table:table-cell>
          <table:table-cell table:style-name="ce2" office:value-type="string" calcext:value-type="string">
            <text:p>2015-04-22 13:4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AINHA DO POVO BRASILEIRO!\n\nTá mais para Maria Antonieta. \nMaria Antonieta foi Rainha da França no século... http://t.co/0h9y1ZbSG0</text:p>
          </table:table-cell>
          <table:table-cell table:style-name="ce2" office:value-type="string" calcext:value-type="string">
            <text:p>2015-04-22 17:35:2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artido de Lula e Dilma escancara mais uma vez seu descontentamento com as investigações do Petrolão.</text:p>
          </table:table-cell>
          <table:table-cell table:style-name="ce2" office:value-type="string" calcext:value-type="string">
            <text:p>2015-04-25 20:40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recebe ministros para tratar de investimento em infraestrutura"\nMinistros do Brasil, da Bolívia, Venezuela ou Cuba?</text:p>
          </table:table-cell>
          <table:table-cell table:style-name="ce2" office:value-type="string" calcext:value-type="string">
            <text:p>2015-04-26 01:54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é por isso que o Brasil está no Caminho da Servidão. http://t.co/DV6ujgonMR</text:p>
          </table:table-cell>
          <table:table-cell table:style-name="ce2" office:value-type="string" calcext:value-type="string">
            <text:p>2015-04-29 20:58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CORAÇÃO COVARDE\n\nA presidente pelo visto não irá discursar no primeiro de maio. Dilma Rousseff, do Partido... http://t.co/t5Cn2y21XE</text:p>
          </table:table-cell>
          <table:table-cell table:style-name="ce2" office:value-type="string" calcext:value-type="string">
            <text:p>2015-04-29 20:59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coração covarde. http://t.co/qihIGu0oeN</text:p>
          </table:table-cell>
          <table:table-cell table:style-name="ce2" office:value-type="string" calcext:value-type="string">
            <text:p>2015-04-30 18:27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robras destrói áudios com participação de Dilma na compra de Pasadena.... http://t.co/dcKRsswLjs</text:p>
          </table:table-cell>
          <table:table-cell table:style-name="ce2" office:value-type="string" calcext:value-type="string">
            <text:p>2015-05-01 12:0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nunciamento de Dilma no dia do Trabalhador. http://t.co/mF0WS29RWO</text:p>
          </table:table-cell>
          <table:table-cell table:style-name="ce2" office:value-type="string" calcext:value-type="string">
            <text:p>2015-05-01 16:17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UGINDO DO POVO.\n\nMas não pode se esconder. Panelaço hoje às 18h. http://t.co/JIIIxQ7aZc</text:p>
          </table:table-cell>
          <table:table-cell table:style-name="ce2" office:value-type="string" calcext:value-type="string">
            <text:p>2015-05-01 16:29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pode fugir, mas não pode se esconder.\nPanelaço às 20h. http://t.co/BCLx7SrcDz</text:p>
          </table:table-cell>
          <table:table-cell table:style-name="ce2" office:value-type="string" calcext:value-type="string">
            <text:p>2015-05-01 18:17:19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NUNCIAMENTO DE DILMA NESSE PRIMEIRO DE MAIO\n\nDilma honesta e corajosa, falando nesse primeiro de Maio.\n\ncurta... http://t.co/3KEjrP6jfK</text:p>
          </table:table-cell>
          <table:table-cell table:style-name="ce2" office:value-type="string" calcext:value-type="string">
            <text:p>2015-05-01 19:06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tentou se esconder nesse 1o de maio. Mas o Movimento Brasil Livre descobriu seu paradeiro em Porto Alegre e... http://t.co/3mvlZobGFM</text:p>
          </table:table-cell>
          <table:table-cell table:style-name="ce2" office:value-type="string" calcext:value-type="string">
            <text:p>2015-05-01 23:20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ELAÇO EM PIRASSUNUNGA!\n\nMarcha pela Liberdade fazendo seu barulho contra Dilma Rousseff, que fugiu do povo... http://t.co/4tvexeHNKa</text:p>
          </table:table-cell>
          <table:table-cell table:style-name="ce2" office:value-type="string" calcext:value-type="string">
            <text:p>2015-05-02 00:43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de ela estiver, sem trégua! http://t.co/09GNJKDrM1</text:p>
          </table:table-cell>
          <table:table-cell table:style-name="ce2" office:value-type="string" calcext:value-type="string">
            <text:p>2015-05-02 21:59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zões para o IMPEACHMENT não faltam, esta é apenas mais uma. O processo de impeachment nasce das ruas e vai para... http://t.co/5t1ZOmcKXN</text:p>
          </table:table-cell>
          <table:table-cell table:style-name="ce2" office:value-type="string" calcext:value-type="string">
            <text:p>2015-05-03 16:52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átria educadora. Aprendi tirando Collor. Vou ensinar tirando Dilma. http://t.co/fUr9qY4dRY</text:p>
          </table:table-cell>
          <table:table-cell table:style-name="ce2" office:value-type="string" calcext:value-type="string">
            <text:p>2015-05-04 02:52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Grande Marcha para Brasília pelo Impeachment de Dilma: Preparativos em Goiânia http://t.co/4cn9Q1omwu</text:p>
          </table:table-cell>
          <table:table-cell table:style-name="ce2" office:value-type="string" calcext:value-type="string">
            <text:p>2015-05-04 19:18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*** PANELAÇO - 05/05 ÀS 20H30MIN *****\n\nA Dilma arregou, mas isso não é motivo para nos calarmos. Amanhã,... http://t.co/xDwjowYO1B</text:p>
          </table:table-cell>
          <table:table-cell table:style-name="ce2" office:value-type="string" calcext:value-type="string">
            <text:p>2015-05-05 23:1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A DILMA!\n\nRibeirão Preto deu o recado! Marcha pela Liberdade hoje foi um sucesso! Muito obrigado a todos que... http://t.co/j6LnQeOIdZ</text:p>
          </table:table-cell>
          <table:table-cell table:style-name="ce2" office:value-type="string" calcext:value-type="string">
            <text:p>2015-05-06 11:36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o programa da TV Deseducadora - Bom Dilma Brasil http://t.co/zjv4Kpz78L</text:p>
          </table:table-cell>
          <table:table-cell table:style-name="ce2" office:value-type="string" calcext:value-type="string">
            <text:p>2015-05-06 15:47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* RIO DE JANEIRO - ATENÇÃO ***\n\nPANELAÇO NELA! A Presidente Dilma Roussef estará nesta sexta-feira, 08 de Maio,... http://t.co/xGT49MH5vD</text:p>
          </table:table-cell>
          <table:table-cell table:style-name="ce2" office:value-type="string" calcext:value-type="string">
            <text:p>2015-05-07 19:17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s então pessoal do RIO DE JANEIRO, assim que o Panelaço foi marcado, DILMA ROUSSEF AMARELOU! Cancelou sua... http://t.co/qibHiBFsHT</text:p>
          </table:table-cell>
          <table:table-cell table:style-name="ce2" office:value-type="string" calcext:value-type="string">
            <text:p>2015-05-08 20:32:41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NELAÇO CONTRA LULA E DILMA\n\nLula e Dilma, pai do mensalão e mãe do petrolão, estarão em um evento amanhã em São... http://t.co/LgTl5eANRy</text:p>
          </table:table-cell>
          <table:table-cell table:style-name="ce2" office:value-type="string" calcext:value-type="string">
            <text:p>2015-05-10 01:42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de ela vai, tem vaias.... http://t.co/LAx6eH24AN</text:p>
          </table:table-cell>
          <table:table-cell table:style-name="ce2" office:value-type="string" calcext:value-type="string">
            <text:p>2015-05-10 17:24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lari confirma impeachment por crimes do primeiro mandato de Dilma Rousseff.\nSó depende do Congresso Nacional,... http://t.co/q9ctHrrBvh</text:p>
          </table:table-cell>
          <table:table-cell table:style-name="ce2" office:value-type="string" calcext:value-type="string">
            <text:p>2015-05-10 23:12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rto fiscal de Dilma paralisa obras e afeta programas sociais.... http://t.co/ksm6Dk4lyu</text:p>
          </table:table-cell>
          <table:table-cell table:style-name="ce2" office:value-type="string" calcext:value-type="string">
            <text:p>2015-05-11 12:02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CONTA CHEGOU.\nA maior recessão em 25 anos é o resultado da inépcia de Lula II e Dilma I na administração da... http://t.co/ljWGhvg7h2</text:p>
          </table:table-cell>
          <table:table-cell table:style-name="ce2" office:value-type="string" calcext:value-type="string">
            <text:p>2015-05-12 13:45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ELAÇO CONTRA DILMA HOJE NO RIO DE JANEIRO!\n\nhttps://t.co/QI8jZfRb7q http://t.co/WpVuLzQTAX</text:p>
          </table:table-cell>
          <table:table-cell table:style-name="ce2" office:value-type="string" calcext:value-type="string">
            <text:p>2015-05-12 13:46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* RIO DE JANEIRO ***\n\nConfirmamos com a Assessoria de Imprensa do Planalto que Dilma Roussef estará HOJE no Rio... http://t.co/uPJME1p3AF</text:p>
          </table:table-cell>
          <table:table-cell table:style-name="ce2" office:value-type="string" calcext:value-type="string">
            <text:p>2015-05-12 19:28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líticos vão engrossar marcha 'anti-Dilma' - Política - Estadão http://t.co/Y0cdoaSXkn via @estadao</text:p>
          </table:table-cell>
          <table:table-cell table:style-name="ce2" office:value-type="string" calcext:value-type="string">
            <text:p>2015-05-12 19:32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LÍTICOS VÃO ENGROSSAR Marcha pela Liberdade\n\nLíderes da oposição planejam protocolar o impeachment no dia... http://t.co/aiIVcb4cyN</text:p>
          </table:table-cell>
          <table:table-cell table:style-name="ce2" office:value-type="string" calcext:value-type="string">
            <text:p>2015-05-13 14:59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valeu-se de espiões cubanos para convencer Mujica a expulsar o Paraguai do Mercosul, diz livro http://t.co/743q30uGsc via @veja</text:p>
          </table:table-cell>
          <table:table-cell table:style-name="ce2" office:value-type="string" calcext:value-type="string">
            <text:p>2015-05-13 18:21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 gráficas fantasmas de Dilma Rousseff http://t.co/hftiE0pFo9</text:p>
          </table:table-cell>
          <table:table-cell table:style-name="ce2" office:value-type="string" calcext:value-type="string">
            <text:p>2015-05-13 20:0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ga de PT, chega de Dilma!\n\n"Financial Times": economia fraca e corrupção afastam investidores do Brasil.\n\nPara... http://t.co/qrPzNRwpnN</text:p>
          </table:table-cell>
          <table:table-cell table:style-name="ce2" office:value-type="string" calcext:value-type="string">
            <text:p>2015-05-16 14:4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AÇÃO DE RICARDO PESSOA LIGA CAMPANHA DE DILMA EM 2014 A PETROLÃO... http://t.co/Hix7V8SMRm</text:p>
          </table:table-cell>
          <table:table-cell table:style-name="ce2" office:value-type="string" calcext:value-type="string">
            <text:p>2015-05-16 19:30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verno brinca com a cara do povo, estamos pagando a conta da corrupção e incompetência da Dilma e do PT. Chega!... http://t.co/5GdRYXbRX4</text:p>
          </table:table-cell>
          <table:table-cell table:style-name="ce2" office:value-type="string" calcext:value-type="string">
            <text:p>2015-05-17 19:16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stro do STF: Dilma pode sim ser investigada por atos cometidos no primeiro mandato.... http://t.co/ufQFC16uPv</text:p>
          </table:table-cell>
          <table:table-cell table:style-name="ce2" office:value-type="string" calcext:value-type="string">
            <text:p>2015-05-22 03:41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 eleição de Dilma até o mês de maio deste ano o desemprego aumentou em quase 50%, segundo o IBGE.\n\nRecessão é... http://t.co/haPor5KJFX</text:p>
          </table:table-cell>
          <table:table-cell table:style-name="ce2" office:value-type="string" calcext:value-type="string">
            <text:p>2015-05-22 19:28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É a Marcha pela Liberdade na TVeja!\n\n"A marcha contra o governo Dilma que carrega a indignação do Brasil\nOs... http://t.co/OgXxp3dV8f</text:p>
          </table:table-cell>
          <table:table-cell table:style-name="ce2" office:value-type="string" calcext:value-type="string">
            <text:p>2015-05-23 14:49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ão vão nos intimidar, a Marcha pela Liberdade irá chegar a Brasília. Não temos medo!\n\nDia 27/05 todos em... http://t.co/Iq2qgJ1Dp6</text:p>
          </table:table-cell>
          <table:table-cell table:style-name="ce2" office:value-type="string" calcext:value-type="string">
            <text:p>2015-05-27 14:51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MARCHA JÁ ESTA NO EIXO MONUMENTAL!\nALO DILMA, O IMPEACHMENT ESTÁ CHEGANDO!!</text:p>
          </table:table-cell>
          <table:table-cell table:style-name="ce2" office:value-type="string" calcext:value-type="string">
            <text:p>2015-05-27 15:13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 provas documentais dos crimes de Dilma que motivam os pedidos de Impeachment também estão na Marcha pela... http://t.co/6DacDIkHUq</text:p>
          </table:table-cell>
          <table:table-cell table:style-name="ce2" office:value-type="string" calcext:value-type="string">
            <text:p>2015-05-28 21:23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sidente da Câmara se comprometeu a analisar o documento. http://t.co/8MqtEyUjrb</text:p>
          </table:table-cell>
          <table:table-cell table:style-name="ce2" office:value-type="string" calcext:value-type="string">
            <text:p>2015-05-30 17:35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uardem! O impeachment foi protocolado e Cunha irá se pronunciar. Preparem-se para a fase 3 do Fora Dilma! http://t.co/8dHd5oLgt2</text:p>
          </table:table-cell>
          <table:table-cell table:style-name="ce2" office:value-type="string" calcext:value-type="string">
            <text:p>2015-05-30 21:46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ovo venezuelano voltou hoje às ruas de seu país para protestar contra o regime do amigo de Lula e Dilma,... http://t.co/GqevCG5Dnt</text:p>
          </table:table-cell>
          <table:table-cell table:style-name="ce2" office:value-type="string" calcext:value-type="string">
            <text:p>2015-05-30 23:4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gritou. Rasgou proposta. Perdeu completamente a capacidade de governar!\nJá não basta corrupção e... http://t.co/oKSwB0XHhO</text:p>
          </table:table-cell>
          <table:table-cell table:style-name="ce2" office:value-type="string" calcext:value-type="string">
            <text:p>2015-05-31 14:00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érica Latina unida contra o socialismo.\n\nBrasil e Venezuela contra PT e PSUV.\n\nFORA DILMA! FORA MADURO! http://t.co/RSUe2TIk3e</text:p>
          </table:table-cell>
          <table:table-cell table:style-name="ce2" office:value-type="string" calcext:value-type="string">
            <text:p>2015-05-31 14:55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RTA R$800 MILHÕES DO BOLSA-FAMÍLIA\n\nParabéns a você que acreditou no PT. \n\nFonte:... http://t.co/xUqthnQDt4</text:p>
          </table:table-cell>
          <table:table-cell table:style-name="ce2" office:value-type="string" calcext:value-type="string">
            <text:p>2015-05-31 15:35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lian Tintori, mulher de Leopoldo Lopez, escancara o apoio de Dilma Rousseff e demais líderes de esquerda... http://t.co/FR9h51um9Q</text:p>
          </table:table-cell>
          <table:table-cell table:style-name="ce2" office:value-type="string" calcext:value-type="string">
            <text:p>2015-05-31 19:34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OVAÇÃO DE DILMA ABAIXO DOS 10%\n\nFORA PT!... http://t.co/LkKtVJDyPw</text:p>
          </table:table-cell>
          <table:table-cell table:style-name="ce2" office:value-type="string" calcext:value-type="string">
            <text:p>2015-06-01 15:01:14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VETOU PROJETO QUE ABRIA SIGILO DO BNDES\n\nCom tanto escândalo rolando, o mínimo que alguém preocupado com a... http://t.co/jB68VSnUDE</text:p>
          </table:table-cell>
          <table:table-cell table:style-name="ce2" office:value-type="string" calcext:value-type="string">
            <text:p>2015-06-01 22:33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ão soltem a Dilma! hahaha\n\nAjude o MBL... http://t.co/WGqvGXRewz</text:p>
          </table:table-cell>
          <table:table-cell table:style-name="ce2" office:value-type="string" calcext:value-type="string">
            <text:p>2015-06-01 23:19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se 1: com as manifestações, a presidente Dilma Rousseff e o ex-presidente Lula foram cercados. A popularidade... http://t.co/6Gib5UZFBO</text:p>
          </table:table-cell>
          <table:table-cell table:style-name="ce2" office:value-type="string" calcext:value-type="string">
            <text:p>2015-06-02 16:59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seph Blatter acaba de anunciar que renunciará à Presidência da FIFA. \n\nSe a Dilma tivesse um décimo da dignidade dele, faria o mesmo!</text:p>
          </table:table-cell>
          <table:table-cell table:style-name="ce2" office:value-type="string" calcext:value-type="string">
            <text:p>2015-06-02 17:45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tter já foi embora. Agora é a vez da Dilma.... http://t.co/1YcWSESd0i</text:p>
          </table:table-cell>
          <table:table-cell table:style-name="ce2" office:value-type="string" calcext:value-type="string">
            <text:p>2015-06-02 18:42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ção Industrial em queda enorme. Desemprego disparando. Renda média caindo. É assim que Dilma e o PT deixaram... http://t.co/1L387sMGP8</text:p>
          </table:table-cell>
          <table:table-cell table:style-name="ce2" office:value-type="string" calcext:value-type="string">
            <text:p>2015-06-02 19:15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ovação da Dilma em 7%... http://t.co/dnVNULFV0p</text:p>
          </table:table-cell>
          <table:table-cell table:style-name="ce2" office:value-type="string" calcext:value-type="string">
            <text:p>2015-06-03 21:44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posta anti-corrupção irrita Dilma.\n\nVendo ameaçado parte de seu poder, o PT fica preocupado com a proposta que... http://t.co/Lj1YTdxA0Q</text:p>
          </table:table-cell>
          <table:table-cell table:style-name="ce2" office:value-type="string" calcext:value-type="string">
            <text:p>2015-06-08 15:27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empre fez de tudo contra o capitalismo e conseguiu. Eis a crise que socialistas tanto amam. \n\nE não foi... http://t.co/iyeDuV3Vsi</text:p>
          </table:table-cell>
          <table:table-cell table:style-name="ce2" office:value-type="string" calcext:value-type="string">
            <text:p>2015-06-09 15:08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o delator pode derrubar Dilma Rousseff e PT\n\nJúlio Faerman fechou acordo de delação premiada com os... http://t.co/xkBO7GPFD8</text:p>
          </table:table-cell>
          <table:table-cell table:style-name="ce2" office:value-type="string" calcext:value-type="string">
            <text:p>2015-06-09 20:04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quer conceder monopólios a empresas privadas só porque o país está em crise e o governo não consegue... http://t.co/GVaLF2YStQ</text:p>
          </table:table-cell>
          <table:table-cell table:style-name="ce2" office:value-type="string" calcext:value-type="string">
            <text:p>2015-06-10 19:43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or inflação em 12 anos! E Dilma disse que estava tudo sobre controle. \n\nAjude o MBL na luta por um país livre... http://t.co/pD41Gh4ruz</text:p>
          </table:table-cell>
          <table:table-cell table:style-name="ce2" office:value-type="string" calcext:value-type="string">
            <text:p>2015-06-10 22:44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@UJSBRASIL que a @jandira_feghali apoia é a mesma que vandalizou sede da revista que denunciou envolvimento de Dilma no Petrolão.</text:p>
          </table:table-cell>
          <table:table-cell table:style-name="ce2" office:value-type="string" calcext:value-type="string">
            <text:p>2015-06-12 00:00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SE 3 - PLACAR FORA DILMA\n\nO Movimento Brasil Livre está desde novembro do ano passado lutando por um Brasil... http://t.co/ycKujfEtCu</text:p>
          </table:table-cell>
          <table:table-cell table:style-name="ce2" office:value-type="string" calcext:value-type="string">
            <text:p>2015-06-12 01:12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ELAÇO DILMA NO JÔ\n\nPetista que é petista chama a globo de golpista mas não perde uma chance de aparecer lá.... http://t.co/c4PdgW3P3R</text:p>
          </table:table-cell>
          <table:table-cell table:style-name="ce2" office:value-type="string" calcext:value-type="string">
            <text:p>2015-06-12 21:53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AR FORA DILMA\n\nNo dia 15 de Março, nós, cidadãos brasileiros, fizemos a maior manifestação da história de... http://t.co/a95GsmVTiz</text:p>
          </table:table-cell>
          <table:table-cell table:style-name="ce2" office:value-type="string" calcext:value-type="string">
            <text:p>2015-06-12 23:0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ELAÇO DILMA NO JÔ\n\nPetista que é petista chama a Globo de golpista mas não perde uma chance de aparecer lá.... http://t.co/AX4hXsQdxi</text:p>
          </table:table-cell>
          <table:table-cell table:style-name="ce2" office:value-type="string" calcext:value-type="string">
            <text:p>2015-06-13 13:58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z que marolinha virou onda.\n\nA presidente Dilma Rousseff disse nesta quinta-feira, em Bruxelas, que a... http://t.co/WlbX3OOGRk</text:p>
          </table:table-cell>
          <table:table-cell table:style-name="ce2" office:value-type="string" calcext:value-type="string">
            <text:p>2015-06-13 14:31:28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NA GLOBO\n\nGLOBO GOLPISTA\n\nSAMBOU, DIVA\n\nPOVO NÃO É BOBO\n\nPetistas bipolares.\n\nCurta Placar Fora Dilma e... http://t.co/OXw9oOfFcE</text:p>
          </table:table-cell>
          <table:table-cell table:style-name="ce2" office:value-type="string" calcext:value-type="string">
            <text:p>2015-06-16 16:01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ÚMULO DA INCOMPETÊNCIA\n\nAlém das pedaladas fiscais, Dilma ainda teve que mudar a LDO para não ter contas... http://t.co/dykSEqSFPV</text:p>
          </table:table-cell>
          <table:table-cell table:style-name="ce2" office:value-type="string" calcext:value-type="string">
            <text:p>2015-06-16 17:19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stério Público sugere ao TCU que reprove contas de Dilma.\n\nCurta Placar Fora Dilma e fique por dentro dos... http://t.co/YTlCDiDyNv</text:p>
          </table:table-cell>
          <table:table-cell table:style-name="ce2" office:value-type="string" calcext:value-type="string">
            <text:p>2015-06-16 18:41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JEITA, TCU!\n\nAmanhã, o TCU decidirá pela rejeição ou não das contas de Dilma Rousseff, contaminadas pelas... http://t.co/PYXHSVwQ98</text:p>
          </table:table-cell>
          <table:table-cell table:style-name="ce2" office:value-type="string" calcext:value-type="string">
            <text:p>2015-06-16 19:52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stro de Dilma diz que presídios do país são escolas do crime. Medo dele é ter mais petistas no país?\n\nSim à... http://t.co/GvIccBl8dg</text:p>
          </table:table-cell>
          <table:table-cell table:style-name="ce2" office:value-type="string" calcext:value-type="string">
            <text:p>2015-06-16 21:46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anhã o Placar Fora Dilma sai do zero. \n\nA luta por um Brasil livre chega a sua nova fase. Os primeiros votos... http://t.co/ox44DPPxS4</text:p>
          </table:table-cell>
          <table:table-cell table:style-name="ce2" office:value-type="string" calcext:value-type="string">
            <text:p>2015-06-17 13:48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lassifica como secretos 760 papéis no Itamaraty que envolvem a Odebrecht e o ex-presidente Lula.\n\nPergunta... http://t.co/CCO9MowNmV</text:p>
          </table:table-cell>
          <table:table-cell table:style-name="ce2" office:value-type="string" calcext:value-type="string">
            <text:p>2015-06-17 14:29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é uma leitora compulsiva. Assinou Pasadena sem ler. Haddad ficou confuso.\n\nIdéia:... http://t.co/fDKjZaVK7V</text:p>
          </table:table-cell>
          <table:table-cell table:style-name="ce2" office:value-type="string" calcext:value-type="string">
            <text:p>2015-06-17 15:19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é uma leitora compulsiva. Assinou Pasadena sem ler. Haddad ficou confuso.\n\nIdéia:... http://t.co/uEnZ8NFZPr</text:p>
          </table:table-cell>
          <table:table-cell table:style-name="ce2" office:value-type="string" calcext:value-type="string">
            <text:p>2015-06-17 19:03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vocês acham que Dilma vai explicar as pedaladas?</text:p>
          </table:table-cell>
          <table:table-cell table:style-name="ce2" office:value-type="string" calcext:value-type="string">
            <text:p>2015-06-17 20:07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terá que explicar 13 pontos ao TCU. \n\nIrregularidades incluem a prática das "pedaladas fiscais",... http://t.co/6LOx3RkW1K</text:p>
          </table:table-cell>
          <table:table-cell table:style-name="ce2" office:value-type="string" calcext:value-type="string">
            <text:p>2015-06-17 22:17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 decisão inédita, TCU cobra de Dilma explicações sobre as 'pedaladas fiscais'.... http://t.co/FOmECi7VPE</text:p>
          </table:table-cell>
          <table:table-cell table:style-name="ce2" office:value-type="string" calcext:value-type="string">
            <text:p>2015-06-17 23:00:04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AUGURADO O PLACAR DO IMPEACHMENT COM O APOIO INTEGRAL DA BANCADA DO PSDB\n\nA equipe do Placar Fora Dilma... http://t.co/xKHmsQL5aO</text:p>
          </table:table-cell>
          <table:table-cell table:style-name="ce2" office:value-type="string" calcext:value-type="string">
            <text:p>2015-06-17 23:52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béns PSDB, votar pelo Impeachment é votar pelo Brasil.\n\nA equipe do Placar Fora Dilma... http://t.co/bYnPaIzlX2</text:p>
          </table:table-cell>
          <table:table-cell table:style-name="ce2" office:value-type="string" calcext:value-type="string">
            <text:p>2015-06-18 00:47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 instantes, vamos subir um vídeo comentando as novidades do Placar Fora Dilma. Não percam!</text:p>
          </table:table-cell>
          <table:table-cell table:style-name="ce2" office:value-type="string" calcext:value-type="string">
            <text:p>2015-06-18 14:49:0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CU CONFIRMA: DILMA MANIPULOU NÚMEROS DAS CONTAS DO GOVERNO.\n\nTesouro atrasou repasses para aparentar melhor... http://t.co/gdDShoe8qx</text:p>
          </table:table-cell>
          <table:table-cell table:style-name="ce2" office:value-type="string" calcext:value-type="string">
            <text:p>2015-06-18 16:47:4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SSIONE OS MINISTROS DO TCU PELA REJEIÇÃO DAS CONTAS DE DILMA!\n\nDilma manipulou as contas do governo para se... http://t.co/dQ0NgIn02m</text:p>
          </table:table-cell>
          <table:table-cell table:style-name="ce2" office:value-type="string" calcext:value-type="string">
            <text:p>2015-06-18 18:53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gou a hora de virar esse jogo.\n\nFORA DILMA!\n\nAcesse http://t.co/2atX3V4BMt, encontre os deputados que ainda não... http://t.co/dZethD0Tun</text:p>
          </table:table-cell>
          <table:table-cell table:style-name="ce2" office:value-type="string" calcext:value-type="string">
            <text:p>2015-06-19 16:05:0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ORDENOU QUE ITAMARATY NÃO DESSE SUPORTE A SENADORES. \n\n“Aterrissamos em Brasília. E a primeira informação... http://t.co/A4d479UEwU</text:p>
          </table:table-cell>
          <table:table-cell table:style-name="ce2" office:value-type="string" calcext:value-type="string">
            <text:p>2015-06-20 00:18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 ponto para o Placar Fora Dilma\n\nJair Messias Bolsonaro está votando pelo Impeachment. Mais um ponto para... http://t.co/sPX3H5tP0C</text:p>
          </table:table-cell>
          <table:table-cell table:style-name="ce2" office:value-type="string" calcext:value-type="string">
            <text:p>2015-06-20 15:38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Terão de construir mais 3 celas: pra mim, Lula e Dilma" dizia Emílio Odebrecht sobre possível prisão do filho.... http://t.co/rMfIrcpYUv</text:p>
          </table:table-cell>
          <table:table-cell table:style-name="ce2" office:value-type="string" calcext:value-type="string">
            <text:p>2015-06-20 21:0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 PRO Placar Fora Dilma\n\nDeputado Alberto Fraga também vota pelo Impeachment de Dilma Rousseff. \nEntre em... http://t.co/wyG5VmQun1</text:p>
          </table:table-cell>
          <table:table-cell table:style-name="ce2" office:value-type="string" calcext:value-type="string">
            <text:p>2015-06-21 00:26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m 65% de rejeição.\n\nÉ assim mesmo, Lula.\n\nFaça parte da luta contra o Foro de São Paulo, ajude o MBL... http://t.co/8DFfFKk7Nz</text:p>
          </table:table-cell>
          <table:table-cell table:style-name="ce2" office:value-type="string" calcext:value-type="string">
            <text:p>2015-06-22 12:49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que as favelas pensam dos protestos contra Dilma? \nOu, quem realmente está "com a força do povo"?... http://t.co/iPivfSwuQW</text:p>
          </table:table-cell>
          <table:table-cell table:style-name="ce2" office:value-type="string" calcext:value-type="string">
            <text:p>2015-06-22 14:27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ovação de Dilma é menor que a de criminosos.\n\nhttp://t.co/XGcH06nRtW\n\nFaça... http://t.co/uAgWkwdXxk</text:p>
          </table:table-cell>
          <table:table-cell table:style-name="ce2" office:value-type="string" calcext:value-type="string">
            <text:p>2015-06-22 16:14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ideia é que cada brasileiro possa lutar pela liberdade sem precisar sair de casa. Acessando o Placar Fora... http://t.co/PEy3Q5xSGV</text:p>
          </table:table-cell>
          <table:table-cell table:style-name="ce2" office:value-type="string" calcext:value-type="string">
            <text:p>2015-06-22 22:07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 de agosto tem FORA DILMA!\n\nCompartilhe!\n\nFaça parte da luta contra o Foro de São Paulo, ajude o MBL\nPrecisamos... http://t.co/7oFthbB8NB</text:p>
          </table:table-cell>
          <table:table-cell table:style-name="ce2" office:value-type="string" calcext:value-type="string">
            <text:p>2015-06-23 00:27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lso Russomanno lidera as pesquisas para prefeito de São Paulo em 2016. Dilma Rousseff bate recordes de rejeição... http://t.co/vt4iyJFZwq</text:p>
          </table:table-cell>
          <table:table-cell table:style-name="ce2" office:value-type="string" calcext:value-type="string">
            <text:p>2015-06-23 13:38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dois problemas para Dilma: arranjar desculpas para o TCU sobre empréstimos a Cuba e a JBS Friboi.\n\nPorto de... http://t.co/Ne853hPV8b</text:p>
          </table:table-cell>
          <table:table-cell table:style-name="ce2" office:value-type="string" calcext:value-type="string">
            <text:p>2015-06-23 14:16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anciona MP que eleva PIS/Cofins de importados http://t.co/NasOVVByHu via @veja</text:p>
          </table:table-cell>
          <table:table-cell table:style-name="ce2" office:value-type="string" calcext:value-type="string">
            <text:p>2015-06-23 18:13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enganou o povo. E eu." http://t.co/yTySfSTMjC</text:p>
          </table:table-cell>
          <table:table-cell table:style-name="ce2" office:value-type="string" calcext:value-type="string">
            <text:p>2015-06-23 20:21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eridião Amin se diz conta Dilma, mas contra o impeachment.\n\nDeputado, consideramos que você está a favor da... http://t.co/f436l6ke12</text:p>
          </table:table-cell>
          <table:table-cell table:style-name="ce2" office:value-type="string" calcext:value-type="string">
            <text:p>2015-06-23 21:0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ta se você concorda que Dilma quebrou o Brasil!\n\nLute com a gente por um país mais livre sem PT e sem... http://t.co/BOhXkyXz5H</text:p>
          </table:table-cell>
          <table:table-cell table:style-name="ce2" office:value-type="string" calcext:value-type="string">
            <text:p>2015-06-23 21:45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lacar Fora Dilma já está rodando. Estamos próximos dos 100 votos a favor em alguns contra, e continuaremos... http://t.co/iPbcCBkFp8</text:p>
          </table:table-cell>
          <table:table-cell table:style-name="ce2" office:value-type="string" calcext:value-type="string">
            <text:p>2015-06-23 23:15:04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TENÇÃO: ESSES DEPUTADOS ESTÃO CONTRA O IMPEACHMENT.\n\nVamos ter que aguentar mais 3 anos de Dilma e PT no poder... http://t.co/Fc6pCDbgXR</text:p>
          </table:table-cell>
          <table:table-cell table:style-name="ce2" office:value-type="string" calcext:value-type="string">
            <text:p>2015-06-24 00:10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nião de pauta hoje no Movimento Brasil Livre sobre o Placar Fora Dilma.\n\nDeputado do DEM que é contra o... http://t.co/CFZCI9rp1U</text:p>
          </table:table-cell>
          <table:table-cell table:style-name="ce2" office:value-type="string" calcext:value-type="string">
            <text:p>2015-06-24 17:04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suas pérolas.\n\nFaça parte da luta contra o Foro de São Paulo, ajude o MBL\nPrecisamos de doações... http://t.co/0yDF0uc20w</text:p>
          </table:table-cell>
          <table:table-cell table:style-name="ce2" office:value-type="string" calcext:value-type="string">
            <text:p>2015-06-24 18:17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.@esperidiaoamin_, seus eleitores sabem q o sr está ao lado de Dilma e seus corruptos e disse NÃO ao impeachment?! http://t.co/YLyyGHAPey</text:p>
          </table:table-cell>
          <table:table-cell table:style-name="ce2" office:value-type="string" calcext:value-type="string">
            <text:p>2015-06-24 20:0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nando Holiday também foi atrás de Benedita da Silva, que também fugiu do Placar Fora Dilma.\n\nSer moderado e... http://t.co/xA1lArB4tO</text:p>
          </table:table-cell>
          <table:table-cell table:style-name="ce2" office:value-type="string" calcext:value-type="string">
            <text:p>2015-06-24 21:2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a equipe do MBL que está em Brasília pelo Placar Fora Dilma tento bater um papo com o Deputado Federal Arlindo... http://t.co/5TjJ7PDcLx</text:p>
          </table:table-cell>
          <table:table-cell table:style-name="ce2" office:value-type="string" calcext:value-type="string">
            <text:p>2015-06-25 00:4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a equipe do MBL esteve hoje em Brasília pelo Placar Fora Dilma cobrando uma posição dos deputados em relação ao... http://t.co/jWznNokJH7</text:p>
          </table:table-cell>
          <table:table-cell table:style-name="ce2" office:value-type="string" calcext:value-type="string">
            <text:p>2015-06-25 13:59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apiens...\n\nNem sempre as coisas dão certo.\n\nEntre na luta por um país mais livre, ajude a manter o MBL... http://t.co/Ix1OPwHXxi</text:p>
          </table:table-cell>
          <table:table-cell table:style-name="ce2" office:value-type="string" calcext:value-type="string">
            <text:p>2015-06-25 16:27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á vem mais problema pra Dilma\n\nhttps://t.co/mVCIzwNQw1</text:p>
          </table:table-cell>
          <table:table-cell table:style-name="ce2" office:value-type="string" calcext:value-type="string">
            <text:p>2015-06-25 17:18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eisi Hoffman, a ministra de Dilma que teve um pedófilo como assessor, é implicada em acareação de PRC e Youssef. \nhttp://t.co/D5QVm960PU</text:p>
          </table:table-cell>
          <table:table-cell table:style-name="ce2" office:value-type="string" calcext:value-type="string">
            <text:p>2015-06-25 19:00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Solidariedade de Paulinho da Força declarou sua bancada inteira vai votar pelo impeachment de Dilma Rousseff.... http://t.co/QO5CGDWpNt</text:p>
          </table:table-cell>
          <table:table-cell table:style-name="ce2" office:value-type="string" calcext:value-type="string">
            <text:p>2015-06-26 00:49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eto do QG do MBL, a equipe fala sobre as últimas atualizações do Placar Fora Dilma. Confiram! http://t.co/LjIMp9JsgL</text:p>
          </table:table-cell>
          <table:table-cell table:style-name="ce2" office:value-type="string" calcext:value-type="string">
            <text:p>2015-06-26 15:27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xa de juros para famílias bate recorde. \n\nBoa, Dilma.... http://t.co/grFI7Gl7Kb</text:p>
          </table:table-cell>
          <table:table-cell table:style-name="ce2" office:value-type="string" calcext:value-type="string">
            <text:p>2015-06-26 16:18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z que sofre preconceito por ser mulher.\nNão, Dilma.... http://t.co/2LFpd86KSd</text:p>
          </table:table-cell>
          <table:table-cell table:style-name="ce2" office:value-type="string" calcext:value-type="string">
            <text:p>2015-06-26 21:3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://t.co/ygk97H96Zk</text:p>
          </table:table-cell>
          <table:table-cell table:style-name="ce2" office:value-type="string" calcext:value-type="string">
            <text:p>2015-06-27 19:10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lacar Fora Dilma, iniciativa criada pelo Movimento Brasil Livre para pressionar os deputados a se juntarem aos... http://t.co/5eat0aTGCs</text:p>
          </table:table-cell>
          <table:table-cell table:style-name="ce2" office:value-type="string" calcext:value-type="string">
            <text:p>2015-06-27 19:47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 Odelmo Leão votaria em QUALQUER instrumento que chegasse à Câmara dos Deputados para tirar Dilma... http://t.co/lL835ZdYf0</text:p>
          </table:table-cell>
          <table:table-cell table:style-name="ce2" office:value-type="string" calcext:value-type="string">
            <text:p>2015-06-28 18:23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ulinho da Força confirma que ele e todo o Solidariedade votarão pelo impeachment de Dilma Rousseff. Grande... http://t.co/odgWUEN07K</text:p>
          </table:table-cell>
          <table:table-cell table:style-name="ce2" office:value-type="string" calcext:value-type="string">
            <text:p>2015-06-29 15:4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bens Bueno e o PPS inteiro estão pelo impeachment de Dilma Rousseff. Mais um partido inteiro que fecha sua... http://t.co/Lv4O9XVzqP</text:p>
          </table:table-cell>
          <table:table-cell table:style-name="ce2" office:value-type="string" calcext:value-type="string">
            <text:p>2015-06-29 21:07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Não respeito delator' diz Dilma.\nCelso Daniel sentiu na pele.... http://t.co/Sp0P5xiYFJ</text:p>
          </table:table-cell>
          <table:table-cell table:style-name="ce2" office:value-type="string" calcext:value-type="string">
            <text:p>2015-06-29 21:57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lacar Fora Dilma, iniciativa criada pelo Movimento Brasil Livre para pressionar os deputados a se juntarem aos... http://t.co/DClXhUA8UT</text:p>
          </table:table-cell>
          <table:table-cell table:style-name="ce2" office:value-type="string" calcext:value-type="string">
            <text:p>2015-06-29 22:39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 Marco Feliciano entrou com tudo no Placar Fora Dilma pelo SIM. Mais um que vai votar pelo impeachment de... http://t.co/5RaEWl7KDF</text:p>
          </table:table-cell>
          <table:table-cell table:style-name="ce2" office:value-type="string" calcext:value-type="string">
            <text:p>2015-06-29 23:39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ão respeito delator" diz Dilma.\nE o Lula?... http://t.co/HZdzI3kD7i</text:p>
          </table:table-cell>
          <table:table-cell table:style-name="ce2" office:value-type="string" calcext:value-type="string">
            <text:p>2015-06-30 00:40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ana passada uma equipe do Movimento Brasil Livre esteve em Brasília pelo Placar Fora Dilma correndo atrás de... http://t.co/V7R980TcWs</text:p>
          </table:table-cell>
          <table:table-cell table:style-name="ce2" office:value-type="string" calcext:value-type="string">
            <text:p>2015-06-30 14:50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z ter certeza que sua campanha não recebeu dinheiro ilícito, mas não sabia da corrupção na Petrobras... http://t.co/0snxtBYpt3</text:p>
          </table:table-cell>
          <table:table-cell table:style-name="ce2" office:value-type="string" calcext:value-type="string">
            <text:p>2015-06-30 15:15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não respeita delatores.\nEm outra palavras, ela prefere a corrupção bem escondida.</text:p>
          </table:table-cell>
          <table:table-cell table:style-name="ce2" office:value-type="string" calcext:value-type="string">
            <text:p>2015-06-30 23:0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presidente Dilma não tem mais como se manter no cargo. Já há um pedido de impeachment na mesa do presidente da... http://t.co/XFreVixFu3</text:p>
          </table:table-cell>
          <table:table-cell table:style-name="ce2" office:value-type="string" calcext:value-type="string">
            <text:p>2015-06-30 23:41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sa é Dilma Rousseff. A incoerência em pessoa.\n\nFeito pela turma do MBL Maringá.\n\nFaça parte da luta contra o... http://t.co/6tiFR257eb</text:p>
          </table:table-cell>
          <table:table-cell table:style-name="ce2" office:value-type="string" calcext:value-type="string">
            <text:p>2015-07-01 12:41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 recorde de Dilma: a dívida bruta brasileira.... http://t.co/I020Yl6XGp</text:p>
          </table:table-cell>
          <table:table-cell table:style-name="ce2" office:value-type="string" calcext:value-type="string">
            <text:p>2015-07-01 19:00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meteu crimes sim. Dilma era presidente do conselho de administração da Petrobras no período da... http://t.co/LxUfEMI4d0</text:p>
          </table:table-cell>
          <table:table-cell table:style-name="ce2" office:value-type="string" calcext:value-type="string">
            <text:p>2015-07-02 01:19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ovimento Brasil Livre esteve hoje em Brasília pelo Placar Fora Dilma e para virar votos pela redução da... http://t.co/Hv4zooj2Tt</text:p>
          </table:table-cell>
          <table:table-cell table:style-name="ce2" office:value-type="string" calcext:value-type="string">
            <text:p>2015-07-02 02:38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ão tem que investir em presídio, tem que investir em educação"\nDiz a turma que defende Dilma, que cortou 1/3 da verba de educação.</text:p>
          </table:table-cell>
          <table:table-cell table:style-name="ce2" office:value-type="string" calcext:value-type="string">
            <text:p>2015-07-02 21:02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tem o Movimento Brasil Livre esteve em Brasília pelo Placar Fora Dilma e também para lutar pela redução da... http://t.co/Hp8bjMZ3zy</text:p>
          </table:table-cell>
          <table:table-cell table:style-name="ce2" office:value-type="string" calcext:value-type="string">
            <text:p>2015-07-05 17:15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nte-se à luta com o Movimento Brasil Livre!\n\nOntem fizemos o Sábado de Sol com o MBL, um evento para bater um... http://t.co/PgTs2WWKba</text:p>
          </table:table-cell>
          <table:table-cell table:style-name="ce2" office:value-type="string" calcext:value-type="string">
            <text:p>2015-07-05 22:2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sua hora ta chegando. \n\nMais um deputado a favor do impeachment. Deputado Vanderlei Macris se junta aos... http://t.co/L4Qg4AuiEm</text:p>
          </table:table-cell>
          <table:table-cell table:style-name="ce2" office:value-type="string" calcext:value-type="string">
            <text:p>2015-07-06 17:02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 Luis Carlos Heinze entra para o Placar Fora Dilma com voto positivo ao impeachment e lembra da questão... http://t.co/VBQFicUFBE</text:p>
          </table:table-cell>
          <table:table-cell table:style-name="ce2" office:value-type="string" calcext:value-type="string">
            <text:p>2015-07-06 20:39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Lula fizeram reuniões hoje para defender o PT de um possível impedimento, pauta que nunca esteve tão... http://t.co/ITeiw7X5Vy</text:p>
          </table:table-cell>
          <table:table-cell table:style-name="ce2" office:value-type="string" calcext:value-type="string">
            <text:p>2015-07-06 23:59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sse antes da campanha que não ia ter desemprego nem arrocho. \nVeja só, Dilma tem as duas coisas agora. E... http://t.co/srZtjNZvNm</text:p>
          </table:table-cell>
          <table:table-cell table:style-name="ce2" office:value-type="string" calcext:value-type="string">
            <text:p>2015-07-07 16:30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jor Olimpio vota com tranquilidade pelo impeachment de Dilma Rousseff e entra para o Placar Fora Dilma. \n\nAjude... http://t.co/SuRWDhCu1A</text:p>
          </table:table-cell>
          <table:table-cell table:style-name="ce2" office:value-type="string" calcext:value-type="string">
            <text:p>2015-07-07 17:3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z que não vai cair. Esperamos outra mentira.\n\nA inacreditável entrevista de Dilma... http://t.co/qo2ikSUzZ9</text:p>
          </table:table-cell>
          <table:table-cell table:style-name="ce2" office:value-type="string" calcext:value-type="string">
            <text:p>2015-07-07 17:58:22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CU SOME COM DOCUMENTO CONTRA DILMA ROUSSEFF.\n\nUm fato inadmissível ocorre no TCU.\n\nO tribunal deu trinta dias... http://t.co/LPuMWKkQOn</text:p>
          </table:table-cell>
          <table:table-cell table:style-name="ce2" office:value-type="string" calcext:value-type="string">
            <text:p>2015-07-07 20:34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te e compartilhe se você acha que o TCU tem que rejeitar as contas de Dilma Rousseff.\n\nCurta Movimento Brasil... http://t.co/U5RwkDdGGI</text:p>
          </table:table-cell>
          <table:table-cell table:style-name="ce2" office:value-type="string" calcext:value-type="string">
            <text:p>2015-07-08 14:43:54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LMA AUTORIZA E INCENTIVA ARROCHO SALARIAL.\n\nO governo federal enviou ao congresso uma Medida Provisória que... http://t.co/J9jypKHw6I</text:p>
          </table:table-cell>
          <table:table-cell table:style-name="ce2" office:value-type="string" calcext:value-type="string">
            <text:p>2015-07-08 15:59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lacar Fora Dilma voltou a Brasília essa semana para mais uma sessão de pressão nos deputados. Dessa vez,... http://t.co/iRy1XyiAEq</text:p>
          </table:table-cell>
          <table:table-cell table:style-name="ce2" office:value-type="string" calcext:value-type="string">
            <text:p>2015-07-08 23:16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a equipe do Movimento Brasil Livre está em Brasília pelo Placar Fora Dilma para pressionar os deputados... http://t.co/KaHUsgJV0v</text:p>
          </table:table-cell>
          <table:table-cell table:style-name="ce2" office:value-type="string" calcext:value-type="string">
            <text:p>2015-07-09 14:14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Dilma o desemprego dispara, a renda desaba, e o sonho da nova geração é morar fora. É esse o país que você... http://t.co/NKNFWcVI9M</text:p>
          </table:table-cell>
          <table:table-cell table:style-name="ce2" office:value-type="string" calcext:value-type="string">
            <text:p>2015-07-09 18:06:29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VERNO DILMA ESCONDE DADOS DA POBREZA.\n\nO Brasil apresentado por Dilma Rousseff e pelo PT nas eleições não era... http://t.co/RV2wX10gCc</text:p>
          </table:table-cell>
          <table:table-cell table:style-name="ce2" office:value-type="string" calcext:value-type="string">
            <text:p>2015-07-10 14:23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teve encontro encontro secreto com Lewandowski, presidente do STF, para discutir Lava-Jato e Impeachment.... http://t.co/vXhWBXm7SG</text:p>
          </table:table-cell>
          <table:table-cell table:style-name="ce2" office:value-type="string" calcext:value-type="string">
            <text:p>2015-07-10 20:29:4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lacar Fora Dilma é uma iniciativa do MBL para pressionar os deputados para que votem pelo impeachment de Dilma... http://t.co/2OBAiYg7rH</text:p>
          </table:table-cell>
          <table:table-cell table:style-name="ce2" office:value-type="string" calcext:value-type="string">
            <text:p>2015-07-10 23:47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nião de pauta do MBL nesta sexta-feira 10/07. Nosso time tratou da reunião secreta entre Dilma Rousseff e o ~... http://t.co/OLT1tQiUjC</text:p>
          </table:table-cell>
          <table:table-cell table:style-name="ce2" office:value-type="string" calcext:value-type="string">
            <text:p>2015-07-12 18:00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interferindo no judiciário, sonhando que um dia possa fazer no Brasil o que as ditaduras que tanto ama... http://t.co/ZGBZU8e7Xp</text:p>
          </table:table-cell>
          <table:table-cell table:style-name="ce2" office:value-type="string" calcext:value-type="string">
            <text:p>2015-07-13 02:52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á conseguimos mais de 100 votos favoráveis ao impeachment de Dilma Rousseff. Para que nosso trabalho continue e... http://t.co/xz7SXLpVbN</text:p>
          </table:table-cell>
          <table:table-cell table:style-name="ce2" office:value-type="string" calcext:value-type="string">
            <text:p>2015-07-13 13:03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ndo até mesmo os ratos mais sujos começam a abandonar o navio, é porque já se tem a certeza de que ele está... http://t.co/6Y8lQWNlHj</text:p>
          </table:table-cell>
          <table:table-cell table:style-name="ce2" office:value-type="string" calcext:value-type="string">
            <text:p>2015-07-13 14:48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M LULA AGUENTA MAIS A DILMA.\n\nAla petista quer que presidente renuncie. \nE aí, Lula, está arrependido?... http://t.co/p8hsgn4DPr</text:p>
          </table:table-cell>
          <table:table-cell table:style-name="ce2" office:value-type="string" calcext:value-type="string">
            <text:p>2015-07-14 14:13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quem foi a brilhante idéia de dar cargos para Collor na BR distribuidora??\n Ah, sim. Lula e Dilma, claro.... http://t.co/BeL7J7x3tx</text:p>
          </table:table-cell>
          <table:table-cell table:style-name="ce2" office:value-type="string" calcext:value-type="string">
            <text:p>2015-07-14 19:0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NÃO PASSA DE SETEMBRO"\nEssa foi a conclusão de uma reunião de senadores em Brasília.... http://t.co/1o1InYYND7</text:p>
          </table:table-cell>
          <table:table-cell table:style-name="ce2" office:value-type="string" calcext:value-type="string">
            <text:p>2015-07-14 23:05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pressão de hoje com o Placar Fora Dilma será com Christiane Yared. Não se pronunciou sobre o impeachment de... http://t.co/PkYmeAY3NI</text:p>
          </table:table-cell>
          <table:table-cell table:style-name="ce2" office:value-type="string" calcext:value-type="string">
            <text:p>2015-07-15 14:4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lado de Collor, Dilma prega combate a corruptos.\n\nQuem lembra dessa notícia? Saiu às vésperas das eleições do... http://t.co/esNrgGmFeS</text:p>
          </table:table-cell>
          <table:table-cell table:style-name="ce2" office:value-type="string" calcext:value-type="string">
            <text:p>2015-07-15 15:24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quanto Dilma inaugura mais uma obra superfaturada em Laguna, o MBL de Santa Catarina faz sua parte e dá o... http://t.co/Ah5WGN8UoF</text:p>
          </table:table-cell>
          <table:table-cell table:style-name="ce2" office:value-type="string" calcext:value-type="string">
            <text:p>2015-07-16 18:29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ovimento Brasil Livre Santa Catarina esteve em Laguna ontem para protestar contra Dilma Rousseff na... http://t.co/UNYaghSSQj</text:p>
          </table:table-cell>
          <table:table-cell table:style-name="ce2" office:value-type="string" calcext:value-type="string">
            <text:p>2015-07-17 05:47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icia-se a guerra Cunha x Dilma. http://t.co/4QQG45lHQG</text:p>
          </table:table-cell>
          <table:table-cell table:style-name="ce2" office:value-type="string" calcext:value-type="string">
            <text:p>2015-07-17 14:03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ima está pegando fogo em Brasília com diversas possibilidades de se derrubar a presidente Dilma, incluindo o... http://t.co/T6FqPyCau9</text:p>
          </table:table-cell>
          <table:table-cell table:style-name="ce2" office:value-type="string" calcext:value-type="string">
            <text:p>2015-07-17 17:55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ovimento Brasil Livre protocolou o pedido de impeachment da presidente Dilma Rousseff no dia 27 de Maio. Entre... http://t.co/fJZE4xXO6P</text:p>
          </table:table-cell>
          <table:table-cell table:style-name="ce2" office:value-type="string" calcext:value-type="string">
            <text:p>2015-07-18 00:40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nha colocará um dos pedidos de impeachment de Dilma na ordem do dia na Câmara na primeira sessão de agosto, diz... http://t.co/ERPow4wZIP</text:p>
          </table:table-cell>
          <table:table-cell table:style-name="ce2" office:value-type="string" calcext:value-type="string">
            <text:p>2015-07-18 01:56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 de Março de 2015 entrou para a História: neste dia, nós, cidadãos brasileiros, fizemos a maior manifestação da... http://t.co/eM8ktVhH5H</text:p>
          </table:table-cell>
          <table:table-cell table:style-name="ce2" office:value-type="string" calcext:value-type="string">
            <text:p>2015-07-19 00:34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aís precisa ser passado a limpo. O país precisa de reformas. Nada disso acontecerá enquanto Dilma Rousseff... http://t.co/AciBrxtEUc</text:p>
          </table:table-cell>
          <table:table-cell table:style-name="ce2" office:value-type="string" calcext:value-type="string">
            <text:p>2015-07-19 02:50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BL de Feira de Santana está fazendo sua parte pelo Impeachment de Dilma Rousseff. E você?\nCurta: Movimento... http://t.co/97Ybzvmk9r</text:p>
          </table:table-cell>
          <table:table-cell table:style-name="ce2" office:value-type="string" calcext:value-type="string">
            <text:p>2015-07-19 16:0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rastro da propina na campanha da Dilma\n\nCurta Movimento Brasil Livre\n\nLevantamento nas contas da presidente... http://t.co/3prcRpjARE</text:p>
          </table:table-cell>
          <table:table-cell table:style-name="ce2" office:value-type="string" calcext:value-type="string">
            <text:p>2015-07-19 22:40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nha dá andamento a 11 (ONZE) pedidos de impeachment.\n\nCurta Movimento Brasil Livre... http://t.co/EnCFjLWRzM</text:p>
          </table:table-cell>
          <table:table-cell table:style-name="ce2" office:value-type="string" calcext:value-type="string">
            <text:p>2015-07-21 15:5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a não para de cair! Menos de 1 em cada 10 brasileiros aprovam Dilma.\n\nCurta Movimento Brasil Livre\n\n16 de agosto... http://t.co/kxoUWBrwG2</text:p>
          </table:table-cell>
          <table:table-cell table:style-name="ce2" office:value-type="string" calcext:value-type="string">
            <text:p>2015-07-21 16:5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63% aprovam o impeachment de Dilma Rousseff. \nJá há base jurídica, há apoio popular, e um presidente da Câmara... http://t.co/lmRZjejGx3</text:p>
          </table:table-cell>
          <table:table-cell table:style-name="ce2" office:value-type="string" calcext:value-type="string">
            <text:p>2015-07-21 18:3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nhas de Dilma e Haddad foram financiadas com dinheiro vindo da Suíça. Diz Marcelo Odebrecht.\n\nCurta... http://t.co/tPOlBwELN1</text:p>
          </table:table-cell>
          <table:table-cell table:style-name="ce2" office:value-type="string" calcext:value-type="string">
            <text:p>2015-07-22 17:3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rta verba de pré-escola e creche; vagas eram promessa eleitoral. \n\nPara quem é contra a redução da... http://t.co/YMJgjYWyRD</text:p>
          </table:table-cell>
          <table:table-cell table:style-name="ce2" office:value-type="string" calcext:value-type="string">
            <text:p>2015-07-23 15:08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igo de Kim Kataguiri para o UOL. O Tema?\nIMPEACHMENT!... http://t.co/abd16R6aXe</text:p>
          </table:table-cell>
          <table:table-cell table:style-name="ce2" office:value-type="string" calcext:value-type="string">
            <text:p>2015-07-23 15:11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igo de Kim Kataguiri no UOL hoje.... http://t.co/d6gZcodSMo</text:p>
          </table:table-cell>
          <table:table-cell table:style-name="ce2" office:value-type="string" calcext:value-type="string">
            <text:p>2015-07-23 17:28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la indo atrás de FHC para conter impeachment. Que gracinha.\nParece a Dilma indo atrás de Collor contra... http://t.co/XPYVwEvOpx</text:p>
          </table:table-cell>
          <table:table-cell table:style-name="ce2" office:value-type="string" calcext:value-type="string">
            <text:p>2015-07-27 15:4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ta se você concorda que Dilma quebrou o Brasil.\n\nCurta Movimento Brasil Livre\n\nFaça uma doação ao MBL e ajude... http://t.co/7A6DUSzhGv</text:p>
          </table:table-cell>
          <table:table-cell table:style-name="ce2" office:value-type="string" calcext:value-type="string">
            <text:p>2015-07-28 13:48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a está com medo do impeachment!\n\nCurta Movimento Brasil Livre... http://t.co/Jis5hQgcVu</text:p>
          </table:table-cell>
          <table:table-cell table:style-name="ce2" office:value-type="string" calcext:value-type="string">
            <text:p>2015-07-28 15:33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: Pensa em um número. Multiplica por dois. \nAgora, sei lá. \n\nhttps://t.co/jKIAQLQgmG</text:p>
          </table:table-cell>
          <table:table-cell table:style-name="ce2" office:value-type="string" calcext:value-type="string">
            <text:p>2015-07-28 15:58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Não vamos colocar uma meta: deixaremos em aberto e quando atingirmos ela, nós dobraremos a meta".\n\nDilma soltou... http://t.co/V0SHmAZxZK</text:p>
          </table:table-cell>
          <table:table-cell table:style-name="ce2" office:value-type="string" calcext:value-type="string">
            <text:p>2015-07-29 14:21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o impeachment de Collor pode inspirar o de Dilma http://t.co/KYBjYnOhjr via @apyus</text:p>
          </table:table-cell>
          <table:table-cell table:style-name="ce2" office:value-type="string" calcext:value-type="string">
            <text:p>2015-07-29 16:5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quer mais impostos! Entreguem tudo!\n\nCurta Movimento Brasil Livre\n\nFaça uma doação ao MBL e ajude a... http://t.co/fhw6CCUbPS</text:p>
          </table:table-cell>
          <table:table-cell table:style-name="ce2" office:value-type="string" calcext:value-type="string">
            <text:p>2015-07-29 23:47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 DO DIA\n\nTodo dia um deputado do Placar Fora Dilma para ser pressionado para que vote pelo impeachment.... http://t.co/HjhkPtE8QW</text:p>
          </table:table-cell>
          <table:table-cell table:style-name="ce2" office:value-type="string" calcext:value-type="string">
            <text:p>2015-07-30 15:35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cê que vai prestar o enem, estude Dilma.\n\n Vai cair.\n\nCurta Movimento Brasil Livre\n\nFaça uma doação ao MBL e... http://t.co/3CuZyR01Tx</text:p>
          </table:table-cell>
          <table:table-cell table:style-name="ce2" office:value-type="string" calcext:value-type="string">
            <text:p>2015-07-30 17:58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suas pérolas.\n\nQue?\n\nCurta Movimento Brasil Livre\n\nFaça uma doação ao MBL e ajude a construir um Brasil... http://t.co/u8dqi6S3t2</text:p>
          </table:table-cell>
          <table:table-cell table:style-name="ce2" office:value-type="string" calcext:value-type="string">
            <text:p>2015-07-31 18:01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AKING DILMA\n\nA inflação está tão alta que não vai ter meta.\n\nMas estão dobrando a meta.\n\nCurta Movimento... http://t.co/0mGot10Dvp</text:p>
          </table:table-cell>
          <table:table-cell table:style-name="ce2" office:value-type="string" calcext:value-type="string">
            <text:p>2015-07-31 20:22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é honrada e não está envolvida em corrupção" diz FHC.\n\nEstá louco???????... http://t.co/WjVQVOV7hX</text:p>
          </table:table-cell>
          <table:table-cell table:style-name="ce2" office:value-type="string" calcext:value-type="string">
            <text:p>2015-08-03 00:59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vimento Brasil Livre ES e Movimento Brasil Livre Brasília com mais um voto positivo ao impeachment de Dilma... http://t.co/2db1OcbX6L</text:p>
          </table:table-cell>
          <table:table-cell table:style-name="ce2" office:value-type="string" calcext:value-type="string">
            <text:p>2015-08-03 02:31:0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nando Holiday traz as últimas da movimentação em Brasília. O governo já está preparado para a derrota de Dilma... http://t.co/CDgdEMBAlV</text:p>
          </table:table-cell>
          <table:table-cell table:style-name="ce2" office:value-type="string" calcext:value-type="string">
            <text:p>2015-08-03 12:22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 números não mentem, Dilma conseguiu estragar tudo em que colocou a mão nesse mandato. http://t.co/ArkQ0NQD1Q</text:p>
          </table:table-cell>
          <table:table-cell table:style-name="ce2" office:value-type="string" calcext:value-type="string">
            <text:p>2015-08-03 12:30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naldo Azevedo fala aquilo que o MBL já vem dizendo: PT tenta usar o suposto ataque à sede do iLula para tentar... http://t.co/GibjAbNFF4</text:p>
          </table:table-cell>
          <table:table-cell table:style-name="ce2" office:value-type="string" calcext:value-type="string">
            <text:p>2015-08-03 23:08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ros oficiais continuando chegando ao Palácio da Alvorada para uma reunião com a presidente Dilma. O governo... http://t.co/nMfAmdeqyU</text:p>
          </table:table-cell>
          <table:table-cell table:style-name="ce2" office:value-type="string" calcext:value-type="string">
            <text:p>2015-08-04 00:0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e mais políticos chegam para a reunião com Dilma Rousseff. Todos prontos para afundarem com o PT. \n\nFORA PT!... http://t.co/n4hPKfZMY2</text:p>
          </table:table-cell>
          <table:table-cell table:style-name="ce2" office:value-type="string" calcext:value-type="string">
            <text:p>2015-08-04 13:08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 vídeo de ontem na frente do Palácio do Alvorada onde políticos se reuniram com a presidente Dilma.... http://t.co/sXrREJQURq</text:p>
          </table:table-cell>
          <table:table-cell table:style-name="ce2" office:value-type="string" calcext:value-type="string">
            <text:p>2015-08-04 16:5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an Haas comenta sobre a volta do recesso parlamentar e as reuniões que Dilma e Cunha fizeram ontem, além de... http://t.co/UZ1hnrkGu1</text:p>
          </table:table-cell>
          <table:table-cell table:style-name="ce2" office:value-type="string" calcext:value-type="string">
            <text:p>2015-08-04 18:34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nha e aliados discutem manobra para votar impeachment de Dilma. \n\nCurta Movimento Brasil Livre... http://t.co/Jd9AXFvMmN</text:p>
          </table:table-cell>
          <table:table-cell table:style-name="ce2" office:value-type="string" calcext:value-type="string">
            <text:p>2015-08-04 19:37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ST invadiu o ministério da fazenda para protestar contra o ajuste fiscal de Levy.\n\nPor "Levy" leia-se Dilma.... http://t.co/JjWX0e463A</text:p>
          </table:table-cell>
          <table:table-cell table:style-name="ce2" office:value-type="string" calcext:value-type="string">
            <text:p>2015-08-05 17:11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ão Paulo está em uma encruzilhada. Seus 4 candidatos a prefeito pertencem a base do governo Dilma e dois deles... http://t.co/2kdRi58MGl</text:p>
          </table:table-cell>
          <table:table-cell table:style-name="ce2" office:value-type="string" calcext:value-type="string">
            <text:p>2015-08-05 19:37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e desintegrando. O impeachment vem aí.\n\nCurta Movimento Brasil Livre\n\n16 DE AGOSTO, EU VOU!\n\nConfirme... http://t.co/bSLw9JHL85</text:p>
          </table:table-cell>
          <table:table-cell table:style-name="ce2" office:value-type="string" calcext:value-type="string">
            <text:p>2015-08-06 00:18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crise no governo Dilma. O Movimento Brasil Livre tem pedido de impeachment na mesa de Cunha. \n\nA matéria coloca... http://t.co/jFEFLozEQF</text:p>
          </table:table-cell>
          <table:table-cell table:style-name="ce2" office:value-type="string" calcext:value-type="string">
            <text:p>2015-08-06 00:32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GENTE: PDT E PTB ABANDONAM GOVERNO.... http://t.co/zGaBsXUPd8</text:p>
          </table:table-cell>
          <table:table-cell table:style-name="ce2" office:value-type="string" calcext:value-type="string">
            <text:p>2015-08-06 01:08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to de partido rompendo com o governo, não vai sobrar ministério pra Dilma cortar.</text:p>
          </table:table-cell>
          <table:table-cell table:style-name="ce2" office:value-type="string" calcext:value-type="string">
            <text:p>2015-08-06 12:40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ó se fala em impeachment.\n\nParticipantes do jantar no entanto disseram que o consenso foi que a tese do... http://t.co/9JCCOapJnX</text:p>
          </table:table-cell>
          <table:table-cell table:style-name="ce2" office:value-type="string" calcext:value-type="string">
            <text:p>2015-08-06 13:30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do dia um 7 1. Rejeição de Dilma supera a de Collor pré-impeachment.\n\nCurta Movimento Brasil Livre... http://t.co/pqQ6FQgHAk</text:p>
          </table:table-cell>
          <table:table-cell table:style-name="ce2" office:value-type="string" calcext:value-type="string">
            <text:p>2015-08-06 14:20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jeição a Dilma chega a 71%\n\nMeme clássico.\n\nCurta Movimento Brasil Livre\n\nFaça uma doação ao MBL e ajude a... http://t.co/TOpVRwlZIn</text:p>
          </table:table-cell>
          <table:table-cell table:style-name="ce2" office:value-type="string" calcext:value-type="string">
            <text:p>2015-08-06 15:38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jeição a Dilma. Nem a mandioca aprova.\n\nCurta Movimento Brasil Livre\n\nFaça uma doação ao MBL e ajude a... http://t.co/xkLxqVvFNn</text:p>
          </table:table-cell>
          <table:table-cell table:style-name="ce2" office:value-type="string" calcext:value-type="string">
            <text:p>2015-08-06 23:45:2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na sul de Belo Horizonte, cidade da Dilma não aguenta mais ela.\n\nCurta Movimento Brasil Livre http://t.co/ryzu7bC7VG</text:p>
          </table:table-cell>
          <table:table-cell table:style-name="ce2" office:value-type="string" calcext:value-type="string">
            <text:p>2015-08-06 23:49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o Alegre, Rio Grande do Sul.\n\nFORA DILMA!\n\nCurta Movimento Brasil Livre http://t.co/hBnNKl3z1m</text:p>
          </table:table-cell>
          <table:table-cell table:style-name="ce2" office:value-type="string" calcext:value-type="string">
            <text:p>2015-08-07 00:03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ca, Sao Paulo\n\nFORA DILMA!\n\nCurta Movimento Brasil Livre http://t.co/kj6fEEPABE</text:p>
          </table:table-cell>
          <table:table-cell table:style-name="ce2" office:value-type="string" calcext:value-type="string">
            <text:p>2015-08-07 00:57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tome panela em João Pessoa - Paraíba!\n\nA popularidade de Dilma despenca no nordeste! http://t.co/L8GYpi7Jcv</text:p>
          </table:table-cell>
          <table:table-cell table:style-name="ce2" office:value-type="string" calcext:value-type="string">
            <text:p>2015-08-07 15:40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 carta aberta a Dilma, cientistas dizem que burocracia trava pesquisas clínicas. \n\nMais um exemplo de como o... http://t.co/5IcES7IGSl</text:p>
          </table:table-cell>
          <table:table-cell table:style-name="ce2" office:value-type="string" calcext:value-type="string">
            <text:p>2015-08-07 22:00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DADES 16 DE AGOSTO!\n\nVamos todos às ruas exigir o impeachment de Dilma Rousseff! \nO País não aguenta mais. Chega... http://t.co/UrMO0dztGh</text:p>
          </table:table-cell>
          <table:table-cell table:style-name="ce2" office:value-type="string" calcext:value-type="string">
            <text:p>2015-08-08 02:05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falta de seriedade vista na grande mídia é na realidade um tiro no pé.\n1-O JN deu um longo tempo pra Dilma se... http://t.co/0Ds5kEWtdp</text:p>
          </table:table-cell>
          <table:table-cell table:style-name="ce2" office:value-type="string" calcext:value-type="string">
            <text:p>2015-08-09 00:35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vimento Brasil Livre RS e La Banda Loka Liberal anunciam o dia do FORA DILMA em Porto Alegre \n\n#16Ago #DilmaVaiCair</text:p>
          </table:table-cell>
          <table:table-cell table:style-name="ce2" office:value-type="string" calcext:value-type="string">
            <text:p>2015-08-10 19:31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 promessas furadas contadas por Dilma na campanha.... http://t.co/QJT7dgBhbS</text:p>
          </table:table-cell>
          <table:table-cell table:style-name="ce2" office:value-type="string" calcext:value-type="string">
            <text:p>2015-08-10 20:44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O Brasil precisa que as pessoas pensem primeiro nele" diz Dilma.\n\nNós pensamos. Por isso, IMPEACHMENT JÁ!\n\nFORA... http://t.co/woiG67SvHk</text:p>
          </table:table-cell>
          <table:table-cell table:style-name="ce2" office:value-type="string" calcext:value-type="string">
            <text:p>2015-08-10 23:01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se Fernando Collor fosse sincero? Que dicas ele daria para Dilma Rousseff?\n\nCreio que não as melhores.... http://t.co/Z09EtlHfY0</text:p>
          </table:table-cell>
          <table:table-cell table:style-name="ce2" office:value-type="string" calcext:value-type="string">
            <text:p>2015-08-10 23:45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se Fernando Collor fosse sincero com Dilma? http://t.co/8vMjdH06jA</text:p>
          </table:table-cell>
          <table:table-cell table:style-name="ce2" office:value-type="string" calcext:value-type="string">
            <text:p>2015-08-11 13:22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A senhora foi legitimamente eleita, mas eu também fui", diz Collor a Dilma.\n\nCollor mandando a real pra Dilma.... http://t.co/LgiWqlHjqb</text:p>
          </table:table-cell>
          <table:table-cell table:style-name="ce2" office:value-type="string" calcext:value-type="string">
            <text:p>2015-08-11 15:09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s apoiam Dilma publicamente. E estrelaram projetos que receberam essas verbas públicas.\nhttp://t.co/3m0XfCsz8P</text:p>
          </table:table-cell>
          <table:table-cell table:style-name="ce2" office:value-type="string" calcext:value-type="string">
            <text:p>2015-08-11 15:18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s apoiam Dilma publicamente. E estrelaram projetos que receberam essas verbas públicas.... http://t.co/Dkttih5Cmx</text:p>
          </table:table-cell>
          <table:table-cell table:style-name="ce2" office:value-type="string" calcext:value-type="string">
            <text:p>2015-08-11 23:30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a equipe do MBL está em Brasília nesse momento conversando com alguns deputados sobre o impeachment de Dilma... http://t.co/n21WazcPWH</text:p>
          </table:table-cell>
          <table:table-cell table:style-name="ce2" office:value-type="string" calcext:value-type="string">
            <text:p>2015-08-12 15:08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ão o TCU vai dar mais tempo pra Dilma???</text:p>
          </table:table-cell>
          <table:table-cell table:style-name="ce2" office:value-type="string" calcext:value-type="string">
            <text:p>2015-08-12 15:30:03+00: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NAN CALHEIROS AFUNDANDO COM DILMA.\n\nCom tudo nas mãos para poder tirar essa quadrilha do poder. Com o partido... http://t.co/FQsMvU26p0</text:p>
          </table:table-cell>
          <table:table-cell table:style-name="ce2" office:value-type="string" calcext:value-type="string">
            <text:p>2015-08-12 19:09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ELAÇO NO CALHEIROS\n\nRenan Calheiros estranhamente começou a defender Dilma nos últimos dias. Rabo preso? ALÔ... http://t.co/0KVZAp9WCr</text:p>
          </table:table-cell>
          <table:table-cell table:style-name="ce2" office:value-type="string" calcext:value-type="string">
            <text:p>2015-08-12 21:3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sé Serra é aliado de Renan Calheiros, quer aliviar para Dilma e aparecer no 16/08????\n\nNÃO SERÁ BEM-VINDO.... http://t.co/bImIEQNbmu</text:p>
          </table:table-cell>
          <table:table-cell table:style-name="ce2" office:value-type="string" calcext:value-type="string">
            <text:p>2015-08-12 22:1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grana de BNDES, Caixa e Itaipu, Marcha das Margaridas apoiam Dilma em Brasília.\n\nSegue o bolsa-manifestação... http://t.co/nItlfLQFvQ</text:p>
          </table:table-cell>
          <table:table-cell table:style-name="ce2" office:value-type="string" calcext:value-type="string">
            <text:p>2015-08-13 12:59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ajuda de Renan Calheiros, Dilma ganha mais 15 dias no TCU.\n\nSomente uma figura tipo Calheiros para se aliar... http://t.co/7LXiBJLJps</text:p>
          </table:table-cell>
          <table:table-cell table:style-name="ce2" office:value-type="string" calcext:value-type="string">
            <text:p>2015-08-13 15:3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ganha mais 15 dias no TCU para... colocar a culpa no FHC, como sempre faz. \n\nMas o TCU resolveu dar um... http://t.co/ghI7Z6M175</text:p>
          </table:table-cell>
          <table:table-cell table:style-name="ce2" office:value-type="string" calcext:value-type="string">
            <text:p>2015-08-13 18:30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suas ditaduras amiguinhas. O Movimento Brasil Livre RS fará seu 16/08 no Parcão às 14h.\n\nCurta Movimento... http://t.co/4RDow2sBlU</text:p>
          </table:table-cell>
          <table:table-cell table:style-name="ce2" office:value-type="string" calcext:value-type="string">
            <text:p>2015-08-13 21:00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ritório que trabalhou para Gleisi Hoffmann, ex-ministra da Casa Civil de Dilma Rousseff, está no centro das... http://t.co/fi5sQijKHd</text:p>
          </table:table-cell>
          <table:table-cell table:style-name="ce2" office:value-type="string" calcext:value-type="string">
            <text:p>2015-08-13 21:49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seff foi citada 11 vezes em delações premiadas. Ainda assim, o procurador-geral da República, Rodrigo... http://t.co/0WCCdJeyDE</text:p>
          </table:table-cell>
          <table:table-cell table:style-name="ce2" office:value-type="string" calcext:value-type="string">
            <text:p>2015-08-14 00:28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Rouseff legitima ameaça contra a população. http://t.co/ckRsg2MJUj</text:p>
          </table:table-cell>
          <table:table-cell table:style-name="ce2" office:value-type="string" calcext:value-type="string">
            <text:p>2015-08-15 17:10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reata Fora Dilma em Natal! Tem até Lula e Dilma atrás das grades. \n\nNa capital do Rio Grande do Norte a... http://t.co/ro1AZKG7d1</text:p>
          </table:table-cell>
          <table:table-cell table:style-name="ce2" office:value-type="string" calcext:value-type="string">
            <text:p>2015-08-16 11:50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m dia! Um ótimo dia mostrar quem é que manda nesse país.... http://t.co/pQAcnnAQ21</text:p>
          </table:table-cell>
          <table:table-cell table:style-name="ce2" office:value-type="string" calcext:value-type="string">
            <text:p>2015-08-20 14:01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e é dia da CUT defender o desemprego no governo Dilma.</text:p>
          </table:table-cell>
          <table:table-cell table:style-name="ce2" office:value-type="string" calcext:value-type="string">
            <text:p>2015-08-20 23:58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ovo mostrou o que realmente quer. \nFORA DILMA! FORA PT! http://t.co/sAL6iXiF5z</text:p>
          </table:table-cell>
          <table:table-cell table:style-name="ce2" office:value-type="string" calcext:value-type="string">
            <text:p>2015-08-23 23:34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se presidente do Itaú sendo contra impeachment de Dilma. Por que ele não a coloca como presidente do Itaú? http://t.co/aeIyx31Sfx</text:p>
          </table:table-cell>
          <table:table-cell table:style-name="ce2" office:value-type="string" calcext:value-type="string">
            <text:p>2015-08-23 23:35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sidente do Itaú sendo contra o impeachment de Dilma.\nTambém, é um dos únicos que está lucrando com ela. http://t.co/iVXPT2lj9l</text:p>
          </table:table-cell>
          <table:table-cell table:style-name="ce2" office:value-type="string" calcext:value-type="string">
            <text:p>2015-08-23 23:39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te contra impeachment de Dilma: banqueiros e donos de empreiteiras.\nUé?</text:p>
          </table:table-cell>
          <table:table-cell table:style-name="ce2" office:value-type="string" calcext:value-type="string">
            <text:p>2015-08-23 23:47:1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gnação seletiva de Dilma http://t.co/5BqJkw01tR</text:p>
          </table:table-cell>
          <table:table-cell table:style-name="ce2" office:value-type="string" calcext:value-type="string">
            <text:p>2015-08-24 19:54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stas a favor de pena de morte para gays e intervenção militar para proteger Dilma? \nhttps://t.co/ym88EEg2EN</text:p>
          </table:table-cell>
          <table:table-cell table:style-name="ce2" office:value-type="string" calcext:value-type="string">
            <text:p>2015-08-25 14:19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Dilma já tá colocando a culpa na queda da bolsa de Xangai dessa semana hahahaha</text:p>
          </table:table-cell>
          <table:table-cell table:style-name="ce2" office:value-type="string" calcext:value-type="string">
            <text:p>2015-08-25 14:26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memora a chegada de uma crise internacional. http://t.co/qAk9uCiCug</text:p>
          </table:table-cell>
          <table:table-cell table:style-name="ce2" office:value-type="string" calcext:value-type="string">
            <text:p>2015-08-25 21:58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la e Dilma sabiam de tudo, reafirma Youssef http://t.co/ai745y2W5M</text:p>
          </table:table-cell>
          <table:table-cell table:style-name="ce2" office:value-type="string" calcext:value-type="string">
            <text:p>2015-08-26 19:39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15 dias para Dilma explicar as pedaladas. http://t.co/uXCPKnezFy</text:p>
          </table:table-cell>
          <table:table-cell table:style-name="ce2" office:value-type="string" calcext:value-type="string">
            <text:p>2015-08-30 00:38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SE A CPMF NÃO VOLTAR, O SUS VIRA BARBÁRIE"\nPerde apoio e desiste da CPMF. \nEsse é o governo Dilma.</text:p>
          </table:table-cell>
          <table:table-cell table:style-name="ce2" office:value-type="string" calcext:value-type="string">
            <text:p>2015-08-30 15:27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not arquiva ação solicitada por Gilmar Mendes contra Dilma e alfineta ‘derrotados’ na eleição http://t.co/mL77jQY43D</text:p>
          </table:table-cell>
          <table:table-cell table:style-name="ce2" office:value-type="string" calcext:value-type="string">
            <text:p>2015-08-31 00:51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o o PT usa a máquina pública para evitar a queda de Dilma http://t.co/T2IjOqjhwv via @ApyusCom</text:p>
          </table:table-cell>
          <table:table-cell table:style-name="ce2" office:value-type="string" calcext:value-type="string">
            <text:p>2015-09-02 15:53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mbo no orçamento de 30 bi para 70 bi.\nDilma dobrou a meta. http://t.co/nIBu3pPQwa</text:p>
          </table:table-cell>
          <table:table-cell table:style-name="ce2" office:value-type="string" calcext:value-type="string">
            <text:p>2015-09-02 18:47:5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Uber tira emprego", diz Dilma.\nPor que ela não pergunta isso para cada motorista do aplicativo?</text:p>
          </table:table-cell>
          <table:table-cell table:style-name="ce2" office:value-type="string" calcext:value-type="string">
            <text:p>2015-09-02 19:2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iana Lóssio está apaixonada pela ação de cassação de Dilma.\n\nLibera a ação, Lóssio! http://t.co/1VrH8BpLds</text:p>
          </table:table-cell>
          <table:table-cell table:style-name="ce2" office:value-type="string" calcext:value-type="string">
            <text:p>2015-09-09 18:21:4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estruiu a economia DE PROPÓSITO para ser reeleita. E agora o povo paga a conta de seu egoísmo. REPROVA, TCU! http://t.co/O00KepKZ2L</text:p>
          </table:table-cell>
          <table:table-cell table:style-name="ce2" office:value-type="string" calcext:value-type="string">
            <text:p>2015-09-10 15:24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inem o abaixo-assinado pela queda de Dilma Rousseff\nAcessem aqui http://t.co/ZnzTY1JlCV http://t.co/dEwpyGevDx</text:p>
          </table:table-cell>
          <table:table-cell table:style-name="ce2" office:value-type="string" calcext:value-type="string">
            <text:p>2015-09-11 14:07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aplausos de Lula e Dilma, regime de Maduro condena Leopoldo Lopez a quase 14 anos de prisão apenas por ser oposição.</text:p>
          </table:table-cell>
          <table:table-cell table:style-name="ce2" office:value-type="string" calcext:value-type="string">
            <text:p>2015-09-17 15:52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curso de Fernando Holiday hoje após o protocolo do pedido unificado de impeachment de Dilma Rousseff https://t.co/LLpisgmb07</text:p>
          </table:table-cell>
          <table:table-cell table:style-name="ce2" office:value-type="string" calcext:value-type="string">
            <text:p>2015-09-19 13:27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o do MBL Brasília na embaixada da Venezuela. Fora Dilma! Fora Foro! http://t.co/WV46D4e1wA</text:p>
          </table:table-cell>
          <table:table-cell table:style-name="ce2" office:value-type="string" calcext:value-type="string">
            <text:p>2015-09-21 19:48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... http://t.co/DdKaGYqwFu</text:p>
          </table:table-cell>
          <table:table-cell table:style-name="ce2" office:value-type="string" calcext:value-type="string">
            <text:p>2015-09-23 15:24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hor atriz: Dilma Rousseff. http://t.co/MxdDEt8q2a</text:p>
          </table:table-cell>
          <table:table-cell table:style-name="ce2" office:value-type="string" calcext:value-type="string">
            <text:p>2015-09-23 20:19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nha divulga rito do impeachment.\n\nDilma vai cair sim.</text:p>
          </table:table-cell>
          <table:table-cell table:style-name="ce2" office:value-type="string" calcext:value-type="string">
            <text:p>2015-09-24 17:40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tado para ministério da saúde já defendeu renúncia de Dilma. http://t.co/bIAOOlEjQS</text:p>
          </table:table-cell>
          <table:table-cell table:style-name="ce2" office:value-type="string" calcext:value-type="string">
            <text:p>2015-09-25 14:50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notícia boa é: mesmo que lentamente, o impeachment de Dilma segue em curso http://t.co/PLdXZob3DO</text:p>
          </table:table-cell>
          <table:table-cell table:style-name="ce2" office:value-type="string" calcext:value-type="string">
            <text:p>2015-09-26 14:14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://t.co/lsrQlVJhJa http://t.co/sgWIY9uu9R</text:p>
          </table:table-cell>
          <table:table-cell table:style-name="ce2" office:value-type="string" calcext:value-type="string">
            <text:p>2015-09-28 13:58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 mercadoria e que capital circula livremente no Brasil, Dilma?\nhttps://t.co/9lEAGtD7bh</text:p>
          </table:table-cell>
          <table:table-cell table:style-name="ce2" office:value-type="string" calcext:value-type="string">
            <text:p>2015-09-28 16:19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nha quer analisar pedidos contra Dilma esta semana http://t.co/himTtbyR4N</text:p>
          </table:table-cell>
          <table:table-cell table:style-name="ce2" office:value-type="string" calcext:value-type="string">
            <text:p>2015-09-30 12:29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á na Folha: Dilma quer Aldo Rebelo no Ministério da Defesa. Meu deus.</text:p>
          </table:table-cell>
          <table:table-cell table:style-name="ce2" office:value-type="string" calcext:value-type="string">
            <text:p>2015-09-30 22:05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bre a Dilma Bolada http://t.co/2aOGRWkbjX</text:p>
          </table:table-cell>
          <table:table-cell table:style-name="ce2" office:value-type="string" calcext:value-type="string">
            <text:p>2015-10-01 14:38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bby em MP teve assinatura de Dilma. \nA 'leitora compulsiva' assina mais um documento sujo. E agora? http://t.co/C8j7INeXcg</text:p>
          </table:table-cell>
          <table:table-cell table:style-name="ce2" office:value-type="string" calcext:value-type="string">
            <text:p>2015-10-01 14:55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a leitora compulsiva. http://t.co/g8mewIRTZ5</text:p>
          </table:table-cell>
          <table:table-cell table:style-name="ce2" office:value-type="string" calcext:value-type="string">
            <text:p>2015-10-01 15:38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HAHAHA\nAo reassumir ministério da educação, Mercadante diz que meta é alfabetizar Dilma http://t.co/4KEkLQJX5U via @JoselitoMuller3</text:p>
          </table:table-cell>
          <table:table-cell table:style-name="ce2" office:value-type="string" calcext:value-type="string">
            <text:p>2015-10-01 19:38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WbRzT6RKkq https://t.co/ja8igMHsdB</text:p>
          </table:table-cell>
          <table:table-cell table:style-name="ce2" office:value-type="string" calcext:value-type="string">
            <text:p>2015-10-02 01:20:17+00:0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lma vetou voto impresso pois custaria R1,8𝑏𝑖𝑙ℎã𝑜𝑎𝑚𝑎𝑖𝑠.𝐴𝑠𝑒𝑙𝑒𝑖çõ𝑒𝑠ℎ𝑜𝑗𝑒𝑐𝑢𝑠𝑡𝑎𝑚𝑅1,8���ℎã������.������çõ��ℎ����������500 milhões. Meio estranho esse valor da presidente.</text:p>
          </table:table-cell>
          <table:table-cell table:style-name="ce2" office:value-type="string" calcext:value-type="string">
            <text:p>2015-10-05 19:14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cha um absurdo impedir o livre trânsito de pessoas. Tipo o que o MST faz. \nhttp://t.co/1r9i948qrv http://t.co/hBbQ6gPHAr</text:p>
          </table:table-cell>
          <table:table-cell table:style-name="ce2" office:value-type="string" calcext:value-type="string">
            <text:p>2015-10-05 22:37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á um golpe. O TCU investiga o golpe. Dilma tentar dar um golpe no TCU. O povo reclama e Cardozo diz que é golpismo. Meu deus.</text:p>
          </table:table-cell>
          <table:table-cell table:style-name="ce2" office:value-type="string" calcext:value-type="string">
            <text:p>2015-10-07 00:19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GENTE: TSE ABRE AÇÃO DE IMPUGNAÇÃO DE MANDATO DE DILMA. http://t.co/NbCOmua1AP</text:p>
          </table:table-cell>
          <table:table-cell table:style-name="ce2" office:value-type="string" calcext:value-type="string">
            <text:p>2015-10-07 17:09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não governa mais\nhttp://t.co/BEjQuUtisG</text:p>
          </table:table-cell>
          <table:table-cell table:style-name="ce2" office:value-type="string" calcext:value-type="string">
            <text:p>2015-10-07 17:1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ção aberta no TSE, governo DESESPERADO com o TCU, e toda a compra de deputados não serviu pra nada. \nGoverno Dilma acabou.</text:p>
          </table:table-cell>
          <table:table-cell table:style-name="ce2" office:value-type="string" calcext:value-type="string">
            <text:p>2015-10-07 18:08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ofre novo revés e não consegue analisar vetos\nhttp://t.co/eKNFv1UVLP http://t.co/NdDStI58W5</text:p>
          </table:table-cell>
          <table:table-cell table:style-name="ce2" office:value-type="string" calcext:value-type="string">
            <text:p>2015-10-07 23:35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você perdeu. http://t.co/3EWVEFT3QA</text:p>
          </table:table-cell>
          <table:table-cell table:style-name="ce2" office:value-type="string" calcext:value-type="string">
            <text:p>2015-10-08 23:16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ja os melhores momentos do julgamento das contas de Dilma no TCU \nhttps://t.co/PCNn34CC17</text:p>
          </table:table-cell>
          <table:table-cell table:style-name="ce2" office:value-type="string" calcext:value-type="string">
            <text:p>2015-10-08 23:43:1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ja os melhores momentos do julgamento das contas de Dilma no TCU https://t.co/r0e8sfB3vR</text:p>
          </table:table-cell>
          <table:table-cell table:style-name="ce2" office:value-type="string" calcext:value-type="string">
            <text:p>2015-10-20 13:16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OLTA MAIS UMA PÉROLA:\n"Meu governo não está envolvido em escândalo de corrupção"</text:p>
          </table:table-cell>
          <table:table-cell table:style-name="ce2" office:value-type="string" calcext:value-type="string">
            <text:p>2015-10-23 14:19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não se comportou esse ano.\n\n Crise põe em risco até o emprego de Papai Noel https://t.co/HHNv1VBTBg</text:p>
          </table:table-cell>
          <table:table-cell table:style-name="ce2" office:value-type="string" calcext:value-type="string">
            <text:p>2015-10-30 20:35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s a favor do impeachment de Dilma Rousseff já são maioria na Câmara https://t.co/AMVwqe60jD</text:p>
          </table:table-cell>
          <table:table-cell table:style-name="ce2" office:value-type="string" calcext:value-type="string">
            <text:p>2015-11-09 17:12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imprensa ta tentando esconder que os caminhoneiros pedem a saída de Dilma. Tentando.</text:p>
          </table:table-cell>
          <table:table-cell table:style-name="ce2" office:value-type="string" calcext:value-type="string">
            <text:p>2015-11-10 22:13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tem muuuuuuita moral para falar de economia prejudicada, né? https://t.co/UWx5wdyloC</text:p>
          </table:table-cell>
          <table:table-cell table:style-name="ce2" office:value-type="string" calcext:value-type="string">
            <text:p>2015-11-11 12:56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, coração covarde. https://t.co/stO5X21CqF</text:p>
          </table:table-cell>
          <table:table-cell table:style-name="ce2" office:value-type="string" calcext:value-type="string">
            <text:p>2015-11-11 14:51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inge que está preocupada com as estradas bloqueadas. Finge. https://t.co/JbeCF6lAwC</text:p>
          </table:table-cell>
          <table:table-cell table:style-name="ce2" office:value-type="string" calcext:value-type="string">
            <text:p>2015-11-11 18:57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articula a derrubada da MP de Dilma que pune caminhoneiros grevistas https://t.co/3QDXaBBbuo</text:p>
          </table:table-cell>
          <table:table-cell table:style-name="ce2" office:value-type="string" calcext:value-type="string">
            <text:p>2015-11-19 13:08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ÍDEO – “Mulheres negras” fascistoides do petismo distribuem porradas e são recebidas por Dilma https://t.co/oEnxYWtHaJ via @veja</text:p>
          </table:table-cell>
          <table:table-cell table:style-name="ce2" office:value-type="string" calcext:value-type="string">
            <text:p>2015-11-19 19:32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|￣￣￣￣￣￣ ￣￣ ￣| \n FORA DILMA\n|＿＿＿＿＿＿＿＿ ＿ |\n (\__/) ||\n (•ㅅ•) ||\n / 　づ"</text:p>
          </table:table-cell>
          <table:table-cell table:style-name="ce2" office:value-type="string" calcext:value-type="string">
            <text:p>2015-11-20 13:13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sempre esteve a par de tudo que ocorreu na compra da refinaria de Pasadena"\nhttps://t.co/sOaQjIuhrw https://t.co/JR2LkralpQ</text:p>
          </table:table-cell>
          <table:table-cell table:style-name="ce2" office:value-type="string" calcext:value-type="string">
            <text:p>2015-11-25 20:20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echo do áudio de Delcídio confirma que Cerveró ia falar que Dilma sabia de tudo de Pasadena.</text:p>
          </table:table-cell>
          <table:table-cell table:style-name="ce2" office:value-type="string" calcext:value-type="string">
            <text:p>2015-11-25 20:30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rveró realmente delatou Dilma. https://t.co/GT7AUeSl2z</text:p>
          </table:table-cell>
          <table:table-cell table:style-name="ce2" office:value-type="string" calcext:value-type="string">
            <text:p>2015-11-27 22:12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rveró foi indicação de Dilma, diz Delcídio. https://t.co/i7Ag26QJb1</text:p>
          </table:table-cell>
          <table:table-cell table:style-name="ce2" office:value-type="string" calcext:value-type="string">
            <text:p>2015-12-02 23:36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T já confessou que Dilma cometeu crime de responsa "mas todo mundo o fez". Agora volta e diz que não cometeu. Ué?</text:p>
          </table:table-cell>
          <table:table-cell table:style-name="ce2" office:value-type="string" calcext:value-type="string">
            <text:p>2015-12-03 15:10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vespa e ações de estatais disparam com chance ainda maior de Dilma cair. https://t.co/M7wcJeJmKf</text:p>
          </table:table-cell>
          <table:table-cell table:style-name="ce2" office:value-type="string" calcext:value-type="string">
            <text:p>2015-12-06 15:33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nfia na economia para se salvar do impeachment. \n\nApoiamos essa idéia. Confie bastante, Dilma.</text:p>
          </table:table-cell>
          <table:table-cell table:style-name="ce2" office:value-type="string" calcext:value-type="string">
            <text:p>2015-12-07 14:08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rveró está detalhando a compra de Pasadena em delação. Lembrando que ele disse que Dilma sabia de tudo.</text:p>
          </table:table-cell>
          <table:table-cell table:style-name="ce2" office:value-type="string" calcext:value-type="string">
            <text:p>2015-12-07 16:00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 juristas que Dilma convocou para se defender estão batendo cabeça na coletiva. \nQue ridículo!</text:p>
          </table:table-cell>
          <table:table-cell table:style-name="ce2" office:value-type="string" calcext:value-type="string">
            <text:p>2015-12-08 19:45:3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s governistas quebram urnas na eleição da comissão especial #G1 https://t.co/FRADJcdhto</text:p>
          </table:table-cell>
          <table:table-cell table:style-name="ce2" office:value-type="string" calcext:value-type="string">
            <text:p>2015-12-08 20:32:3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ITA A CHAPA 2! COMISSÃO ESPECIAL DO IMPEACHMENT TERÁ MAIORIA CONTRA DILMA.</text:p>
          </table:table-cell>
          <table:table-cell table:style-name="ce2" office:value-type="string" calcext:value-type="string">
            <text:p>2015-12-13 15:44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ão Paulo agora!\nSE EMPURRAR, A DILMA CAI! https://t.co/aLvuQhGUC3</text:p>
          </table:table-cell>
          <table:table-cell table:style-name="ce2" office:value-type="string" calcext:value-type="string">
            <text:p>2015-12-16 17:41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ifestação em defesa da Dilma em BH: 200 pessoas. \n\nSUCESSO TOTAL</text:p>
          </table:table-cell>
          <table:table-cell table:style-name="ce2" office:value-type="string" calcext:value-type="string">
            <text:p>2015-12-17 20:43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lor com inveja desse STF da Dilma. https://t.co/hcAxzjGsGK</text:p>
          </table:table-cell>
          <table:table-cell table:style-name="ce2" office:value-type="string" calcext:value-type="string">
            <text:p>2015-12-22 15:28:2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cri x Dilma https://t.co/kw0EFBTG6L</text:p>
          </table:table-cell>
          <table:table-cell table:style-name="ce2" office:value-type="string" calcext:value-type="string">
            <text:p>2015-12-22 16:12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te 1 da participação de Dilma na Cúpula do Mercosul. https://t.co/HiuEonKoAe</text:p>
          </table:table-cell>
          <table:table-cell table:style-name="ce2" office:value-type="string" calcext:value-type="string">
            <text:p>2015-12-22 16:18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logia "espírito democrático" de... MADURO! https://t.co/q1YkLGSrcO</text:p>
          </table:table-cell>
          <table:table-cell table:style-name="ce2" office:value-type="string" calcext:value-type="string">
            <text:p>2015-12-23 14:43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se "espírito democrático" que Dilma adora. https://t.co/k5WUYWtGX0</text:p>
          </table:table-cell>
          <table:table-cell table:style-name="ce2" office:value-type="string" calcext:value-type="string">
            <text:p>2015-12-23 16:0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s é, Dilma. https://t.co/ZwDTTXwlFB</text:p>
          </table:table-cell>
          <table:table-cell table:style-name="ce2" office:value-type="string" calcext:value-type="string">
            <text:p>2015-12-23 19:10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efendendo a liberdade. Que lindo. https://t.co/LltgW8Fc6J</text:p>
          </table:table-cell>
          <table:table-cell table:style-name="ce2" office:value-type="string" calcext:value-type="string">
            <text:p>2016-01-05 00:33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deputado @celsomaldaner apoia Picciani, Dilma e Renan Calheiros. https://t.co/vID17hbFs1 Não terá mais votos em SC https://t.co/fCOj6wYAhr</text:p>
          </table:table-cell>
          <table:table-cell table:style-name="ce2" office:value-type="string" calcext:value-type="string">
            <text:p>2016-01-13 13:16:1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segue aumentando impostos. \nhttps://t.co/I9IJRxsXmP https://t.co/Teksa4N5SC</text:p>
          </table:table-cell>
          <table:table-cell table:style-name="ce2" office:value-type="string" calcext:value-type="string">
            <text:p>2016-01-21 20:25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béns, Dilma. https://t.co/FMOzacCp1k</text:p>
          </table:table-cell>
          <table:table-cell table:style-name="ce2" office:value-type="string" calcext:value-type="string">
            <text:p>2016-01-26 20:53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é Dilma e Lula admitem a crise, mas tem a turma ISENTONA dizendo que está tudo bem.</text:p>
          </table:table-cell>
          <table:table-cell table:style-name="ce2" office:value-type="string" calcext:value-type="string">
            <text:p>2016-01-28 17:51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ca pro conselhão da Dilma. \n\nhttps://t.co/jRGVirv5w2</text:p>
          </table:table-cell>
          <table:table-cell table:style-name="ce2" office:value-type="string" calcext:value-type="string">
            <text:p>2016-01-29 13:18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Conselhão feito por Dilma elogiando ela. Isso me lembra o "manda scrap por favor". https://t.co/NWfBagadID</text:p>
          </table:table-cell>
          <table:table-cell table:style-name="ce2" office:value-type="string" calcext:value-type="string">
            <text:p>2016-01-29 13:26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te da imprensa está amando Dilma ter apoio de "Representantes da sociedade civil e movimentos sociais". \nhttps://t.co/QTmOA8BMGA</text:p>
          </table:table-cell>
          <table:table-cell table:style-name="ce2" office:value-type="string" calcext:value-type="string">
            <text:p>2016-02-02 18:00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hegou ao Congresso sob vaias e ainda enfrentou gritos de "Xô, CPMF"</text:p>
          </table:table-cell>
          <table:table-cell table:style-name="ce2" office:value-type="string" calcext:value-type="string">
            <text:p>2016-02-02 19:21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tome vaia, Dilma! https://t.co/A0aaKTRa3O</text:p>
          </table:table-cell>
          <table:table-cell table:style-name="ce2" office:value-type="string" calcext:value-type="string">
            <text:p>2016-02-02 20:11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 Lula mente, ou Marisa, assim como Dilma, assina as coisas sem ler. https://t.co/kkpQAnobZi</text:p>
          </table:table-cell>
          <table:table-cell table:style-name="ce2" office:value-type="string" calcext:value-type="string">
            <text:p>2016-02-04 16:00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a do Amigo de Dilma #friendsday https://t.co/2WSh4nvXjg</text:p>
          </table:table-cell>
          <table:table-cell table:style-name="ce2" office:value-type="string" calcext:value-type="string">
            <text:p>2016-02-05 13:25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não vai mudar. https://t.co/nu6m5zn0GK</text:p>
          </table:table-cell>
          <table:table-cell table:style-name="ce2" office:value-type="string" calcext:value-type="string">
            <text:p>2016-02-12 13:54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celo Castro, que é deputado federal, voltaria a seu cargo para ajudar a eleger o cão de guarda de Dilma na Câmara.</text:p>
          </table:table-cell>
          <table:table-cell table:style-name="ce2" office:value-type="string" calcext:value-type="string">
            <text:p>2016-02-12 14:25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 a prioridade do governo Dilma mesmo? https://t.co/rOyEA3XhTv</text:p>
          </table:table-cell>
          <table:table-cell table:style-name="ce2" office:value-type="string" calcext:value-type="string">
            <text:p>2016-02-16 16:19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Ql3hiuugYU https://t.co/Ew4szZniFE</text:p>
          </table:table-cell>
          <table:table-cell table:style-name="ce2" office:value-type="string" calcext:value-type="string">
            <text:p>2016-02-18 20:07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Dilma combate a inflação como mesmo?\nhttps://t.co/xt46OPDwCl https://t.co/5xgbyoqvyv</text:p>
          </table:table-cell>
          <table:table-cell table:style-name="ce2" office:value-type="string" calcext:value-type="string">
            <text:p>2016-02-22 01:56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A DILMA no Fla Flu hoje. https://t.co/Cb0pTvt2fx</text:p>
          </table:table-cell>
          <table:table-cell table:style-name="ce2" office:value-type="string" calcext:value-type="string">
            <text:p>2016-02-25 21:12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not usa lei de Dilma para recomendar perdão de pena para 8 mensaleiros.</text:p>
          </table:table-cell>
          <table:table-cell table:style-name="ce2" office:value-type="string" calcext:value-type="string">
            <text:p>2016-02-29 14:14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 que Dilma precisa de dois aviões para ir ao Chile? https://t.co/XZOaaWvy5a</text:p>
          </table:table-cell>
          <table:table-cell table:style-name="ce2" office:value-type="string" calcext:value-type="string">
            <text:p>2016-03-01 18:17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8wSZbePUvB https://t.co/WEQHuieku0</text:p>
          </table:table-cell>
          <table:table-cell table:style-name="ce2" office:value-type="string" calcext:value-type="string">
            <text:p>2016-03-03 14:26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fim do PT. O fim de Dilma. O fim de Lula. https://t.co/uiUxP9CtG6</text:p>
          </table:table-cell>
          <table:table-cell table:style-name="ce2" office:value-type="string" calcext:value-type="string">
            <text:p>2016-03-03 14:31:3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ez de tudo para ajudar empreiteiros já condenados. https://t.co/MEoZsAZukh https://t.co/DriytkgVY4</text:p>
          </table:table-cell>
          <table:table-cell table:style-name="ce2" office:value-type="string" calcext:value-type="string">
            <text:p>2016-03-03 14:40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tuou contra a Lava Jato https://t.co/pKQBRXWHoN</text:p>
          </table:table-cell>
          <table:table-cell table:style-name="ce2" office:value-type="string" calcext:value-type="string">
            <text:p>2016-03-03 17:22:5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la e Dilma atuaram pela IMPUNIDADE dos corruptos, disse Delcídio. https://t.co/vAN9HPjubf</text:p>
          </table:table-cell>
          <table:table-cell table:style-name="ce2" office:value-type="string" calcext:value-type="string">
            <text:p>2016-03-10 20:04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wN3WA6OxYk https://t.co/8bvkXHmpsX</text:p>
          </table:table-cell>
          <table:table-cell table:style-name="ce2" office:value-type="string" calcext:value-type="string">
            <text:p>2016-03-15 15:19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lembra daquela reunião suspeita entre Dilma, Cardozo e Lewandowski em Portugal? Pois é. https://t.co/6AMykLLewj</text:p>
          </table:table-cell>
          <table:table-cell table:style-name="ce2" office:value-type="string" calcext:value-type="string">
            <text:p>2016-03-15 18:48:3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ssinou Pasadena mas ñ sabia\nLula ñ sabe de nada do Inst. Lula\nMercadante tem voz gravada e ñ sabe de nada</text:p>
          </table:table-cell>
          <table:table-cell table:style-name="ce2" office:value-type="string" calcext:value-type="string">
            <text:p>2016-03-16 23:29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locou Lula no ministério "all in"\nMoro: toma esse par de ás</text:p>
          </table:table-cell>
          <table:table-cell table:style-name="ce2" office:value-type="string" calcext:value-type="string">
            <text:p>2016-03-17 02:34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cê pensa que não tem como ficar pior, Dilma indica Lula. \nVocê pensa que não tem como ficar melhor, vão saindo os áudios de Lula.</text:p>
          </table:table-cell>
          <table:table-cell table:style-name="ce2" office:value-type="string" calcext:value-type="string">
            <text:p>2016-03-17 20:15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m gente ACAMPANDO na Paulista, e vai ficar lá até Dilma cair. https://t.co/YgrONqaHSB</text:p>
          </table:table-cell>
          <table:table-cell table:style-name="ce2" office:value-type="string" calcext:value-type="string">
            <text:p>2016-03-17 23:17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ripa tá demais!\nFORA DILMA! https://t.co/nGJWYWgz5K</text:p>
          </table:table-cell>
          <table:table-cell table:style-name="ce2" office:value-type="string" calcext:value-type="string">
            <text:p>2016-03-18 01:00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PROJETA FORA DILMA E FORA LULA NO CONGRESSO NACIONAL.\nELES VÃO CAIR! https://t.co/cjxPu1JS5M</text:p>
          </table:table-cell>
          <table:table-cell table:style-name="ce2" office:value-type="string" calcext:value-type="string">
            <text:p>2016-03-18 01:14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A DILMA! https://t.co/zgyZW4xZVM</text:p>
          </table:table-cell>
          <table:table-cell table:style-name="ce2" office:value-type="string" calcext:value-type="string">
            <text:p>2016-03-18 01:17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A DILMA no Congresso Nacional.\nEla vai cair. https://t.co/OgJGYDmQJC</text:p>
          </table:table-cell>
          <table:table-cell table:style-name="ce2" office:value-type="string" calcext:value-type="string">
            <text:p>2016-03-18 12:29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jam como a esquerda, mesmo com Dilma e Lula combinando crimes em áudios, continuam a apoiá-los. \nhttps://t.co/3LomLWyCKD</text:p>
          </table:table-cell>
          <table:table-cell table:style-name="ce2" office:value-type="string" calcext:value-type="string">
            <text:p>2016-03-18 16:13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ma essa, Dilma https://t.co/kcTPsWILl7</text:p>
          </table:table-cell>
          <table:table-cell table:style-name="ce2" office:value-type="string" calcext:value-type="string">
            <text:p>2016-03-19 03:21:1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gner Freitas disse que:\nIa pegar em Armas, ao lado de Dilma; \nIa se livrar de Moro, ao lado de Lula. \nReações? Nenhuma.</text:p>
          </table:table-cell>
          <table:table-cell table:style-name="ce2" office:value-type="string" calcext:value-type="string">
            <text:p>2016-03-19 15:51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CU pode banir Nelson Barbosa, Guido Mantega e mais três pelas pedaladas. Seria mais um ministro de Dilma barrado.</text:p>
          </table:table-cell>
          <table:table-cell table:style-name="ce2" office:value-type="string" calcext:value-type="string">
            <text:p>2016-03-22 15:26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ndo você tiver se sentindo mal, lembre que tem jurista defendendo Dilma agora.</text:p>
          </table:table-cell>
          <table:table-cell table:style-name="ce2" office:value-type="string" calcext:value-type="string">
            <text:p>2016-03-24 22:35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tem razão em uma coisa. https://t.co/e9rrknMECL</text:p>
          </table:table-cell>
          <table:table-cell table:style-name="ce2" office:value-type="string" calcext:value-type="string">
            <text:p>2016-03-27 22:05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hou. https://t.co/F7Qxo1pBE8</text:p>
          </table:table-cell>
          <table:table-cell table:style-name="ce2" office:value-type="string" calcext:value-type="string">
            <text:p>2016-03-28 15:29:1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espírito das ruas – Quem vai abreviar o mandato de Dilma Rousseff para o bem do Brasil https://t.co/VcfbBWoLkA via @veja</text:p>
          </table:table-cell>
          <table:table-cell table:style-name="ce2" office:value-type="string" calcext:value-type="string">
            <text:p>2016-03-30 19:51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um mensaleiro. \nhttps://t.co/mR2nA24DY7 https://t.co/oPkDSEoQcv</text:p>
          </table:table-cell>
          <table:table-cell table:style-name="ce2" office:value-type="string" calcext:value-type="string">
            <text:p>2016-03-30 21:41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naína Paschoal cita Cardozo para defender o impeachment de Dilma hahahahahahaha</text:p>
          </table:table-cell>
          <table:table-cell table:style-name="ce2" office:value-type="string" calcext:value-type="string">
            <text:p>2016-03-31 00:47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honesta? HAHAHAHAHAHAA https://t.co/tMr7XsAbmG</text:p>
          </table:table-cell>
          <table:table-cell table:style-name="ce2" office:value-type="string" calcext:value-type="string">
            <text:p>2016-03-31 23:10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ro Nogueira e Iracema Portella, o casal no comando do PP que segura o partido na base aliada de Dilma Rousseff. https://t.co/Z2yKm9JgWt</text:p>
          </table:table-cell>
          <table:table-cell table:style-name="ce2" office:value-type="string" calcext:value-type="string">
            <text:p>2016-04-01 14:45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béns, Dilma! https://t.co/yRn3kr6y3o</text:p>
          </table:table-cell>
          <table:table-cell table:style-name="ce2" office:value-type="string" calcext:value-type="string">
            <text:p>2016-04-03 15:19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truindo a defesa de Dilma Rousseff contra as 'pedaladas' https://t.co/NyLAFxxEuT via @mblivre</text:p>
          </table:table-cell>
          <table:table-cell table:style-name="ce2" office:value-type="string" calcext:value-type="string">
            <text:p>2016-04-04 16:03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dades sobre o impeachment de Dilma. https://t.co/UgL67aDm1Y</text:p>
          </table:table-cell>
          <table:table-cell table:style-name="ce2" office:value-type="string" calcext:value-type="string">
            <text:p>2016-04-04 21:42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dozo não sabe se Dilma cometeu intencionalmente, 'pelos pobres', ou se não foi intencional. \nhttps://t.co/lRNQQcPuIO</text:p>
          </table:table-cell>
          <table:table-cell table:style-name="ce2" office:value-type="string" calcext:value-type="string">
            <text:p>2016-04-07 14:16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utados dão aviso prévio para Dilma Rousseff. https://t.co/obgBFp9SSp</text:p>
          </table:table-cell>
          <table:table-cell table:style-name="ce2" office:value-type="string" calcext:value-type="string">
            <text:p>2016-04-07 21:48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ão Dilma tentou obstruir a justiça, né, Janot?\nhttps://t.co/NDU0T7BIks</text:p>
          </table:table-cell>
          <table:table-cell table:style-name="ce2" office:value-type="string" calcext:value-type="string">
            <text:p>2016-04-08 00:15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7kc03EhwKp https://t.co/0YRgNKaZZ2</text:p>
          </table:table-cell>
          <table:table-cell table:style-name="ce2" office:value-type="string" calcext:value-type="string">
            <text:p>2016-04-11 13:36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perdeu em Campina Grande em 2014. @RomuloGouveia não pode salvar Dilma agora. Seria trair a vontade da maioria. Diga "sim"!</text:p>
          </table:table-cell>
          <table:table-cell table:style-name="ce2" office:value-type="string" calcext:value-type="string">
            <text:p>2016-04-12 18:44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@AndreaMatarazzo agora é base do governo Dilma e quer a prefeitura de São Paulo? https://t.co/hxOAJAlerT</text:p>
          </table:table-cell>
          <table:table-cell table:style-name="ce2" office:value-type="string" calcext:value-type="string">
            <text:p>2016-04-12 21:14:3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Antagonista - O naufrágio de Dilma https://t.co/vPdQzh8C54</text:p>
          </table:table-cell>
          <table:table-cell table:style-name="ce2" office:value-type="string" calcext:value-type="string">
            <text:p>2016-04-15 14:33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PAREM SUAS PANELAS!\nHoje tem Dilma na TV - talvez seu último pronunciamento como presidente. https://t.co/M23GHgIoA5</text:p>
          </table:table-cell>
          <table:table-cell table:style-name="ce2" office:value-type="string" calcext:value-type="string">
            <text:p>2016-04-15 17:34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la: "ninguém governa sem legitimidade". \nÉ por isso que Dilma vai cair.</text:p>
          </table:table-cell>
          <table:table-cell table:style-name="ce2" office:value-type="string" calcext:value-type="string">
            <text:p>2016-04-16 19:25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é a reporter da Globo News se atrapalha e fala em "ex-presidente Dilma".</text:p>
          </table:table-cell>
          <table:table-cell table:style-name="ce2" office:value-type="string" calcext:value-type="string">
            <text:p>2016-04-17 21:05:2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tar pela abstenção é votar por Dilma. Pompeo vai ficar marcado.</text:p>
          </table:table-cell>
          <table:table-cell table:style-name="ce2" office:value-type="string" calcext:value-type="string">
            <text:p>2016-04-19 15:31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fim do governo Dilma é só o começo\nColuna do @kimpkat na Folha \nhttps://t.co/G3b7XR8L4f</text:p>
          </table:table-cell>
          <table:table-cell table:style-name="ce2" office:value-type="string" calcext:value-type="string">
            <text:p>2016-04-20 15:57:3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ém da Dilma, estamos prestes a ver também a queda de José Eduardo Cardozo, ex-ministro da Justiça e atual AGU. https://t.co/QTWXKpSbA8</text:p>
          </table:table-cell>
          <table:table-cell table:style-name="ce2" office:value-type="string" calcext:value-type="string">
            <text:p>2016-04-22 15:03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MBL está em Nova Iorque agora, na frente da sede da ONU, protestando contra a Dilma! https://t.co/A0Vyloi6v5</text:p>
          </table:table-cell>
          <table:table-cell table:style-name="ce2" office:value-type="string" calcext:value-type="string">
            <text:p>2016-04-26 15:54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@LindbergFarias que diz que Dilma não é acusada de nada é o mesmo que usa a delação do Delcídio contra a oposição?</text:p>
          </table:table-cell>
          <table:table-cell table:style-name="ce2" office:value-type="string" calcext:value-type="string">
            <text:p>2016-05-01 22:51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ão foi dessa vez, Dilma. \nhttps://t.co/WiqknhP0Yy https://t.co/udiPkwJHPT</text:p>
          </table:table-cell>
          <table:table-cell table:style-name="ce2" office:value-type="string" calcext:value-type="string">
            <text:p>2016-05-03 19:14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os de 9 dias para Dilma ser afastada! https://t.co/U8Afy5KlHz</text:p>
          </table:table-cell>
          <table:table-cell table:style-name="ce2" office:value-type="string" calcext:value-type="string">
            <text:p>2016-05-04 14:21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Brasil pós-Dilma: MBL entrevista @lf_ponde \nhttps://t.co/kKUCOx4gMD</text:p>
          </table:table-cell>
          <table:table-cell table:style-name="ce2" office:value-type="string" calcext:value-type="string">
            <text:p>2016-05-06 15:03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eisi confessa que Dilma cometeu crime de responsabilidade.</text:p>
          </table:table-cell>
          <table:table-cell table:style-name="ce2" office:value-type="string" calcext:value-type="string">
            <text:p>2016-05-10 04:07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se governo Dilma agora é o famoso "deixa que a natureza marca".</text:p>
          </table:table-cell>
          <table:table-cell table:style-name="ce2" office:value-type="string" calcext:value-type="string">
            <text:p>2016-05-10 23:11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anhã é a vez da Dilma. https://t.co/OTKfwVly1w</text:p>
          </table:table-cell>
          <table:table-cell table:style-name="ce2" office:value-type="string" calcext:value-type="string">
            <text:p>2016-05-11 14:57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cardo Boechat lembra que foi o MBL que começou a grande campanha pelo impeachment da presidente Dilma Rousseff https://t.co/Ne83s6rZbQ</text:p>
          </table:table-cell>
          <table:table-cell table:style-name="ce2" office:value-type="string" calcext:value-type="string">
            <text:p>2016-05-12 09:57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GENTE: DILMA EXONERA TODOS SEUS MINISTROS. LULA É O PRIMEIRO. https://t.co/XLf97HKisx</text:p>
          </table:table-cell>
          <table:table-cell table:style-name="ce2" office:value-type="string" calcext:value-type="string">
            <text:p>2016-05-12 13:04:1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xa, Dilma. https://t.co/GOzCsD9Z2f</text:p>
          </table:table-cell>
          <table:table-cell table:style-name="ce2" office:value-type="string" calcext:value-type="string">
            <text:p>2016-05-19 15:56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B corta helicóptero e comitiva de Dilma. \nhttps://t.co/aKHlG9cueC https://t.co/LdofifmzxR</text:p>
          </table:table-cell>
          <table:table-cell table:style-name="ce2" office:value-type="string" calcext:value-type="string">
            <text:p>2016-05-26 17:54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ney entrega Lula e Dilma no Petrolão! https://t.co/UdAyrpIkdx</text:p>
          </table:table-cell>
          <table:table-cell table:style-name="ce2" office:value-type="string" calcext:value-type="string">
            <text:p>2016-05-26 19:37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ney revela plano da Odebrecht de entregar Dilma e salvar Lula. \nhttps://t.co/nf5cWDzUYn</text:p>
          </table:table-cell>
          <table:table-cell table:style-name="ce2" office:value-type="string" calcext:value-type="string">
            <text:p>2016-05-31 18:37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PT usava a Zelotes para desviar o foco da Lava Jato. Hoje, a operação pede indiciamento de Trabuco, convidado por Dilma para ministério.</text:p>
          </table:table-cell>
          <table:table-cell table:style-name="ce2" office:value-type="string" calcext:value-type="string">
            <text:p>2016-06-02 19:05:1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É lamentável a situação em que o governo Dilma deixou nossa economia. Leia mais em nosso blog! https://t.co/SyZMvsXNeN</text:p>
          </table:table-cell>
          <table:table-cell table:style-name="ce2" office:value-type="string" calcext:value-type="string">
            <text:p>2016-06-06 14:21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i lá, Dilma! https://t.co/M3xHqOCKYP</text:p>
          </table:table-cell>
          <table:table-cell table:style-name="ce2" office:value-type="string" calcext:value-type="string">
            <text:p>2016-06-15 16:22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NUNCA parou de pedalar. https://t.co/lUivMFxwfl</text:p>
          </table:table-cell>
          <table:table-cell table:style-name="ce2" office:value-type="string" calcext:value-type="string">
            <text:p>2016-06-16 17:27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giu de propósito contra a economia do Brasil. \nhttps://t.co/Gup4Y6IC6J https://t.co/rzQo6MtAZd</text:p>
          </table:table-cell>
          <table:table-cell table:style-name="ce2" office:value-type="string" calcext:value-type="string">
            <text:p>2016-07-01 17:11:0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ação valeeeeeeeeeeeente\nhttps://t.co/AKG7LdZrMk https://t.co/0JBuQcab0B</text:p>
          </table:table-cell>
          <table:table-cell table:style-name="ce2" office:value-type="string" calcext:value-type="string">
            <text:p>2016-07-12 19:10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o PT destruíram o Brasil! https://t.co/2bQPBmZmeA</text:p>
          </table:table-cell>
          <table:table-cell table:style-name="ce2" office:value-type="string" calcext:value-type="string">
            <text:p>2016-07-12 20:33:0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entra na Justiça contra "vaquinha" de Dilma: https://t.co/yzrJJuhDU6 via @YouTube</text:p>
          </table:table-cell>
          <table:table-cell table:style-name="ce2" office:value-type="string" calcext:value-type="string">
            <text:p>2016-07-15 22:23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e o Congresso Nacional NUNCA apoiaram a PF! https://t.co/Cjpe173qwV</text:p>
          </table:table-cell>
          <table:table-cell table:style-name="ce2" office:value-type="string" calcext:value-type="string">
            <text:p>2016-07-22 15:04:0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oão Santana mentiu para proteger Dilma! https://t.co/3AMDET7uDn</text:p>
          </table:table-cell>
          <table:table-cell table:style-name="ce2" office:value-type="string" calcext:value-type="string">
            <text:p>2016-07-22 18:39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ga de Dilma https://t.co/ZV18EViQPN</text:p>
          </table:table-cell>
          <table:table-cell table:style-name="ce2" office:value-type="string" calcext:value-type="string">
            <text:p>2016-07-29 14:06:5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gora faz parte dos 11,3% de desempregados! https://t.co/wHVOoSJPrI</text:p>
          </table:table-cell>
          <table:table-cell table:style-name="ce2" office:value-type="string" calcext:value-type="string">
            <text:p>2016-08-03 20:23:0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@FernandoHoliday e @ronaldocaiado sobre o impeachment de Dilma Rousseff no Senado. https://t.co/qvHBeAyeB2</text:p>
          </table:table-cell>
          <table:table-cell table:style-name="ce2" office:value-type="string" calcext:value-type="string">
            <text:p>2016-08-04 14:00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Comissão Especial do Impeachment está votando o relatório sobre saída definitiva de Dilma Rousseff #CEI</text:p>
          </table:table-cell>
          <table:table-cell table:style-name="ce2" office:value-type="string" calcext:value-type="string">
            <text:p>2016-08-08 13:55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acordo com João Santana, Dilma sabia sim do caixa 2, tanto que o autorizou! https://t.co/jJ6PgW66UW</text:p>
          </table:table-cell>
          <table:table-cell table:style-name="ce2" office:value-type="string" calcext:value-type="string">
            <text:p>2016-08-09 13:36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gressistas da Rede defendendo Dilma. Depois a Marina fica "chateada" por falarem que a Rede é o PT verde.</text:p>
          </table:table-cell>
          <table:table-cell table:style-name="ce2" office:value-type="string" calcext:value-type="string">
            <text:p>2016-08-15 17:49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Reclamam que tiraram quem estava com cartaz "Fora Temer" (lei da Dilma)\n-Querem proibir continência. \nQuem é esse Pokemon?</text:p>
          </table:table-cell>
          <table:table-cell table:style-name="ce2" office:value-type="string" calcext:value-type="string">
            <text:p>2016-08-16 22:55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ttps://t.co/fkIeFh3E4u https://t.co/EFDOdc0Hfm</text:p>
          </table:table-cell>
          <table:table-cell table:style-name="ce2" office:value-type="string" calcext:value-type="string">
            <text:p>2016-08-17 22:51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BL prepara festa do impeachment e vai distribuir troféu ‘pedalada de ouro’ a aliados de Dilma\nhttps://t.co/SAgkI7xHrG</text:p>
          </table:table-cell>
          <table:table-cell table:style-name="ce2" office:value-type="string" calcext:value-type="string">
            <text:p>2016-08-17 23:10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lon: defende até hoje Dilma e o PT. \nhttps://t.co/pT2wppcK7A</text:p>
          </table:table-cell>
          <table:table-cell table:style-name="ce2" office:value-type="string" calcext:value-type="string">
            <text:p>2016-08-18 04:20:2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rapaz também compartilha algumas reportagens da Carta Capital, aquele blog financiado pelo governo Dilma e pautado por Lula.</text:p>
          </table:table-cell>
          <table:table-cell table:style-name="ce2" office:value-type="string" calcext:value-type="string">
            <text:p>2016-08-23 01:29:1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ddad falando em emprego - aliado de Dilma - 11 milhões de desempregados.</text:p>
          </table:table-cell>
          <table:table-cell table:style-name="ce2" office:value-type="string" calcext:value-type="string">
            <text:p>2016-08-24 17:09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m ex-ministro da Dilma quer se associar com o PT. https://t.co/eIOVowJvhB</text:p>
          </table:table-cell>
          <table:table-cell table:style-name="ce2" office:value-type="string" calcext:value-type="string">
            <text:p>2016-08-25 15:12:5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@gleisi disse que o Senado não tem moral para julgar Dilma.\nOra, Gleisi, fale por você! https://t.co/YVZpYgjLDG</text:p>
          </table:table-cell>
          <table:table-cell table:style-name="ce2" office:value-type="string" calcext:value-type="string">
            <text:p>2016-08-25 21:28:3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@ronaldocaiado pede suspeição de testemunha de Dilma que trabalha para @gleisi https://t.co/gIoDK1v9Eu</text:p>
          </table:table-cell>
          <table:table-cell table:style-name="ce2" office:value-type="string" calcext:value-type="string">
            <text:p>2016-08-26 17:03:0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eisi contratou uma das testemunhas de Dilma para seu gabinete. Será denunciada por @ronaldocaiado https://t.co/2y60D8GOZi</text:p>
          </table:table-cell>
          <table:table-cell table:style-name="ce2" office:value-type="string" calcext:value-type="string">
            <text:p>2016-08-26 21:48:5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GENTE: MINISTÉRIO PÚBLICO DERRUBA TESE DA DEFESA DE DILMA ROUSSEFF. \nhttps://t.co/8LZk24iRpP https://t.co/lkYx7DB8kU</text:p>
          </table:table-cell>
          <table:table-cell table:style-name="ce2" office:value-type="string" calcext:value-type="string">
            <text:p>2016-08-27 14:41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stas argumentam agora que Dilma foi motivada a assinar decretos e, assim, cometeu crime. \nMas ela não era a gerentona?</text:p>
          </table:table-cell>
          <table:table-cell table:style-name="ce2" office:value-type="string" calcext:value-type="string">
            <text:p>2016-08-27 14:44:1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ceirizar a culpa não muda em nada a irresponsabilidade de Dilma.</text:p>
          </table:table-cell>
          <table:table-cell table:style-name="ce2" office:value-type="string" calcext:value-type="string">
            <text:p>2016-08-27 17:53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bosa admite que condução da economia foi fracassada no governo Dilma.</text:p>
          </table:table-cell>
          <table:table-cell table:style-name="ce2" office:value-type="string" calcext:value-type="string">
            <text:p>2016-08-28 15:33:4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 Estadão chama Dilma de "dama de ferro". \nDama de ferro que sobe muro para fugir do povo?</text:p>
          </table:table-cell>
          <table:table-cell table:style-name="ce2" office:value-type="string" calcext:value-type="string">
            <text:p>2016-08-28 15:35:3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ão e Globo dão 53 senadores a favor em suas capas. Apenas um faltando para o fim de vez de Dilma.</text:p>
          </table:table-cell>
          <table:table-cell table:style-name="ce2" office:value-type="string" calcext:value-type="string">
            <text:p>2016-08-29 12:36:5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rão hoje na plenária, @FernandoHoliday e @kimpkat para acompanhar o discurso de Dilma Rousseff. https://t.co/51EkC0Ypc2</text:p>
          </table:table-cell>
          <table:table-cell table:style-name="ce2" office:value-type="string" calcext:value-type="string">
            <text:p>2016-08-29 12:51:0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ques Wagner disse na CBN que Dilma não tratará de questões técnicas no discurso. Vai ser um show de vitimização pro doc que tão fazendo.</text:p>
          </table:table-cell>
          <table:table-cell table:style-name="ce2" office:value-type="string" calcext:value-type="string">
            <text:p>2016-08-29 13:02:0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túlio Vargas, o fascista brasileiro, sendo defendido por Dilma agora.</text:p>
          </table:table-cell>
          <table:table-cell table:style-name="ce2" office:value-type="string" calcext:value-type="string">
            <text:p>2016-08-29 13:03:2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 Dilma estivesse viva na época de Getúlio, por ser comunista, seria perseguida pelo Estado Novo.</text:p>
          </table:table-cell>
          <table:table-cell table:style-name="ce2" office:value-type="string" calcext:value-type="string">
            <text:p>2016-08-29 13:08:40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quilíbrio fiscal e controle da inflação. \nÉ o verdadeiro stand up comedy da Dilma.</text:p>
          </table:table-cell>
          <table:table-cell table:style-name="ce2" office:value-type="string" calcext:value-type="string">
            <text:p>2016-08-29 13:15:2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busca pelo reequilibrio fiscal de Dilma. https://t.co/I9hpS8NFJl</text:p>
          </table:table-cell>
          <table:table-cell table:style-name="ce2" office:value-type="string" calcext:value-type="string">
            <text:p>2016-08-29 13:17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 que deu condições para investigações é a mesma investigada por obstrução de justiça.</text:p>
          </table:table-cell>
          <table:table-cell table:style-name="ce2" office:value-type="string" calcext:value-type="string">
            <text:p>2016-08-29 13:20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diz que não tem contas no exterior. Sua campanha, no entanto tem cada história...</text:p>
          </table:table-cell>
          <table:table-cell table:style-name="ce2" office:value-type="string" calcext:value-type="string">
            <text:p>2016-08-29 13:38:41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cha que isso é um golpe e diz que tem respeito pelos julgadores?</text:p>
          </table:table-cell>
          <table:table-cell table:style-name="ce2" office:value-type="string" calcext:value-type="string">
            <text:p>2016-08-29 13:39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 em misoginia. \n\nDe um processo liderado por Janaina Paschoal.</text:p>
          </table:table-cell>
          <table:table-cell table:style-name="ce2" office:value-type="string" calcext:value-type="string">
            <text:p>2016-08-29 14:09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TF Dilma? Essa árvore é um pé de mandioca?</text:p>
          </table:table-cell>
          <table:table-cell table:style-name="ce2" office:value-type="string" calcext:value-type="string">
            <text:p>2016-08-29 14:19:4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misturou as palavras todas e já não fazia mais sentido. https://t.co/GttyOMYJ2I</text:p>
          </table:table-cell>
          <table:table-cell table:style-name="ce2" office:value-type="string" calcext:value-type="string">
            <text:p>2016-08-29 14:26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adora @anaamelialemos humilha Dilma e derruba discurso covarde do PT. https://t.co/kS9yPeD5V7</text:p>
          </table:table-cell>
          <table:table-cell table:style-name="ce2" office:value-type="string" calcext:value-type="string">
            <text:p>2016-08-29 15:32:1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ou de 1964 mas não quer falar de 2014.</text:p>
          </table:table-cell>
          <table:table-cell table:style-name="ce2" office:value-type="string" calcext:value-type="string">
            <text:p>2016-08-29 15:48:3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tou #PelaDemocracia mesmo Dilma? https://t.co/a8qnH59qaK</text:p>
          </table:table-cell>
          <table:table-cell table:style-name="ce2" office:value-type="string" calcext:value-type="string">
            <text:p>2016-08-29 17:26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 que apenas dois meses após sua reeleição, já se falava em impeachment. \nNa época, já sabíamos de seu envolvimento em Pasadena.</text:p>
          </table:table-cell>
          <table:table-cell table:style-name="ce2" office:value-type="string" calcext:value-type="string">
            <text:p>2016-08-29 17:30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volta a citar Belluzzo, aquele que confessou que não leu parecer do MP.</text:p>
          </table:table-cell>
          <table:table-cell table:style-name="ce2" office:value-type="string" calcext:value-type="string">
            <text:p>2016-08-29 17:37:2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 aqui estão suas mentiras, Dilma Rousseff\npor @ronaldocaiado https://t.co/7eL6rB1CQO</text:p>
          </table:table-cell>
          <table:table-cell table:style-name="ce2" office:value-type="string" calcext:value-type="string">
            <text:p>2016-08-29 17:42:2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ado pergunta de Cuba, Venezuela e todas as tiranias amigas de Dilma.\nDilma responde sobre EUA.</text:p>
          </table:table-cell>
          <table:table-cell table:style-name="ce2" office:value-type="string" calcext:value-type="string">
            <text:p>2016-08-29 17:47:2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ando sobre a desvalorização de todas as moedas. https://t.co/S4bIy7fR8e</text:p>
          </table:table-cell>
          <table:table-cell table:style-name="ce2" office:value-type="string" calcext:value-type="string">
            <text:p>2016-08-29 17:50:56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ligar na TV agora vai achar que Dilma está sendo impichada pelo Congresso americano. Só fala nos EUA.</text:p>
          </table:table-cell>
          <table:table-cell table:style-name="ce2" office:value-type="string" calcext:value-type="string">
            <text:p>2016-08-29 18:01:0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falou que EUA é parlamentarista?</text:p>
          </table:table-cell>
          <table:table-cell table:style-name="ce2" office:value-type="string" calcext:value-type="string">
            <text:p>2016-08-29 18:39:1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Dilma não fez nada diferente de Lula" então cassa direitos políticos dele também.</text:p>
          </table:table-cell>
          <table:table-cell table:style-name="ce2" office:value-type="string" calcext:value-type="string">
            <text:p>2016-08-29 18:53:4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 maiores manifestações da história do país, mas Dilma diz que o processo não saiu das ruas.</text:p>
          </table:table-cell>
          <table:table-cell table:style-name="ce2" office:value-type="string" calcext:value-type="string">
            <text:p>2016-08-29 18:54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.@cassiocl detona Dilma. https://t.co/6yQHIy8IP0</text:p>
          </table:table-cell>
          <table:table-cell table:style-name="ce2" office:value-type="string" calcext:value-type="string">
            <text:p>2016-08-29 18:59:5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la desse retrato aqui, Dilma https://t.co/f0ROWEBpCY</text:p>
          </table:table-cell>
          <table:table-cell table:style-name="ce2" office:value-type="string" calcext:value-type="string">
            <text:p>2016-08-29 19:50:5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vem falando em reforma política desde 2013. Quer voltar para fazer uma proposta de 3 anos e sair de novo ( com novas eleições)?</text:p>
          </table:table-cell>
          <table:table-cell table:style-name="ce2" office:value-type="string" calcext:value-type="string">
            <text:p>2016-08-29 20:24:23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mente novamente ao falar em crise internacional. https://t.co/JJGP7KfU6S</text:p>
          </table:table-cell>
          <table:table-cell table:style-name="ce2" office:value-type="string" calcext:value-type="string">
            <text:p>2016-08-29 20:27:0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m apoiou Cunha mesmo, Dilma? https://t.co/sv5sf529Ob</text:p>
          </table:table-cell>
          <table:table-cell table:style-name="ce2" office:value-type="string" calcext:value-type="string">
            <text:p>2016-08-30 00:17:57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dolfe jamais falará sobre as delações do PT, nem sobre Dilma ser investigada por obstrução de Justiça.</text:p>
          </table:table-cell>
          <table:table-cell table:style-name="ce2" office:value-type="string" calcext:value-type="string">
            <text:p>2016-08-30 00:33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no Unido já saiu da União Européia?!?! Eita, Dilma!</text:p>
          </table:table-cell>
          <table:table-cell table:style-name="ce2" office:value-type="string" calcext:value-type="string">
            <text:p>2016-08-30 18:04:28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Como os banqueiros serão julgados pela história" pergunta @jorgeviana \nQuais? Os que fizeram doações recordes para Dilma e o PT?</text:p>
          </table:table-cell>
          <table:table-cell table:style-name="ce2" office:value-type="string" calcext:value-type="string">
            <text:p>2016-08-30 19:42:45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s uma senadora petista que cita parlamentares investigados que não podem julgar Dilma mas ignora investigados que defendem Dilma.</text:p>
          </table:table-cell>
          <table:table-cell table:style-name="ce2" office:value-type="string" calcext:value-type="string">
            <text:p>2016-08-31 18:31:34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ao vivo, quem rasgou a constituição foi quem te salvou da cassação de direitos políticos, isso sim é golpe!</text:p>
          </table:table-cell>
          <table:table-cell table:style-name="ce2" office:value-type="string" calcext:value-type="string">
            <text:p>2016-08-31 18:32:49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lma compara o pedido de impeachment ao golpe de 64. Isso é uma vergonha à memória daqueles que passaram por essa época.</text:p>
          </table:table-cell>
          <table:table-cell table:style-name="ce2" office:value-type="string" calcext:value-type="string">
            <text:p>2016-08-31 18:43:42+00: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ho que não foi o João Santana que escreveu esse discurso da Dilma, né?</text:p>
          </table:table-cell>
          <table:table-cell table:style-name="ce2" office:value-type="string" calcext:value-type="string">
            <text:p>2016-09-01 00:05:20+00:00</text:p>
          </table:table-cell>
          <table:table-cell table:number-columns-repeated="1021"/>
        </table:table-row>
        <table:table-row table:style-name="ro1" table:number-rows-repeated="10480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ublic Metrics MBL" table:style-name="ta1">
        <table:shapes>
          <draw:frame draw:z-index="0" draw:style-name="gr1" draw:text-style-name="P1" svg:width="75.63cm" svg:height="34.971cm" svg:x="1.346cm" svg:y="302.472cm">
            <draw:object draw:notify-on-update-of-ranges="'Public Metrics MBL'.C2:'Public Metrics MBL'.C2 'Public Metrics MBL'.C4:'Public Metrics MBL'.C552 'Public Metrics MBL'.D2:'Public Metrics MBL'.D2 'Public Metrics MBL'.D4:'Public Metrics MBL'.D552 'Public Metrics MBL'.E2:'Public Metrics MBL'.E2 'Public Metrics MBL'.E4:'Public Metrics MBL'.E552 'Public Metrics MBL'.F2:'Public Metrics MBL'.F2 'Public Metrics MBL'.F4:'Public Metrics MBL'.F5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8"/>
        <table:table-column table:style-name="co5" table:default-cell-style-name="ce8"/>
        <table:table-column table:style-name="co6" table:default-cell-style-name="ce15"/>
        <table:table-column table:style-name="co7" table:default-cell-style-name="ce21"/>
        <table:table-column table:style-name="co8" table:default-cell-style-name="ce15"/>
        <table:table-column table:style-name="co9" table:default-cell-style-name="ce21"/>
        <table:table-column table:style-name="co10" table:number-columns-repeated="1003" table:default-cell-style-name="ce21"/>
        <table:table-column table:style-name="co10" table:number-columns-repeated="11" table:default-cell-style-name="Default"/>
        <table:table-row table:style-name="ro4">
          <table:table-cell table:style-name="ce22" table:number-columns-repeated="2"/>
          <table:table-cell table:style-name="ce28" office:value-type="string" calcext:value-type="string" table:number-columns-spanned="4" table:number-rows-spanned="1">
            <text:p>Coleta 06/10/22</text:p>
          </table:table-cell>
          <table:covered-table-cell table:style-name="ce22"/>
          <table:covered-table-cell table:style-name="ce28"/>
          <table:covered-table-cell table:style-name="ce22"/>
          <table:table-cell table:number-columns-repeated="1014"/>
        </table:table-row>
        <table:table-row table:style-name="ro4">
          <table:table-cell table:style-name="ce22" office:value-type="string" calcext:value-type="string">
            <text:p>Data de publicação </text:p>
          </table:table-cell>
          <table:table-cell table:style-name="ce22" office:value-type="string" calcext:value-type="string">
            <text:p>Média de Tweets por dia</text:p>
          </table:table-cell>
          <table:table-cell table:style-name="ce10" office:value-type="string" calcext:value-type="string">
            <text:p>Retweets_count (Contagem de RT)</text:p>
          </table:table-cell>
          <table:table-cell table:style-name="ce22" office:value-type="string" calcext:value-type="string">
            <text:p>Reply_count (Contagem de Respostas)</text:p>
          </table:table-cell>
          <table:table-cell table:style-name="ce10" office:value-type="string" calcext:value-type="string">
            <text:p>Like_count (Contagem de Curtidas)</text:p>
          </table:table-cell>
          <table:table-cell table:style-name="ce22" office:value-type="string" calcext:value-type="string">
            <text:p>Quote_count (Contagem de comentários)</text:p>
          </table:table-cell>
          <table:table-cell table:number-columns-repeated="1014"/>
        </table:table-row>
        <table:table-row table:style-name="ro5">
          <table:table-cell table:style-name="ce22" table:number-columns-repeated="2"/>
          <table:table-cell table:style-name="ce10" office:value-type="string" calcext:value-type="string">
            <text:p>Uma contagem de quantas vezes o Tweet foi Retweetado. Observação: isso não inclui Tweets de Citação (“Retweets com comentário”). Para obter o total de "Retweets e comentários" conforme exibido nos clientes do Twitter, basta adicionar retweet_count e quote_count. Usando o campo public_metrics, isso retornará a contagem total de Retweets de contextos orgânicos e pagos, a fim de manter a consistência com as contagens mostradas publicamente no Twitter. Usando o campo organic_metrics, isso retorna a contagem total de Retweets de contextos orgânicos. Usando o campo promoted_metrics, isso retorna a contagem total de Retweets de contextos pagos. </text:p>
          </table:table-cell>
          <table:table-cell table:style-name="ce16" office:value-type="string" calcext:value-type="string">
            <text:p>Uma contagem de quantas vezes o Tweet foi respondido. Usando o campo public_metrics, isso retornará a contagem total de respostas de contextos orgânicos e pagos, para manter a consistência com as contagens mostradas publicamente no Twitter. Usando o campo organic_metrics, isso retorna a contagem total de respostas de contextos orgânicos. Usando o campo promoted_metrics, isso retorna a contagem total de respostas de contextos pagos. </text:p>
          </table:table-cell>
          <table:table-cell table:style-name="ce10" office:value-type="string" calcext:value-type="string">
            <text:p>Uma contagem de quantas vezes o Tweet foi curtido. Usando o campo public_metrics, isso retornará a contagem total de curtidas de contextos orgânicos e pagos, a fim de manter a consistência com as contagens mostradas publicamente no Twitter. Usando o campo organic_metrics, isso retorna a contagem total de Retweets de contextos orgânicos. Usando o campo promoted_metrics, isso retorna a contagem total de Retweets de contextos pagos.</text:p>
          </table:table-cell>
          <table:table-cell table:style-name="ce16" office:value-type="string" calcext:value-type="string">
            <text:p>Uma contagem de quantas vezes o Tweet foi Retweetado com um novo comentário (mensagem). Observação: isso não inclui retuítes. Para obter o total de “Retweets e comentários” conforme exibido nos clientes do Twitter, basta adicionar retweet_count e quote_count. Isso retornará a contagem total de Tweets de Citação. Não há Tweets de Citação de um contexto pago, então todos os Tweets de Citação são orgânicos. 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4-12-31 04:08:2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1-01 18:14:1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1-02 00:18:17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1-02 16:52:19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08 01:00:2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0 01:00:5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2 23:31:3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5 02:39:17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5 17:23:58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8 21:22:2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19 18:19:1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0 13:21:0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1 12:31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4 17:50:2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4 19:39:15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5 22:06:3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7 19:41:2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2-27 20:11:33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1 23:26:5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2 13:35:3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2 15:01:36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4 13:03:47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4 14:40:59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4 19:25:35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4 21:24:17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4 21:53:47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5 16:10:3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6 22:00:4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7 01:05:2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7 14:23:06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8 23:59:5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00:35:05+00:00 </text:p>
          </table:table-cell>
          <table:table-cell table:style-name="ce23" office:value-type="float" office:value="6" calcext:value-type="float" table:number-columns-spanned="1" table:number-rows-spanned="6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01:46:00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13:54:56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16:19:49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17:21:17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09 22:54:34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14:30:42+00:00 </text:p>
          </table:table-cell>
          <table:table-cell table:style-name="ce23" office:value-type="float" office:value="7" calcext:value-type="float" table:number-columns-spanned="1" table:number-rows-spanned="7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15:15:15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15:50:02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16:41:02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20:33:59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21:38:27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0 22:25:05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1 13:12:00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1 21:48:01+00:00 </text:p>
          </table:table-cell>
          <table:covered-table-cell table:style-name="ce23"/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1 23:17:55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2 16:27:56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2 16:43:16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2 18:51:30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2 22:47:09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3 17:56:4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4 16:31:3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5 13:01:1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5 14:14:22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6 23:45:4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7 00:18:1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7 14:00:50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8 16:08:5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8 18:43:30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9 21:30:0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19 23:18:21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1 19:33:1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1 23:23:18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3 13:14:3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5 20:32:4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6 20:19:1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6 23:32:40+00:00 </text:p>
          </table:table-cell>
          <table:covered-table-cell table:style-name="ce23"/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28 19:51:1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0 21:12:16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0 23:09:01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1 13:49:24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1 14:58:02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1 15:41:38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3-31 16:28:18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1 14:03:30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1 15:49:09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1 19:05:53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2 23:33:0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3 20:56:4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4 15:39:1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8" calcext:value-type="float">
            <text:p>38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7 18:20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09 00:00:0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1 16:59:2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1 19:37:49+00:00 </text:p>
          </table:table-cell>
          <table:covered-table-cell table:style-name="ce23"/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1 21:54:40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3 05:05:57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3 15:46:52+00:00 </text:p>
          </table:table-cell>
          <table:covered-table-cell table:style-name="ce23"/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3 23:00:03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4 03:12:29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4 14:49:25+00:00 </text:p>
          </table:table-cell>
          <table:covered-table-cell table:style-name="ce23"/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5 19:37:5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6 14:53:5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7 16:50:1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8 14:16:59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18 23:14:32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0 14:50:09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0 18:19:21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0 21:55:03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1 01:55:2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2 13:45:0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2 17:35:20+00:00 </text:p>
          </table:table-cell>
          <table:covered-table-cell table:style-name="ce23"/>
          <table:table-cell table:style-name="ce10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5 20:40:4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6 01:54:3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9 20:58:21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29 20:59:43+00:00 </text:p>
          </table:table-cell>
          <table:covered-table-cell table:style-name="ce23"/>
          <table:table-cell table:style-name="ce10" office:value-type="float" office:value="92" calcext:value-type="float">
            <text:p>92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4-30 18:27:3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12:00:03+00:00 </text:p>
          </table:table-cell>
          <table:table-cell table:style-name="ce23" office:value-type="float" office:value="6" calcext:value-type="float" table:number-columns-spanned="1" table:number-rows-spanned="6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16:17:57+00:00 </text:p>
          </table:table-cell>
          <table:covered-table-cell table:style-name="ce23"/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16:29:33+00:00 </text:p>
          </table:table-cell>
          <table:covered-table-cell table:style-name="ce23"/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18:17:19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19:06:14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1 23:20:12+00:00 </text:p>
          </table:table-cell>
          <table:covered-table-cell table:style-name="ce23"/>
          <table:table-cell table:style-name="ce10" office:value-type="float" office:value="27" calcext:value-type="float">
            <text:p>27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2 00:43:1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2 21:59:30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3 16:52:0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4 02:52:5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4 19:18:15+00:00 </text:p>
          </table:table-cell>
          <table:covered-table-cell table:style-name="ce23"/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5 23:13:4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6 11:36:5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6 15:47:22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7 19:17:2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08 20:32:4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0 01:42:47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0 17:24:04+00:00 </text:p>
          </table:table-cell>
          <table:covered-table-cell table:style-name="ce23"/>
          <table:table-cell table:style-name="ce10" office:value-type="float" office:value="38" calcext:value-type="float">
            <text:p>3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0 23:12:12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1 12:02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2 13:45:58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2 13:46:09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2 19:28:47+00:00 </text:p>
          </table:table-cell>
          <table:covered-table-cell table:style-name="ce23"/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2 19:32:40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3 14:59:59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3 18:21:13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3 20:00:04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6 14:40:0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6 19:30:01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17 19:16:1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1 19:00:3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2 03:41:4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2 19:28:26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3 14:49:2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7 14:51:4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8" calcext:value-type="float">
            <text:p>38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41" calcext:value-type="float">
            <text:p>4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7 15:13:57+00:00 </text:p>
          </table:table-cell>
          <table:covered-table-cell table:style-name="ce23"/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28 21:23:2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0 17:35:29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0 21:46:15+00:00 </text:p>
          </table:table-cell>
          <table:covered-table-cell table:style-name="ce23"/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0 23:45:02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1 14:00:14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7" calcext:value-type="float">
            <text:p>7</text:p>
          </table:table-cell>
          <table:table-cell table:style-name="ce10" office:value-type="float" office:value="31" calcext:value-type="float">
            <text:p>3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1 14:55:29+00:00 </text:p>
          </table:table-cell>
          <table:covered-table-cell table:style-name="ce23"/>
          <table:table-cell table:style-name="ce10" office:value-type="float" office:value="34" calcext:value-type="float">
            <text:p>3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1 15:35:39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5-31 19:34:57+00:00 </text:p>
          </table:table-cell>
          <table:covered-table-cell table:style-name="ce23"/>
          <table:table-cell table:style-name="ce10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1 15:01:1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1 22:33:28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1 23:19:07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2 16:59:44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2 17:45:42+00:00 </text:p>
          </table:table-cell>
          <table:covered-table-cell table:style-name="ce23"/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2 18:42:05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2 19:15:48+00:00 </text:p>
          </table:table-cell>
          <table:covered-table-cell table:style-name="ce23"/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3 21:44:0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5 14:58:3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8 15:27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9 15:08:21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09 20:04:49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0 19:43:2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0 22:44:07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2 00:00:05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2 01:12:44+00:00 </text:p>
          </table:table-cell>
          <table:covered-table-cell table:style-name="ce23"/>
          <table:table-cell table:style-name="ce10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2 21:53:51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2 23:00:03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3 13:58:47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3 14:31:28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6 16:01:48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6 17:19:30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6 18:41:17+00:00 </text:p>
          </table:table-cell>
          <table:covered-table-cell table:style-name="ce23"/>
          <table:table-cell table:style-name="ce10" office:value-type="float" office:value="31" calcext:value-type="float">
            <text:p>31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6 19:52:53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6 21:46:46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13:48:00+00:00 </text:p>
          </table:table-cell>
          <table:table-cell table:style-name="ce23" office:value-type="float" office:value="8" calcext:value-type="float" table:number-columns-spanned="1" table:number-rows-spanned="8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14:29:36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15:19:46+00:00 </text:p>
          </table:table-cell>
          <table:covered-table-cell table:style-name="ce23"/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19:03:11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20:07:42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22:17:05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23:00:04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7 23:52:31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8 00:47:30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8 14:49:03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8 16:47:43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8 18:53:34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19 16:05:0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0 00:18:52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0 15:38:10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0 21:00:02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1 00:26:0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2 12:49:51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2 14:27:08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2 16:14:01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2 22:07:57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00:27:03+00:00 </text:p>
          </table:table-cell>
          <table:table-cell table:style-name="ce23" office:value-type="float" office:value="8" calcext:value-type="float" table:number-columns-spanned="1" table:number-rows-spanned="8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13:38:48+00:00 </text:p>
          </table:table-cell>
          <table:covered-table-cell table:style-name="ce23"/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14:16:54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18:13:46+00:00 </text:p>
          </table:table-cell>
          <table:covered-table-cell table:style-name="ce23"/>
          <table:table-cell table:style-name="ce10" office:value-type="float" office:value="31" calcext:value-type="float">
            <text:p>31</text:p>
          </table:table-cell>
          <table:table-cell table:style-name="ce16" office:value-type="float" office:value="17" calcext:value-type="float">
            <text:p>17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20:21:02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21:00:03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21:45:03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3 23:15:04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00:10:52+00:00 </text:p>
          </table:table-cell>
          <table:table-cell table:style-name="ce23" office:value-type="float" office:value="6" calcext:value-type="float" table:number-columns-spanned="1" table:number-rows-spanned="6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17:04:04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18:17:47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20:00:04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21:20:04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4 23:34:54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5 00:45:02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5 13:59:52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5 16:27:21+00:00 </text:p>
          </table:table-cell>
          <table:covered-table-cell table:style-name="ce23"/>
          <table:table-cell table:style-name="ce10" office:value-type="float" office:value="27" calcext:value-type="float">
            <text:p>27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5 17:18:24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5 19:00:42+00:00 </text:p>
          </table:table-cell>
          <table:covered-table-cell table:style-name="ce23"/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6 00:49:2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6 15:27:56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6 16:18:02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7 01:20:20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7 19:10:13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7 19:47:02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8 18:23:1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9 15:40:03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9 21:07:59+00:00 </text:p>
          </table:table-cell>
          <table:covered-table-cell table:style-name="ce23"/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9 21:57:39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9 22:39:06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29 23:39:02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30 00:40:05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30 14:50:18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30 15:15:21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30 23:00:04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6-30 23:41:39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1 12:41:1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1 19:00:07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2 01:19:3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2 02:38:43+00:00 </text:p>
          </table:table-cell>
          <table:covered-table-cell table:style-name="ce23"/>
          <table:table-cell table:style-name="ce10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2 21:02:22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5 17:15:47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5 22:20:03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6 17:02:2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6 20:39:38+00:00 </text:p>
          </table:table-cell>
          <table:covered-table-cell table:style-name="ce23"/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6 23:59:44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7 16:30:05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7 17:30:03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7 17:58:22+00:00 </text:p>
          </table:table-cell>
          <table:covered-table-cell table:style-name="ce23"/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7 20:34:13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8 14:43:5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8 15:59:04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8 23:16:12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9 14:14:3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09 18:06:29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0 14:23:02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0 20:29:46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0 23:47:32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2 18:00:3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3 02:52:0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3 13:03:43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3 14:48:22+00:00 </text:p>
          </table:table-cell>
          <table:covered-table-cell table:style-name="ce23"/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4 14:13:22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4 19:00:02+00:00 </text:p>
          </table:table-cell>
          <table:covered-table-cell table:style-name="ce23"/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4 23:05:33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5 14:45:0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5 15:24:47+00:00 </text:p>
          </table:table-cell>
          <table:covered-table-cell table:style-name="ce23"/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6 18:29:3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7 05:47:0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7 14:03:45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7 17:55:17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8 00:40:3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8 01:56:31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9 00:34:51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9 02:50:25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9 16:00:02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19 22:40:16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1 15:55:02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1 16:50:02+00:00 </text:p>
          </table:table-cell>
          <table:covered-table-cell table:style-name="ce23"/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1 18:30:03+00:00 </text:p>
          </table:table-cell>
          <table:covered-table-cell table:style-name="ce23"/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2 17:30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3 15:08:07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3 15:11:26+00:00 </text:p>
          </table:table-cell>
          <table:covered-table-cell table:style-name="ce23"/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3 17:28:13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7 15:40:0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8 13:48:1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8 15:33:44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8 15:58:52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9 14:21:09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9 16:50:02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29 23:47:02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30 15:35:3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30 17:58:01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31 18:01:5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7-31 20:22:02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3 00:59:01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3 02:31:07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3 12:22:39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3 12:30:13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3 23:08:06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4 00:00:04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4 13:08:05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4 16:50:03+00:00 </text:p>
          </table:table-cell>
          <table:covered-table-cell table:style-name="ce23"/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4 18:34:35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4 19:37:18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5 17:11:0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5 19:37:30+00:00 </text:p>
          </table:table-cell>
          <table:covered-table-cell table:style-name="ce23"/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00:18:13+00:00 </text:p>
          </table:table-cell>
          <table:table-cell table:style-name="ce23" office:value-type="float" office:value="9" calcext:value-type="float" table:number-columns-spanned="1" table:number-rows-spanned="9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00:32:50+00:00 </text:p>
          </table:table-cell>
          <table:covered-table-cell table:style-name="ce23"/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01:08:50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12:40:56+00:00 </text:p>
          </table:table-cell>
          <table:covered-table-cell table:style-name="ce23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13:30:10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14:20:18+00:00 </text:p>
          </table:table-cell>
          <table:covered-table-cell table:style-name="ce23"/>
          <table:table-cell table:style-name="ce10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15:38:06+00:00 </text:p>
          </table:table-cell>
          <table:covered-table-cell table:style-name="ce2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23:45:20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6 23:49:27+00:00 </text:p>
          </table:table-cell>
          <table:covered-table-cell table:style-name="ce23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7 00:03:37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7 00:57:36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7 15:40:13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7 22:00:27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8 02:05:0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9 00:35:2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09 19:49:09+00:00 </text:p>
          </table:table-cell>
          <table:covered-table-cell table:style-name="ce23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0 19:31:17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0 20:44:45+00:00 </text:p>
          </table:table-cell>
          <table:covered-table-cell table:style-name="ce23"/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0 23:01:04+00:00 </text:p>
          </table:table-cell>
          <table:covered-table-cell table:style-name="ce2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0 23:45:44+00:00 </text:p>
          </table:table-cell>
          <table:covered-table-cell table:style-name="ce23"/>
          <table:table-cell table:style-name="ce10" office:value-type="float" office:value="37" calcext:value-type="float">
            <text:p>37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1 13:22:02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1 15:09:01+00:00 </text:p>
          </table:table-cell>
          <table:covered-table-cell table:style-name="ce23"/>
          <table:table-cell table:style-name="ce10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1 15:18:31+00:00 </text:p>
          </table:table-cell>
          <table:covered-table-cell table:style-name="ce23"/>
          <table:table-cell table:style-name="ce10" office:value-type="float" office:value="19" calcext:value-type="float">
            <text:p>19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1 23:30:04+00:00 </text:p>
          </table:table-cell>
          <table:covered-table-cell table:style-name="ce2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2 15:08:01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2 15:30:03+00:00 </text:p>
          </table:table-cell>
          <table:covered-table-cell table:style-name="ce23"/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2 19:09:02+00:00 </text:p>
          </table:table-cell>
          <table:covered-table-cell table:style-name="ce23"/>
          <table:table-cell table:style-name="ce10" office:value-type="float" office:value="26" calcext:value-type="float">
            <text:p>26</text:p>
          </table:table-cell>
          <table:table-cell table:style-name="ce16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2 21:30:02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2 22:10:03+00:00 </text:p>
          </table:table-cell>
          <table:covered-table-cell table:style-name="ce23"/>
          <table:table-cell table:style-name="ce10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3 12:59:12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3 15:35:02+00:00 </text:p>
          </table:table-cell>
          <table:covered-table-cell table:style-name="ce23"/>
          <table:table-cell table:style-name="ce11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3 18:30:45+00:00 </text:p>
          </table:table-cell>
          <table:covered-table-cell table:style-name="ce23"/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3 21:00:03+00:00 </text:p>
          </table:table-cell>
          <table:covered-table-cell table:style-name="ce23"/>
          <table:table-cell table:style-name="ce10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3 21:49:39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4 00:28:2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5 17:10:4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16 11:50:3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0 14:01:5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4" calcext:value-type="float">
            <text:p>3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0 23:58:14+00:00 </text:p>
          </table:table-cell>
          <table:covered-table-cell table:style-name="ce23"/>
          <table:table-cell table:style-name="ce10" office:value-type="float" office:value="45" calcext:value-type="float">
            <text:p>45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3 23:34:04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61" calcext:value-type="float">
            <text:p>61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3 23:35:05+00:00 </text:p>
          </table:table-cell>
          <table:covered-table-cell table:style-name="ce23"/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3 23:39:47+00:00 </text:p>
          </table:table-cell>
          <table:covered-table-cell table:style-name="ce23"/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3 23:47:14+00:00 </text:p>
          </table:table-cell>
          <table:covered-table-cell table:style-name="ce23"/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4 19:54:0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9" calcext:value-type="float">
            <text:p>39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5 14:19:39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5 14:26:33+00:00 </text:p>
          </table:table-cell>
          <table:covered-table-cell table:style-name="ce23"/>
          <table:table-cell table:style-name="ce10" office:value-type="float" office:value="17" calcext:value-type="float">
            <text:p>17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5 21:58:11+00:00 </text:p>
          </table:table-cell>
          <table:covered-table-cell table:style-name="ce23"/>
          <table:table-cell table:style-name="ce10" office:value-type="float" office:value="74" calcext:value-type="float">
            <text:p>74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26 19:39:4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30 00:38:4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30 15:27:28+00:00 </text:p>
          </table:table-cell>
          <table:covered-table-cell table:style-name="ce23"/>
          <table:table-cell table:style-name="ce12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8-31 00:51:1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02 15:53:2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2" office:value-type="float" office:value="45" calcext:value-type="float">
            <text:p>45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02 18:47:51+00:00 </text:p>
          </table:table-cell>
          <table:covered-table-cell table:style-name="ce23"/>
          <table:table-cell table:style-name="ce12" office:value-type="float" office:value="21" calcext:value-type="float">
            <text:p>21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02 19:20:02+00:00 </text:p>
          </table:table-cell>
          <table:covered-table-cell table:style-name="ce23"/>
          <table:table-cell table:style-name="ce10" office:value-type="float" office:value="38" calcext:value-type="float">
            <text:p>3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35" calcext:value-type="float">
            <text:p>3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09 18:21:4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10 15:24:2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98" calcext:value-type="float">
            <text:p>9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11 14:07:1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17 15:52:0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19 13:27:5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3 15:24:0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3 20:19:12+00:00 </text:p>
          </table:table-cell>
          <table:covered-table-cell table:style-name="ce23"/>
          <table:table-cell table:style-name="ce10" office:value-type="float" office:value="22" calcext:value-type="float">
            <text:p>22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4 17:40:5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5 14:50:4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8 13:58:5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28 16:19:35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09-30 12:29:3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5-09-30 22:05:02+00:00 </text:p>
          </table:table-cell>
          <table:covered-table-cell table:style-name="ce6"/>
          <table:table-cell table:style-name="ce10" office:value-type="float" office:value="266" calcext:value-type="float">
            <text:p>266</text:p>
          </table:table-cell>
          <table:table-cell table:style-name="ce18" office:value-type="float" office:value="11" calcext:value-type="float">
            <text:p>11</text:p>
          </table:table-cell>
          <table:table-cell table:style-name="ce13" office:value-type="float" office:value="219" calcext:value-type="float">
            <text:p>21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1 14:38:01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1 14:55:24+00:00 </text:p>
          </table:table-cell>
          <table:covered-table-cell table:style-name="ce23"/>
          <table:table-cell table:style-name="ce10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1 15:38:05+00:00 </text:p>
          </table:table-cell>
          <table:covered-table-cell table:style-name="ce23"/>
          <table:table-cell table:style-name="ce10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2 01:20:1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5" calcext:value-type="float">
            <text:p>45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47" calcext:value-type="float">
            <text:p>4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5 19:14:09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43" calcext:value-type="float">
            <text:p>4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5 22:37:39+00:00 </text:p>
          </table:table-cell>
          <table:covered-table-cell table:style-name="ce23"/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7 00:19:53+00:00 </text:p>
          </table:table-cell>
          <table:table-cell table:style-name="ce23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7 17:09:54+00:00 </text:p>
          </table:table-cell>
          <table:covered-table-cell table:style-name="ce23"/>
          <table:table-cell table:style-name="ce10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7 17:13:47+00:00 </text:p>
          </table:table-cell>
          <table:covered-table-cell table:style-name="ce23"/>
          <table:table-cell table:style-name="ce10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7 18:08:29+00:00 </text:p>
          </table:table-cell>
          <table:covered-table-cell table:style-name="ce23"/>
          <table:table-cell table:style-name="ce10" office:value-type="float" office:value="23" calcext:value-type="float">
            <text:p>2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7 23:35:23+00:00 </text:p>
          </table:table-cell>
          <table:covered-table-cell table:style-name="ce23"/>
          <table:table-cell table:style-name="ce10" office:value-type="float" office:value="55" calcext:value-type="float">
            <text:p>55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8 23:16:06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08 23:43:16+00:00 </text:p>
          </table:table-cell>
          <table:covered-table-cell table:style-name="ce23"/>
          <table:table-cell table:style-name="ce10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20 13:16:2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23 14:19:3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0-30 20:35:2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4" calcext:value-type="float">
            <text:p>7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09 17:12:3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8" calcext:value-type="float">
            <text:p>18</text:p>
          </table:table-cell>
          <table:table-cell table:style-name="ce13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10 22:13:2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7" calcext:value-type="float">
            <text:p>57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11 12:56:55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11 14:51:00+00:00 </text:p>
          </table:table-cell>
          <table:covered-table-cell table:style-name="ce23"/>
          <table:table-cell table:style-name="ce10" office:value-type="float" office:value="99" calcext:value-type="float">
            <text:p>99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11 18:57:44+00:00 </text:p>
          </table:table-cell>
          <table:covered-table-cell table:style-name="ce23"/>
          <table:table-cell table:style-name="ce10" office:value-type="float" office:value="41" calcext:value-type="float">
            <text:p>4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19 13:08:3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25 20:20:22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120" calcext:value-type="float">
            <text:p>120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25 20:20:22+00:00 </text:p>
          </table:table-cell>
          <table:covered-table-cell table:style-name="ce23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25 20:30:50+00:00 </text:p>
          </table:table-cell>
          <table:covered-table-cell table:style-name="ce23"/>
          <table:table-cell table:style-name="ce12" office:value-type="float" office:value="44" calcext:value-type="float">
            <text:p>4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1-27 22:12:2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47" calcext:value-type="float">
            <text:p>47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2 23:36:3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72" calcext:value-type="float">
            <text:p>72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3 15:10:2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64" calcext:value-type="float">
            <text:p>6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6 15:33:1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7 14:08:2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54" calcext:value-type="float">
            <text:p>5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7 16:00:13+00:00 </text:p>
          </table:table-cell>
          <table:covered-table-cell table:style-name="ce23"/>
          <table:table-cell table:style-name="ce12" office:value-type="float" office:value="48" calcext:value-type="float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8 19:45:31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33" calcext:value-type="float">
            <text:p>33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08 20:32:36+00:00 </text:p>
          </table:table-cell>
          <table:covered-table-cell table:style-name="ce23"/>
          <table:table-cell table:style-name="ce12" office:value-type="float" office:value="70" calcext:value-type="float">
            <text:p>70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13 15:44:2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130" calcext:value-type="float">
            <text:p>130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32" calcext:value-type="float">
            <text:p>13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16 17:41:4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55" calcext:value-type="float">
            <text:p>55</text:p>
          </table:table-cell>
          <table:table-cell table:style-name="ce17" office:value-type="float" office:value="26" calcext:value-type="float">
            <text:p>26</text:p>
          </table:table-cell>
          <table:table-cell table:style-name="ce13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5-12-17 20:43:02+00:00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34" calcext:value-type="float">
            <text:p>234</text:p>
          </table:table-cell>
          <table:table-cell table:style-name="ce18" office:value-type="float" office:value="19" calcext:value-type="float">
            <text:p>19</text:p>
          </table:table-cell>
          <table:table-cell table:style-name="ce13" office:value-type="float" office:value="186" calcext:value-type="float">
            <text:p>18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22 16:12:56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22 16:18:25+00:00 </text:p>
          </table:table-cell>
          <table:covered-table-cell table:style-name="ce23"/>
          <table:table-cell table:style-name="ce12" office:value-type="float" office:value="111" calcext:value-type="float">
            <text:p>111</text:p>
          </table:table-cell>
          <table:table-cell table:style-name="ce17" office:value-type="float" office:value="26" calcext:value-type="float">
            <text:p>26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23 14:43:06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2" office:value-type="float" office:value="128" calcext:value-type="float">
            <text:p>128</text:p>
          </table:table-cell>
          <table:table-cell table:style-name="ce17" office:value-type="float" office:value="16" calcext:value-type="float">
            <text:p>16</text:p>
          </table:table-cell>
          <table:table-cell table:style-name="ce13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23 16:03:47+00:00 </text:p>
          </table:table-cell>
          <table:covered-table-cell table:style-name="ce23"/>
          <table:table-cell table:style-name="ce12" office:value-type="float" office:value="133" calcext:value-type="float">
            <text:p>133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5-12-23 19:10:23+00:00 </text:p>
          </table:table-cell>
          <table:covered-table-cell table:style-name="ce23"/>
          <table:table-cell table:style-name="ce12" office:value-type="float" office:value="87" calcext:value-type="float">
            <text:p>87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05 00:33:2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62" calcext:value-type="float">
            <text:p>6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13 13:16:1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39" calcext:value-type="float">
            <text:p>39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4" calcext:value-type="float">
            <text:p>4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21 20:25:5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26 20:53:2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28 17:51:1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29 13:18:24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0" calcext:value-type="float">
            <text:p>50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1-29 13:26:57+00:00 </text:p>
          </table:table-cell>
          <table:covered-table-cell table:style-name="ce23"/>
          <table:table-cell table:style-name="ce10" office:value-type="float" office:value="14" calcext:value-type="float">
            <text:p>1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02 18:00:57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39" calcext:value-type="float">
            <text:p>39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02 19:21:10+00:00 </text:p>
          </table:table-cell>
          <table:covered-table-cell table:style-name="ce23"/>
          <table:table-cell table:style-name="ce10" office:value-type="float" office:value="95" calcext:value-type="float">
            <text:p>95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02 20:11:03+00:00 </text:p>
          </table:table-cell>
          <table:covered-table-cell table:style-name="ce23"/>
          <table:table-cell table:style-name="ce10" office:value-type="float" office:value="66" calcext:value-type="float">
            <text:p>66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04 16:00:5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68" calcext:value-type="float">
            <text:p>68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05 13:25:2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6" calcext:value-type="float">
            <text:p>56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12 13:54:4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12 14:25:58+00:00 </text:p>
          </table:table-cell>
          <table:covered-table-cell table:style-name="ce23"/>
          <table:table-cell table:style-name="ce10" office:value-type="float" office:value="70" calcext:value-type="float">
            <text:p>70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18 20:07:5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22 01:56:0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22" calcext:value-type="float">
            <text:p>122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123" calcext:value-type="float">
            <text:p>12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25 21:12:40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2-29 14:14:5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60" calcext:value-type="float">
            <text:p>160</text:p>
          </table:table-cell>
          <table:table-cell table:style-name="ce17" office:value-type="float" office:value="25" calcext:value-type="float">
            <text:p>25</text:p>
          </table:table-cell>
          <table:table-cell table:style-name="ce13" office:value-type="float" office:value="149" calcext:value-type="float">
            <text:p>14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03 14:26:40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0" office:value-type="float" office:value="54" calcext:value-type="float">
            <text:p>5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03 14:31:38+00:00 </text:p>
          </table:table-cell>
          <table:covered-table-cell table:style-name="ce23"/>
          <table:table-cell table:style-name="ce10" office:value-type="float" office:value="50" calcext:value-type="float">
            <text:p>50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03 14:40:27+00:00 </text:p>
          </table:table-cell>
          <table:covered-table-cell table:style-name="ce23"/>
          <table:table-cell table:style-name="ce12" office:value-type="float" office:value="47" calcext:value-type="float">
            <text:p>47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03 17:22:52+00:00 </text:p>
          </table:table-cell>
          <table:covered-table-cell table:style-name="ce23"/>
          <table:table-cell table:style-name="ce12" office:value-type="float" office:value="93" calcext:value-type="float">
            <text:p>93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5 15:19:06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154" calcext:value-type="float">
            <text:p>154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28" calcext:value-type="float">
            <text:p>12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5 18:48:35+00:00 </text:p>
          </table:table-cell>
          <table:covered-table-cell table:style-name="ce23"/>
          <table:table-cell table:style-name="ce12" office:value-type="float" office:value="121" calcext:value-type="float">
            <text:p>121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float" office:value="128" calcext:value-type="float">
            <text:p>12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6 23:29:1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2" office:value-type="float" office:value="89" calcext:value-type="float">
            <text:p>89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7 02:34:45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2" office:value-type="float" office:value="116" calcext:value-type="float">
            <text:p>116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183" calcext:value-type="float">
            <text:p>18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17 20:15:11+00:00 </text:p>
          </table:table-cell>
          <table:covered-table-cell table:style-name="ce23"/>
          <table:table-cell table:style-name="ce10" office:value-type="float" office:value="214" calcext:value-type="float">
            <text:p>214</text:p>
          </table:table-cell>
          <table:table-cell table:style-name="ce18" office:value-type="float" office:value="17" calcext:value-type="float">
            <text:p>17</text:p>
          </table:table-cell>
          <table:table-cell table:style-name="ce13" office:value-type="float" office:value="247" calcext:value-type="float">
            <text:p>24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17 23:17:29+00:00 </text:p>
          </table:table-cell>
          <table:covered-table-cell table:style-name="ce23"/>
          <table:table-cell table:style-name="ce10" office:value-type="float" office:value="202" calcext:value-type="float">
            <text:p>20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81" calcext:value-type="float">
            <text:p>28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18 01:00:58+00:00 </text:p>
          </table:table-cell>
          <table:table-cell table:style-name="ce27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657" calcext:value-type="float">
            <text:p>657</text:p>
          </table:table-cell>
          <table:table-cell table:style-name="ce18" office:value-type="float" office:value="35" calcext:value-type="float">
            <text:p>35</text:p>
          </table:table-cell>
          <table:table-cell table:style-name="ce13" office:value-type="float" office:value="616" calcext:value-type="float">
            <text:p>61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18 01:14:02+00:00 </text:p>
          </table:table-cell>
          <table:covered-table-cell table:style-name="ce23"/>
          <table:table-cell table:style-name="ce10" office:value-type="float" office:value="162" calcext:value-type="float">
            <text:p>162</text:p>
          </table:table-cell>
          <table:table-cell table:style-name="ce18" office:value-type="float" office:value="9" calcext:value-type="float">
            <text:p>9</text:p>
          </table:table-cell>
          <table:table-cell table:style-name="ce13" office:value-type="float" office:value="152" calcext:value-type="float">
            <text:p>15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8 01:17:54+00:00 </text:p>
          </table:table-cell>
          <table:covered-table-cell table:style-name="ce23"/>
          <table:table-cell table:style-name="ce10" office:value-type="float" office:value="91" calcext:value-type="float">
            <text:p>9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8 12:29:59+00:00 </text:p>
          </table:table-cell>
          <table:covered-table-cell table:style-name="ce23"/>
          <table:table-cell table:style-name="ce10" office:value-type="float" office:value="68" calcext:value-type="float">
            <text:p>68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8 16:13:54+00:00 </text:p>
          </table:table-cell>
          <table:covered-table-cell table:style-name="ce23"/>
          <table:table-cell table:style-name="ce10" office:value-type="float" office:value="120" calcext:value-type="float">
            <text:p>120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133" calcext:value-type="float">
            <text:p>13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9 03:21:1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35" calcext:value-type="float">
            <text:p>135</text:p>
          </table:table-cell>
          <table:table-cell table:style-name="ce17" office:value-type="float" office:value="15" calcext:value-type="float">
            <text:p>15</text:p>
          </table:table-cell>
          <table:table-cell table:style-name="ce13" office:value-type="float" office:value="153" calcext:value-type="float">
            <text:p>15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19 15:51:05+00:00 </text:p>
          </table:table-cell>
          <table:covered-table-cell table:style-name="ce23"/>
          <table:table-cell table:style-name="ce10" office:value-type="float" office:value="87" calcext:value-type="float">
            <text:p>87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124" calcext:value-type="float">
            <text:p>1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22 15:26:3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15" calcext:value-type="float">
            <text:p>11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24 22:35:2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5" calcext:value-type="float">
            <text:p>105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33" calcext:value-type="float">
            <text:p>13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27 22:05:58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18" calcext:value-type="float">
            <text:p>218</text:p>
          </table:table-cell>
          <table:table-cell table:style-name="ce18" office:value-type="float" office:value="18" calcext:value-type="float">
            <text:p>18</text:p>
          </table:table-cell>
          <table:table-cell table:style-name="ce13" office:value-type="float" office:value="244" calcext:value-type="float">
            <text:p>24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28 15:29:1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6" calcext:value-type="float">
            <text:p>46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30 19:51:23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78" calcext:value-type="float">
            <text:p>7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3-30 21:41:15+00:00 </text:p>
          </table:table-cell>
          <table:covered-table-cell table:style-name="ce23"/>
          <table:table-cell table:style-name="ce10" office:value-type="float" office:value="141" calcext:value-type="float">
            <text:p>141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205" calcext:value-type="float">
            <text:p>20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3-31 23:10:45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38" calcext:value-type="float">
            <text:p>238</text:p>
          </table:table-cell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190" calcext:value-type="float">
            <text:p>19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01 14:45:0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1" calcext:value-type="float">
            <text:p>8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03 15:19:2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0" calcext:value-type="float">
            <text:p>80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4-04 16:03:2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26" calcext:value-type="float">
            <text:p>226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float" office:value="202" calcext:value-type="float">
            <text:p>20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04 21:42:37+00:00 </text:p>
          </table:table-cell>
          <table:covered-table-cell table:style-name="ce23"/>
          <table:table-cell table:style-name="ce10" office:value-type="float" office:value="65" calcext:value-type="float">
            <text:p>65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10" calcext:value-type="float">
            <text:p>1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07 14:16:56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19" calcext:value-type="float">
            <text:p>119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167" calcext:value-type="float">
            <text:p>16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07 21:48:49+00:00 </text:p>
          </table:table-cell>
          <table:covered-table-cell table:style-name="ce23"/>
          <table:table-cell table:style-name="ce10" office:value-type="float" office:value="113" calcext:value-type="float">
            <text:p>11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1 13:36:2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2" calcext:value-type="float">
            <text:p>5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2 18:44:0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12" calcext:value-type="float">
            <text:p>112</text:p>
          </table:table-cell>
          <table:table-cell table:style-name="ce17" office:value-type="float" office:value="21" calcext:value-type="float">
            <text:p>21</text:p>
          </table:table-cell>
          <table:table-cell table:style-name="ce13" office:value-type="float" office:value="150" calcext:value-type="float">
            <text:p>15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2 21:14:30+00:00 </text:p>
          </table:table-cell>
          <table:covered-table-cell table:style-name="ce23"/>
          <table:table-cell table:style-name="ce10" office:value-type="float" office:value="24" calcext:value-type="float">
            <text:p>2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4-15 14:33:32+00:00 </text:p>
          </table:table-cell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64" calcext:value-type="float">
            <text:p>364</text:p>
          </table:table-cell>
          <table:table-cell table:style-name="ce18" office:value-type="float" office:value="37" calcext:value-type="float">
            <text:p>37</text:p>
          </table:table-cell>
          <table:table-cell table:style-name="ce13" office:value-type="float" office:value="390" calcext:value-type="float">
            <text:p>39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5 17:34:58+00:00 </text:p>
          </table:table-cell>
          <table:covered-table-cell table:style-name="ce23"/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161" calcext:value-type="float">
            <text:p>16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6 19:25:5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61" calcext:value-type="float">
            <text:p>6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137" calcext:value-type="float">
            <text:p>13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7 21:05:2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1" calcext:value-type="float">
            <text:p>81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124" calcext:value-type="float">
            <text:p>12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19 15:31:4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2" calcext:value-type="float">
            <text:p>4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4-20 15:57:33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79" calcext:value-type="float">
            <text:p>579</text:p>
          </table:table-cell>
          <table:table-cell table:style-name="ce18" office:value-type="float" office:value="53" calcext:value-type="float">
            <text:p>53</text:p>
          </table:table-cell>
          <table:table-cell table:style-name="ce13" office:value-type="float" office:value="687" calcext:value-type="float">
            <text:p>68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4-22 15:03:49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96" calcext:value-type="float">
            <text:p>396</text:p>
          </table:table-cell>
          <table:table-cell table:style-name="ce18" office:value-type="float" office:value="37" calcext:value-type="float">
            <text:p>37</text:p>
          </table:table-cell>
          <table:table-cell table:style-name="ce13" office:value-type="float" office:value="603" calcext:value-type="float">
            <text:p>60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4-26 15:54:1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3" calcext:value-type="float">
            <text:p>73</text:p>
          </table:table-cell>
          <table:table-cell table:style-name="ce17" office:value-type="float" office:value="14" calcext:value-type="float">
            <text:p>14</text:p>
          </table:table-cell>
          <table:table-cell table:style-name="ce13" office:value-type="float" office:value="137" calcext:value-type="float">
            <text:p>13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5-01 22:51:41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75" calcext:value-type="float">
            <text:p>275</text:p>
          </table:table-cell>
          <table:table-cell table:style-name="ce18" office:value-type="float" office:value="18" calcext:value-type="float">
            <text:p>18</text:p>
          </table:table-cell>
          <table:table-cell table:style-name="ce13" office:value-type="float" office:value="435" calcext:value-type="float">
            <text:p>43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03 19:14:0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2" calcext:value-type="float">
            <text:p>12</text:p>
          </table:table-cell>
          <table:table-cell table:style-name="ce13" office:value-type="float" office:value="168" calcext:value-type="float">
            <text:p>16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04 14:21:4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06 15:03:59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0 04:07:42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8" calcext:value-type="float">
            <text:p>38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0 23:11:11+00:00 </text:p>
          </table:table-cell>
          <table:covered-table-cell table:style-name="ce23"/>
          <table:table-cell table:style-name="ce10" office:value-type="float" office:value="147" calcext:value-type="float">
            <text:p>147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213" calcext:value-type="float">
            <text:p>21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1 14:57:5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26" calcext:value-type="float">
            <text:p>126</text:p>
          </table:table-cell>
          <table:table-cell table:style-name="ce17" office:value-type="float" office:value="16" calcext:value-type="float">
            <text:p>16</text:p>
          </table:table-cell>
          <table:table-cell table:style-name="ce13" office:value-type="float" office:value="266" calcext:value-type="float">
            <text:p>26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2 09:57:4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51" calcext:value-type="float">
            <text:p>151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84" calcext:value-type="float">
            <text:p>18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2 13:04:13+00:00 </text:p>
          </table:table-cell>
          <table:covered-table-cell table:style-name="ce23"/>
          <table:table-cell table:style-name="ce10" office:value-type="float" office:value="46" calcext:value-type="float">
            <text:p>46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19 15:56:2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38" calcext:value-type="float">
            <text:p>138</text:p>
          </table:table-cell>
          <table:table-cell table:style-name="ce17" office:value-type="float" office:value="24" calcext:value-type="float">
            <text:p>24</text:p>
          </table:table-cell>
          <table:table-cell table:style-name="ce13" office:value-type="float" office:value="228" calcext:value-type="float">
            <text:p>22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5-26 17:54:09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05" calcext:value-type="float">
            <text:p>205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float" office:value="217" calcext:value-type="float">
            <text:p>21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26 19:37:23+00:00 </text:p>
          </table:table-cell>
          <table:covered-table-cell table:style-name="ce23"/>
          <table:table-cell table:style-name="ce10" office:value-type="float" office:value="91" calcext:value-type="float">
            <text:p>91</text:p>
          </table:table-cell>
          <table:table-cell table:style-name="ce17" office:value-type="float" office:value="24" calcext:value-type="float">
            <text:p>24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5-31 18:37:03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44" calcext:value-type="float">
            <text:p>14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6-02 19:05:1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1" calcext:value-type="float">
            <text:p>71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6-06 14:21:57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99" calcext:value-type="float">
            <text:p>199</text:p>
          </table:table-cell>
          <table:table-cell table:style-name="ce18" office:value-type="float" office:value="22" calcext:value-type="float">
            <text:p>22</text:p>
          </table:table-cell>
          <table:table-cell table:style-name="ce13" office:value-type="float" office:value="225" calcext:value-type="float">
            <text:p>22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6-15 16:22:1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53" calcext:value-type="float">
            <text:p>153</text:p>
          </table:table-cell>
          <table:table-cell table:style-name="ce17" office:value-type="float" office:value="24" calcext:value-type="float">
            <text:p>24</text:p>
          </table:table-cell>
          <table:table-cell table:style-name="ce13" office:value-type="float" office:value="195" calcext:value-type="float">
            <text:p>19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6-16 17:27:02+00:00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87" calcext:value-type="float">
            <text:p>187</text:p>
          </table:table-cell>
          <table:table-cell table:style-name="ce18" office:value-type="float" office:value="19" calcext:value-type="float">
            <text:p>19</text:p>
          </table:table-cell>
          <table:table-cell table:style-name="ce13" office:value-type="float" office:value="249" calcext:value-type="float">
            <text:p>24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01 17:11:06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5" calcext:value-type="float">
            <text:p>85</text:p>
          </table:table-cell>
          <table:table-cell table:style-name="ce17" office:value-type="float" office:value="23" calcext:value-type="float">
            <text:p>23</text:p>
          </table:table-cell>
          <table:table-cell table:style-name="ce13" office:value-type="float" office:value="165" calcext:value-type="float">
            <text:p>165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12 19:10:0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59" calcext:value-type="float">
            <text:p>59</text:p>
          </table:table-cell>
          <table:table-cell table:style-name="ce17" office:value-type="float" office:value="16" calcext:value-type="float">
            <text:p>16</text:p>
          </table:table-cell>
          <table:table-cell table:style-name="ce13" office:value-type="float" office:value="79" calcext:value-type="float">
            <text:p>7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12 20:33:04+00:00 </text:p>
          </table:table-cell>
          <table:covered-table-cell table:style-name="ce23"/>
          <table:table-cell table:style-name="ce10" office:value-type="float" office:value="43" calcext:value-type="float">
            <text:p>43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57" calcext:value-type="float">
            <text:p>5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15 22:23:5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50" calcext:value-type="float">
            <text:p>15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22 15:04:08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22" calcext:value-type="float">
            <text:p>122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22" calcext:value-type="float">
            <text:p>122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22 18:39:15+00:00 </text:p>
          </table:table-cell>
          <table:covered-table-cell table:style-name="ce23"/>
          <table:table-cell table:style-name="ce10" office:value-type="float" office:value="85" calcext:value-type="float">
            <text:p>85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7-29 14:06:54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125" calcext:value-type="float">
            <text:p>125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03 20:23:0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52" calcext:value-type="float">
            <text:p>5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04 14:00:2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9" calcext:value-type="float">
            <text:p>2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08 13:55:32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66" calcext:value-type="float">
            <text:p>16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09 13:36:58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23" calcext:value-type="float">
            <text:p>12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15 17:49:45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46" calcext:value-type="float">
            <text:p>46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17 22:51:55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61" calcext:value-type="float">
            <text:p>61</text:p>
          </table:table-cell>
          <table:table-cell table:style-name="ce19" office:value-type="float" office:value="8" calcext:value-type="float">
            <text:p>8</text:p>
          </table:table-cell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17 23:10:02+00:00 </text:p>
          </table:table-cell>
          <table:covered-table-cell table:style-name="ce23"/>
          <table:table-cell table:style-name="ce10" office:value-type="float" office:value="18" calcext:value-type="float">
            <text:p>18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29" calcext:value-type="float">
            <text:p>2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18 04:20:2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3 01:29:11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4 17:09:37+00:00 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3" office:value-type="float" office:value="117" calcext:value-type="float">
            <text:p>117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8-25 15:12:50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230" calcext:value-type="float">
            <text:p>230</text:p>
          </table:table-cell>
          <table:table-cell table:style-name="ce18" office:value-type="float" office:value="23" calcext:value-type="float">
            <text:p>23</text:p>
          </table:table-cell>
          <table:table-cell table:style-name="ce13" office:value-type="float" office:value="250" calcext:value-type="float">
            <text:p>250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5 21:28:32+00:00 </text:p>
          </table:table-cell>
          <table:covered-table-cell table:style-name="ce23"/>
          <table:table-cell table:style-name="ce10" office:value-type="float" office:value="158" calcext:value-type="float">
            <text:p>15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83" calcext:value-type="float">
            <text:p>28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6 17:03:09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126" calcext:value-type="float">
            <text:p>126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54" calcext:value-type="float">
            <text:p>254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6 21:48:58+00:00 </text:p>
          </table:table-cell>
          <table:covered-table-cell table:style-name="ce23"/>
          <table:table-cell table:style-name="ce10" office:value-type="float" office:value="138" calcext:value-type="float">
            <text:p>138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62" calcext:value-type="float">
            <text:p>162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7 14:41:53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49" calcext:value-type="float">
            <text:p>49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115" calcext:value-type="float">
            <text:p>11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7 14:44:19+00:00 </text:p>
          </table:table-cell>
          <table:covered-table-cell table:style-name="ce23"/>
          <table:table-cell table:style-name="ce10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7 17:53:15+00:00 </text:p>
          </table:table-cell>
          <table:covered-table-cell table:style-name="ce23"/>
          <table:table-cell table:style-name="ce10" office:value-type="float" office:value="52" calcext:value-type="float">
            <text:p>5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8 15:33:47+00:00 </text:p>
          </table:table-cell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9" calcext:value-type="float">
            <text:p>39</text:p>
          </table:table-cell>
          <table:table-cell table:style-name="ce17" office:value-type="float" office:value="25" calcext:value-type="float">
            <text:p>25</text:p>
          </table:table-cell>
          <table:table-cell table:style-name="ce13" office:value-type="float" office:value="103" calcext:value-type="float">
            <text:p>103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8 15:35:39+00:00 </text:p>
          </table:table-cell>
          <table:covered-table-cell table:style-name="ce23"/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63" calcext:value-type="float">
            <text:p>6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2:36:53+00:00 </text:p>
          </table:table-cell>
          <table:table-cell table:style-name="ce23" office:value-type="float" office:value="28" calcext:value-type="float" table:number-columns-spanned="1" table:number-rows-spanned="28">
            <text:p>28</text:p>
          </table:table-cell>
          <table:table-cell table:style-name="ce10" office:value-type="float" office:value="40" calcext:value-type="float">
            <text:p>40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2:51:03+00:00 </text:p>
          </table:table-cell>
          <table:covered-table-cell table:style-name="ce23"/>
          <table:table-cell table:style-name="ce10" office:value-type="float" office:value="44" calcext:value-type="float">
            <text:p>44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58" calcext:value-type="float">
            <text:p>5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02:00+00:00 </text:p>
          </table:table-cell>
          <table:covered-table-cell table:style-name="ce23"/>
          <table:table-cell table:style-name="ce10" office:value-type="float" office:value="44" calcext:value-type="float">
            <text:p>4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5" calcext:value-type="float">
            <text:p>5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03:29+00:00 </text:p>
          </table:table-cell>
          <table:covered-table-cell table:style-name="ce23"/>
          <table:table-cell table:style-name="ce10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08:40+00:00 </text:p>
          </table:table-cell>
          <table:covered-table-cell table:style-name="ce23"/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3" calcext:value-type="float">
            <text:p>4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15:24+00:00 </text:p>
          </table:table-cell>
          <table:covered-table-cell table:style-name="ce23"/>
          <table:table-cell table:style-name="ce10" office:value-type="float" office:value="34" calcext:value-type="float">
            <text:p>3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17:22+00:00 </text:p>
          </table:table-cell>
          <table:covered-table-cell table:style-name="ce23"/>
          <table:table-cell table:style-name="ce10" office:value-type="float" office:value="48" calcext:value-type="float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20:34+00:00 </text:p>
          </table:table-cell>
          <table:covered-table-cell table:style-name="ce23"/>
          <table:table-cell table:style-name="ce10" office:value-type="float" office:value="38" calcext:value-type="float">
            <text:p>38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38:41+00:00 </text:p>
          </table:table-cell>
          <table:covered-table-cell table:style-name="ce23"/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5" calcext:value-type="float">
            <text:p>35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3:39:56+00:00 </text:p>
          </table:table-cell>
          <table:covered-table-cell table:style-name="ce23"/>
          <table:table-cell table:style-name="ce10" office:value-type="float" office:value="64" calcext:value-type="float">
            <text:p>64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84" calcext:value-type="float">
            <text:p>8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4:09:34+00:00 </text:p>
          </table:table-cell>
          <table:covered-table-cell table:style-name="ce23"/>
          <table:table-cell table:style-name="ce10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4:19:48+00:00 </text:p>
          </table:table-cell>
          <table:covered-table-cell table:style-name="ce23"/>
          <table:table-cell table:style-name="ce10" office:value-type="float" office:value="71" calcext:value-type="float">
            <text:p>71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95" calcext:value-type="float">
            <text:p>9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8-29 14:26:05+00:00 </text:p>
          </table:table-cell>
          <table:covered-table-cell table:style-name="ce23"/>
          <table:table-cell table:style-name="ce10" office:value-type="float" office:value="224" calcext:value-type="float">
            <text:p>224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float" office:value="334" calcext:value-type="float">
            <text:p>334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5:32:15+00:00 </text:p>
          </table:table-cell>
          <table:covered-table-cell table:style-name="ce23"/>
          <table:table-cell table:style-name="ce10" office:value-type="float" office:value="67" calcext:value-type="float">
            <text:p>67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127" calcext:value-type="float">
            <text:p>1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8-29 15:48:37+00:00 </text:p>
          </table:table-cell>
          <table:covered-table-cell table:style-name="ce6"/>
          <table:table-cell table:style-name="ce10" office:value-type="float" office:value="370" calcext:value-type="float">
            <text:p>370</text:p>
          </table:table-cell>
          <table:table-cell table:style-name="ce18" office:value-type="float" office:value="22" calcext:value-type="float">
            <text:p>22</text:p>
          </table:table-cell>
          <table:table-cell table:style-name="ce13" office:value-type="float" office:value="435" calcext:value-type="float">
            <text:p>435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26:23+00:00 </text:p>
          </table:table-cell>
          <table:covered-table-cell table:style-name="ce23"/>
          <table:table-cell table:style-name="ce10" office:value-type="float" office:value="78" calcext:value-type="float">
            <text:p>78</text:p>
          </table:table-cell>
          <table:table-cell table:style-name="ce17" office:value-type="float" office:value="42" calcext:value-type="float">
            <text:p>42</text:p>
          </table:table-cell>
          <table:table-cell table:style-name="ce13" office:value-type="float" office:value="159" calcext:value-type="float">
            <text:p>159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30:56+00:00 </text:p>
          </table:table-cell>
          <table:covered-table-cell table:style-name="ce23"/>
          <table:table-cell table:style-name="ce10" office:value-type="float" office:value="39" calcext:value-type="float">
            <text:p>39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71" calcext:value-type="float">
            <text:p>7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37:22+00:00 </text:p>
          </table:table-cell>
          <table:covered-table-cell table:style-name="ce23"/>
          <table:table-cell table:style-name="ce10" office:value-type="float" office:value="69" calcext:value-type="float">
            <text:p>69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131" calcext:value-type="float">
            <text:p>13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42:26+00:00 </text:p>
          </table:table-cell>
          <table:covered-table-cell table:style-name="ce23"/>
          <table:table-cell table:style-name="ce10" office:value-type="float" office:value="137" calcext:value-type="float">
            <text:p>137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183" calcext:value-type="float">
            <text:p>183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47:27+00:00 </text:p>
          </table:table-cell>
          <table:covered-table-cell table:style-name="ce23"/>
          <table:table-cell table:style-name="ce10" office:value-type="float" office:value="33" calcext:value-type="float">
            <text:p>33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7:50:56+00:00 </text:p>
          </table:table-cell>
          <table:covered-table-cell table:style-name="ce23"/>
          <table:table-cell table:style-name="ce10" office:value-type="float" office:value="65" calcext:value-type="float">
            <text:p>65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30" calcext:value-type="float">
            <text:p>13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8:01:05+00:00 </text:p>
          </table:table-cell>
          <table:covered-table-cell table:style-name="ce23"/>
          <table:table-cell table:style-name="ce10" office:value-type="float" office:value="30" calcext:value-type="float">
            <text:p>30</text:p>
          </table:table-cell>
          <table:table-cell table:style-name="ce17" office:value-type="float" office:value="20" calcext:value-type="float">
            <text:p>20</text:p>
          </table:table-cell>
          <table:table-cell table:style-name="ce13" office:value-type="float" office:value="55" calcext:value-type="float">
            <text:p>5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8:39:18+00:00 </text:p>
          </table:table-cell>
          <table:covered-table-cell table:style-name="ce23"/>
          <table:table-cell table:style-name="ce10" office:value-type="float" office:value="46" calcext:value-type="float">
            <text:p>46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81" calcext:value-type="float">
            <text:p>8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8:53:44+00:00 </text:p>
          </table:table-cell>
          <table:covered-table-cell table:style-name="ce23"/>
          <table:table-cell table:style-name="ce10" office:value-type="float" office:value="50" calcext:value-type="float">
            <text:p>50</text:p>
          </table:table-cell>
          <table:table-cell table:style-name="ce17" office:value-type="float" office:value="17" calcext:value-type="float">
            <text:p>17</text:p>
          </table:table-cell>
          <table:table-cell table:style-name="ce13" office:value-type="float" office:value="95" calcext:value-type="float">
            <text:p>9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8:59:59+00:00 </text:p>
          </table:table-cell>
          <table:covered-table-cell table:style-name="ce23"/>
          <table:table-cell table:style-name="ce12" office:value-type="float" office:value="51" calcext:value-type="float">
            <text:p>5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19:50:55+00:00 </text:p>
          </table:table-cell>
          <table:covered-table-cell table:style-name="ce23"/>
          <table:table-cell table:style-name="ce12" office:value-type="float" office:value="35" calcext:value-type="float">
            <text:p>35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66" calcext:value-type="float">
            <text:p>6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2016-08-29 20:24:23+00:00 </text:p>
          </table:table-cell>
          <table:covered-table-cell table:style-name="ce23"/>
          <table:table-cell table:style-name="ce12" office:value-type="float" office:value="182" calcext:value-type="float">
            <text:p>182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204" calcext:value-type="float">
            <text:p>2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29 20:27:02+00:00 </text:p>
          </table:table-cell>
          <table:covered-table-cell table:style-name="ce23"/>
          <table:table-cell table:style-name="ce12" office:value-type="float" office:value="92" calcext:value-type="float">
            <text:p>92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103" calcext:value-type="float">
            <text:p>10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0 00:17:57+00:00 </text:p>
          </table:table-cell>
          <table:table-cell table:style-name="ce23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103" calcext:value-type="float">
            <text:p>103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0 00:33:42+00:00 </text:p>
          </table:table-cell>
          <table:covered-table-cell table:style-name="ce23"/>
          <table:table-cell table:style-name="ce12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0 18:04:28+00:00 </text:p>
          </table:table-cell>
          <table:covered-table-cell table:style-name="ce23"/>
          <table:table-cell table:style-name="ce12" office:value-type="float" office:value="64" calcext:value-type="float">
            <text:p>64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116" calcext:value-type="float">
            <text:p>11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0 19:42:45+00:00 </text:p>
          </table:table-cell>
          <table:covered-table-cell table:style-name="ce23"/>
          <table:table-cell table:style-name="ce12" office:value-type="float" office:value="68" calcext:value-type="float">
            <text:p>68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22" calcext:value-type="float">
            <text:p>1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1 18:31:34+00:00 </text:p>
          </table:table-cell>
          <table:table-cell table:style-name="ce23" office:value-type="float" office:value="3" calcext:value-type="float" table:number-columns-spanned="1" table:number-rows-spanned="3">
            <text:p>3</text:p>
          </table:table-cell>
          <table:table-cell table:style-name="ce12" office:value-type="float" office:value="107" calcext:value-type="float">
            <text:p>107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69" calcext:value-type="float">
            <text:p>16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1 18:32:49+00:00 </text:p>
          </table:table-cell>
          <table:covered-table-cell table:style-name="ce23"/>
          <table:table-cell table:style-name="ce12" office:value-type="float" office:value="44" calcext:value-type="float">
            <text:p>44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103" calcext:value-type="float">
            <text:p>103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style-name="ce23" office:value-type="string" calcext:value-type="string">
            <text:p>2016-08-31 18:43:42+00:00 </text:p>
          </table:table-cell>
          <table:covered-table-cell table:style-name="ce23"/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7" table:formula="of:=SUM([.A337:.A541])" office:value-type="float" office:value="0" calcext:value-type="float">
            <text:p>0</text:p>
          </table:table-cell>
          <table:table-cell table:style-name="ce7"/>
          <table:table-cell table:style-name="ce13" table:formula="of:=SUM([.C337:.C541])" office:value-type="float" office:value="16329" calcext:value-type="float">
            <text:p>16329</text:p>
          </table:table-cell>
          <table:table-cell table:style-name="ce7" table:formula="of:=SUM([.D337:.D541])" office:value-type="float" office:value="1727" calcext:value-type="float">
            <text:p>1727</text:p>
          </table:table-cell>
          <table:table-cell table:style-name="ce13" table:formula="of:=SUM([.E337:.E541])" office:value-type="float" office:value="20052" calcext:value-type="float">
            <text:p>20052</text:p>
          </table:table-cell>
          <table:table-cell table:style-name="ce7" table:formula="of:=SUM([.F337:.F541])" office:value-type="float" office:value="346" calcext:value-type="float">
            <text:p>346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4" table:formula="of:=[.C553]/549" office:value-type="float" office:value="29.7431693989071" calcext:value-type="float">
            <text:p>29,7431693989071</text:p>
          </table:table-cell>
          <table:table-cell table:style-name="ce20" table:formula="of:=[.D553]/549" office:value-type="float" office:value="3.14571948998178" calcext:value-type="float">
            <text:p>3,14571948998178</text:p>
          </table:table-cell>
          <table:table-cell table:style-name="ce14" table:formula="of:=[.E553]/549" office:value-type="float" office:value="36.5245901639344" calcext:value-type="float">
            <text:p>36,5245901639344</text:p>
          </table:table-cell>
          <table:table-cell table:style-name="ce20" table:formula="of:=[.F553]/549" office:value-type="float" office:value="0.63023679417122" calcext:value-type="float">
            <text:p>0,63023679417122</text:p>
          </table:table-cell>
          <table:table-cell table:number-columns-repeated="1014"/>
        </table:table-row>
        <table:table-row table:style-name="ro4" table:number-rows-repeated="1048021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6:06:48.1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15:56:11.352000000</meta:creation-date>
    <dc:date>2023-11-20T16:07:34.792000000</dc:date>
    <meta:editing-duration>PT10M31S</meta:editing-duration>
    <meta:editing-cycles>2</meta:editing-cycles>
    <meta:generator>LibreOffice/7.2.5.2$Windows_X86_64 LibreOffice_project/499f9727c189e6ef3471021d6132d4c694f357e5</meta:generator>
    <meta:document-statistic meta:table-count="2" meta:cell-count="41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5.631cm" svg:height="34.972cm" xlink:href=".." xlink:type="simple" chart:class="chart:line" chart:style-name="ch1">
        <chart:legend chart:legend-position="end" svg:x="67.768cm" svg:y="16.428cm" style:legend-expansion="high" chart:style-name="ch2"/>
        <chart:plot-area chart:style-name="ch3" table:cell-range-address="'Public Metrics MBL'.C2:'Public Metrics MBL'.F2 'Public Metrics MBL'.C4:'Public Metrics MBL'.F552" chart:data-source-has-labels="row" svg:x="1.512cm" svg:y="0.699cm" svg:width="64.744cm" svg:height="33.574cm">
          <chart:coordinate-region svg:x="2.335cm" svg:y="0.817cm" svg:width="63.894cm" svg:height="32.4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lic Metrics MBL'.C4:'Public Metrics MBL'.C552" chart:label-cell-address="'Public Metrics MBL'.C2:'Public Metrics MBL'.C2" chart:class="chart:line">
            <chart:data-point chart:repeated="549"/>
          </chart:series>
          <chart:series chart:style-name="ch7" chart:values-cell-range-address="'Public Metrics MBL'.D4:'Public Metrics MBL'.D552" chart:label-cell-address="'Public Metrics MBL'.D2:'Public Metrics MBL'.D2" chart:class="chart:line">
            <chart:data-point chart:repeated="549"/>
          </chart:series>
          <chart:series chart:style-name="ch8" chart:values-cell-range-address="'Public Metrics MBL'.E4:'Public Metrics MBL'.E552" chart:label-cell-address="'Public Metrics MBL'.E2:'Public Metrics MBL'.E2" chart:class="chart:line">
            <chart:data-point chart:repeated="549"/>
          </chart:series>
          <chart:series chart:style-name="ch9" chart:values-cell-range-address="'Public Metrics MBL'.F4:'Public Metrics MBL'.F552" chart:label-cell-address="'Public Metrics MBL'.F2:'Public Metrics MBL'.F2" chart:class="chart:line">
            <chart:data-point chart:repeated="5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weets_count (Contagem de RT)</text:p>
                <draw:g>
                  <svg:desc>'Public Metrics MBL'.C2:'Public Metrics MBL'.C2</svg:desc>
                </draw:g>
              </table:table-cell>
              <table:table-cell office:value-type="string">
                <text:p>Reply_count (Contagem de Respostas)</text:p>
                <draw:g>
                  <svg:desc>'Public Metrics MBL'.D2:'Public Metrics MBL'.D2</svg:desc>
                </draw:g>
              </table:table-cell>
              <table:table-cell office:value-type="string">
                <text:p>Like_count (Contagem de Curtidas)</text:p>
                <draw:g>
                  <svg:desc>'Public Metrics MBL'.E2:'Public Metrics MBL'.E2</svg:desc>
                </draw:g>
              </table:table-cell>
              <table:table-cell office:value-type="string">
                <text:p>Quote_count (Contagem de comentários)</text:p>
                <draw:g>
                  <svg:desc>'Public Metrics MBL'.F2:'Public Metrics MBL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ublic Metrics MBL'.C4:'Public Metrics MBL'.C552</svg:desc>
                </draw:g>
              </table:table-cell>
              <table:table-cell office:value-type="float" office:value="0">
                <text:p>0</text:p>
                <draw:g>
                  <svg:desc>'Public Metrics MBL'.D4:'Public Metrics MBL'.D552</svg:desc>
                </draw:g>
              </table:table-cell>
              <table:table-cell office:value-type="float" office:value="0">
                <text:p>0</text:p>
                <draw:g>
                  <svg:desc>'Public Metrics MBL'.E4:'Public Metrics MBL'.E552</svg:desc>
                </draw:g>
              </table:table-cell>
              <table:table-cell office:value-type="float" office:value="0">
                <text:p>0</text:p>
                <draw:g>
                  <svg:desc>'Public Metrics MBL'.F4:'Public Metrics MBL'.F5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6">
                <text:p>266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4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0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4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1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4">
                <text:p>214</text:p>
              </table:table-cell>
              <table:table-cell office:value-type="float" office:value="17">
                <text:p>17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7">
                <text:p>657</text:p>
              </table:table-cell>
              <table:table-cell office:value-type="float" office:value="35">
                <text:p>35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8">
                <text:p>218</text:p>
              </table:table-cell>
              <table:table-cell office:value-type="float" office:value="18">
                <text:p>18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8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6">
                <text:p>226</text:p>
              </table:table-cell>
              <table:table-cell office:value-type="float" office:value="13">
                <text:p>1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4">
                <text:p>364</text:p>
              </table:table-cell>
              <table:table-cell office:value-type="float" office:value="37">
                <text:p>37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9">
                <text:p>579</text:p>
              </table:table-cell>
              <table:table-cell office:value-type="float" office:value="53">
                <text:p>53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6">
                <text:p>396</text:p>
              </table:table-cell>
              <table:table-cell office:value-type="float" office:value="37">
                <text:p>37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5">
                <text:p>275</text:p>
              </table:table-cell>
              <table:table-cell office:value-type="float" office:value="18">
                <text:p>18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1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8">
                <text:p>138</text:p>
              </table:table-cell>
              <table:table-cell office:value-type="float" office:value="24">
                <text:p>24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5">
                <text:p>205</text:p>
              </table:table-cell>
              <table:table-cell office:value-type="float" office:value="32">
                <text:p>32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9">
                <text:p>199</text:p>
              </table:table-cell>
              <table:table-cell office:value-type="float" office:value="22">
                <text:p>22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">
                <text:p>153</text:p>
              </table:table-cell>
              <table:table-cell office:value-type="float" office:value="24">
                <text:p>24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249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165">
                <text:p>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4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0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283">
                <text:p>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8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334">
                <text:p>3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0">
                <text:p>370</text:p>
              </table:table-cell>
              <table:table-cell office:value-type="float" office:value="22">
                <text:p>22</text:p>
              </table:table-cell>
              <table:table-cell office:value-type="float" office:value="435">
                <text:p>4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7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183">
                <text:p>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2">
                <text:p>182</text:p>
              </table:table-cell>
              <table:table-cell office:value-type="float" office:value="14">
                <text:p>14</text:p>
              </table:table-cell>
              <table:table-cell office:value-type="float" office:value="204">
                <text:p>2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2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